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ChinaTankGattling.D103"/>
      <style:map style:condition="is-true-formula([#REF!] &lt; [#REF!])" style:apply-style-name="ConditionalStyle_5f_2" style:base-cell-address="ChinaTankGattling.D103"/>
    </style:style>
    <style:style style:name="ce92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ChinaTankGattling.D103"/>
      <style:map style:condition="is-true-formula([#REF!] &lt; [#REF!])" style:apply-style-name="ConditionalStyle_5f_2" style:base-cell-address="ChinaTankGattling.D103"/>
    </style:style>
    <style:style style:name="ce93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2" style:base-cell-address="ChinaTankGattling.D148"/>
      <style:map style:condition="is-true-formula([#REF!] &lt; [#REF!])" style:apply-style-name="ConditionalStyle_5f_1" style:base-cell-address="ChinaTankGattling.D148"/>
    </style:style>
    <style:style style:name="ce68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 &gt; [#REF!])" style:apply-style-name="ConditionalStyle_5f_1" style:base-cell-address="ChinaTankGattling.D193"/>
      <style:map style:condition="is-true-formula([#REF!] &lt; [#REF!])" style:apply-style-name="ConditionalStyle_5f_2" style:base-cell-address="ChinaTankGattling.D193"/>
    </style:style>
    <style:style style:name="ce17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ChinaTankGattling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GattlingTankGun</text:p>
          </table:table-cell>
          <table:table-cell table:style-name="ce55" office:value-type="string" calcext:value-type="string">
            <text:p>GattlingTankGunAir</text:p>
          </table:table-cell>
          <table:table-cell table:style-name="ce55" table:number-columns-repeated="4"/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60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7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7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72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7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7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7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7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7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7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7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7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7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7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7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7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7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7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7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7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7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7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7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7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7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7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7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7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7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7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number-columns-repeated="6" table:style-name="ce162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number-columns-repeated="6" table:style-name="ce162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63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163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163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3]);[.D53]&gt;=0);1+([.D53] - 1)+([$Globals.$D30]-1);[$Globals.$D30])" office:value-type="percentage" office:value="2" calcext:value-type="percentage">
            <text:p>200.00%</text:p>
          </table:table-cell>
          <table:table-cell table:style-name="ce163" table:formula="of:=IF(AND(ISNUMBER([.E53]);[.E53]&gt;=0);1+([.E53] - 1)+([$Globals.$D30]-1);[$Globals.$D30])" office:value-type="percentage" office:value="2" calcext:value-type="percentage">
            <text:p>200.00%</text:p>
          </table:table-cell>
          <table:table-cell table:style-name="ce163" table:formula="of:=IF(AND(ISNUMBER([.F53]);[.F53]&gt;=0);1+([.F53] - 1)+([$Globals.$D30]-1);[$Globals.$D30])" office:value-type="percentage" office:value="2" calcext:value-type="percentage">
            <text:p>200.00%</text:p>
          </table:table-cell>
          <table:table-cell table:style-name="ce163" table:formula="of:=IF(AND(ISNUMBER([.G53]);[.G53]&gt;=0);1+([.G53] - 1)+([$Globals.$D30]-1);[$Globals.$D30])" office:value-type="percentage" office:value="2" calcext:value-type="percentage">
            <text:p>200.00%</text:p>
          </table:table-cell>
          <table:table-cell table:style-name="ce163" table:formula="of:=IF(AND(ISNUMBER([.H53]);[.H53]&gt;=0);1+([.H53] - 1)+([$Globals.$D30]-1);[$Globals.$D30])" office:value-type="percentage" office:value="2" calcext:value-type="percentage">
            <text:p>200.00%</text:p>
          </table:table-cell>
          <table:table-cell table:style-name="ce163" table:formula="of:=IF(AND(ISNUMBER([.I53]);[.I53]&gt;=0);1+([.I53] - 1)+([$Globals.$D30]-1);[$Globals.$D30]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54]);[.D54]&gt;=0);1+([.D54] - 1)+([$Globals.$D31]-1);[$Globals.$D31])" office:value-type="percentage" office:value="3" calcext:value-type="percentage">
            <text:p>300.00%</text:p>
          </table:table-cell>
          <table:table-cell table:style-name="ce163" table:formula="of:=IF(AND(ISNUMBER([.E54]);[.E54]&gt;=0);1+([.E54] - 1)+([$Globals.$D31]-1);[$Globals.$D31])" office:value-type="percentage" office:value="3" calcext:value-type="percentage">
            <text:p>300.00%</text:p>
          </table:table-cell>
          <table:table-cell table:style-name="ce163" table:formula="of:=IF(AND(ISNUMBER([.F54]);[.F54]&gt;=0);1+([.F54] - 1)+([$Globals.$D31]-1);[$Globals.$D31])" office:value-type="percentage" office:value="3" calcext:value-type="percentage">
            <text:p>300.00%</text:p>
          </table:table-cell>
          <table:table-cell table:style-name="ce163" table:formula="of:=IF(AND(ISNUMBER([.G54]);[.G54]&gt;=0);1+([.G54] - 1)+([$Globals.$D31]-1);[$Globals.$D31])" office:value-type="percentage" office:value="3" calcext:value-type="percentage">
            <text:p>300.00%</text:p>
          </table:table-cell>
          <table:table-cell table:style-name="ce163" table:formula="of:=IF(AND(ISNUMBER([.H54]);[.H54]&gt;=0);1+([.H54] - 1)+([$Globals.$D31]-1);[$Globals.$D31])" office:value-type="percentage" office:value="3" calcext:value-type="percentage">
            <text:p>300.00%</text:p>
          </table:table-cell>
          <table:table-cell table:style-name="ce163" table:formula="of:=IF(AND(ISNUMBER([.I54]);[.I54]&gt;=0);1+([.I54] - 1)+([$Globals.$D31]-1);[$Globals.$D31]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163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163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163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163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163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163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163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163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163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163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63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163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63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163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63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163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163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163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63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163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163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163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63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163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63" office:value-type="float" office:value="400" calcext:value-type="float">
            <text:p>400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91" table:formula="of:=[.D$98]*[.D27]" office:value-type="float" office:value="15" calcext:value-type="float">
            <text:p>15.00</text:p>
          </table:table-cell>
          <table:table-cell table:style-name="ce91" table:formula="of:=[.E$98]*[.E27]" office:value-type="float" office:value="12" calcext:value-type="float">
            <text:p>12.00</text:p>
          </table:table-cell>
          <table:table-cell table:style-name="ce91" table:formula="of:=[.F$98]*[.F27]" office:value-type="float" office:value="0" calcext:value-type="float">
            <text:p>0.00</text:p>
          </table:table-cell>
          <table:table-cell table:style-name="ce91" table:formula="of:=[.G$98]*[.G27]" office:value-type="float" office:value="0" calcext:value-type="float">
            <text:p>0.00</text:p>
          </table:table-cell>
          <table:table-cell table:style-name="ce91" table:formula="of:=[.H$98]*[.H27]" office:value-type="float" office:value="0" calcext:value-type="float">
            <text:p>0.00</text:p>
          </table:table-cell>
          <table:table-cell table:style-name="ce91" table:formula="of:=[.I$98]*[.I2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28]" office:value-type="float" office:value="18.75" calcext:value-type="float">
            <text:p>18.75</text:p>
          </table:table-cell>
          <table:table-cell table:style-name="ce91" table:formula="of:=[.E$98]*[.E28]" office:value-type="float" office:value="15" calcext:value-type="float">
            <text:p>15.00</text:p>
          </table:table-cell>
          <table:table-cell table:style-name="ce91" table:formula="of:=[.F$98]*[.F28]" office:value-type="float" office:value="0" calcext:value-type="float">
            <text:p>0.00</text:p>
          </table:table-cell>
          <table:table-cell table:style-name="ce91" table:formula="of:=[.G$98]*[.G28]" office:value-type="float" office:value="0" calcext:value-type="float">
            <text:p>0.00</text:p>
          </table:table-cell>
          <table:table-cell table:style-name="ce91" table:formula="of:=[.H$98]*[.H28]" office:value-type="float" office:value="0" calcext:value-type="float">
            <text:p>0.00</text:p>
          </table:table-cell>
          <table:table-cell table:style-name="ce91" table:formula="of:=[.I$98]*[.I2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29]" office:value-type="float" office:value="15" calcext:value-type="float">
            <text:p>15.00</text:p>
          </table:table-cell>
          <table:table-cell table:style-name="ce91" table:formula="of:=[.E$98]*[.E29]" office:value-type="float" office:value="12" calcext:value-type="float">
            <text:p>12.00</text:p>
          </table:table-cell>
          <table:table-cell table:style-name="ce91" table:formula="of:=[.F$98]*[.F29]" office:value-type="float" office:value="0" calcext:value-type="float">
            <text:p>0.00</text:p>
          </table:table-cell>
          <table:table-cell table:style-name="ce91" table:formula="of:=[.G$98]*[.G29]" office:value-type="float" office:value="0" calcext:value-type="float">
            <text:p>0.00</text:p>
          </table:table-cell>
          <table:table-cell table:style-name="ce91" table:formula="of:=[.H$98]*[.H29]" office:value-type="float" office:value="0" calcext:value-type="float">
            <text:p>0.00</text:p>
          </table:table-cell>
          <table:table-cell table:style-name="ce91" table:formula="of:=[.I$98]*[.I2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30]" office:value-type="float" office:value="15" calcext:value-type="float">
            <text:p>15.00</text:p>
          </table:table-cell>
          <table:table-cell table:style-name="ce91" table:formula="of:=[.E$98]*[.E30]" office:value-type="float" office:value="12" calcext:value-type="float">
            <text:p>12.00</text:p>
          </table:table-cell>
          <table:table-cell table:style-name="ce91" table:formula="of:=[.F$98]*[.F30]" office:value-type="float" office:value="0" calcext:value-type="float">
            <text:p>0.00</text:p>
          </table:table-cell>
          <table:table-cell table:style-name="ce91" table:formula="of:=[.G$98]*[.G30]" office:value-type="float" office:value="0" calcext:value-type="float">
            <text:p>0.00</text:p>
          </table:table-cell>
          <table:table-cell table:style-name="ce91" table:formula="of:=[.H$98]*[.H30]" office:value-type="float" office:value="0" calcext:value-type="float">
            <text:p>0.00</text:p>
          </table:table-cell>
          <table:table-cell table:style-name="ce91" table:formula="of:=[.I$98]*[.I3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1]" office:value-type="float" office:value="15" calcext:value-type="float">
            <text:p>15.00</text:p>
          </table:table-cell>
          <table:table-cell table:style-name="ce91" table:formula="of:=[.E$98]*[.E31]" office:value-type="float" office:value="12" calcext:value-type="float">
            <text:p>12.00</text:p>
          </table:table-cell>
          <table:table-cell table:style-name="ce91" table:formula="of:=[.F$98]*[.F31]" office:value-type="float" office:value="0" calcext:value-type="float">
            <text:p>0.00</text:p>
          </table:table-cell>
          <table:table-cell table:style-name="ce91" table:formula="of:=[.G$98]*[.G31]" office:value-type="float" office:value="0" calcext:value-type="float">
            <text:p>0.00</text:p>
          </table:table-cell>
          <table:table-cell table:style-name="ce91" table:formula="of:=[.H$98]*[.H31]" office:value-type="float" office:value="0" calcext:value-type="float">
            <text:p>0.00</text:p>
          </table:table-cell>
          <table:table-cell table:style-name="ce91" table:formula="of:=[.I$98]*[.I3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2]" office:value-type="float" office:value="15" calcext:value-type="float">
            <text:p>15.00</text:p>
          </table:table-cell>
          <table:table-cell table:style-name="ce91" table:formula="of:=[.E$98]*[.E32]" office:value-type="float" office:value="12" calcext:value-type="float">
            <text:p>12.00</text:p>
          </table:table-cell>
          <table:table-cell table:style-name="ce91" table:formula="of:=[.F$98]*[.F32]" office:value-type="float" office:value="0" calcext:value-type="float">
            <text:p>0.00</text:p>
          </table:table-cell>
          <table:table-cell table:style-name="ce91" table:formula="of:=[.G$98]*[.G32]" office:value-type="float" office:value="0" calcext:value-type="float">
            <text:p>0.00</text:p>
          </table:table-cell>
          <table:table-cell table:style-name="ce91" table:formula="of:=[.H$98]*[.H32]" office:value-type="float" office:value="0" calcext:value-type="float">
            <text:p>0.00</text:p>
          </table:table-cell>
          <table:table-cell table:style-name="ce91" table:formula="of:=[.I$98]*[.I3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3]" office:value-type="float" office:value="15" calcext:value-type="float">
            <text:p>15.00</text:p>
          </table:table-cell>
          <table:table-cell table:style-name="ce91" table:formula="of:=[.E$98]*[.E33]" office:value-type="float" office:value="12" calcext:value-type="float">
            <text:p>12.00</text:p>
          </table:table-cell>
          <table:table-cell table:style-name="ce91" table:formula="of:=[.F$98]*[.F33]" office:value-type="float" office:value="0" calcext:value-type="float">
            <text:p>0.00</text:p>
          </table:table-cell>
          <table:table-cell table:style-name="ce91" table:formula="of:=[.G$98]*[.G33]" office:value-type="float" office:value="0" calcext:value-type="float">
            <text:p>0.00</text:p>
          </table:table-cell>
          <table:table-cell table:style-name="ce91" table:formula="of:=[.H$98]*[.H33]" office:value-type="float" office:value="0" calcext:value-type="float">
            <text:p>0.00</text:p>
          </table:table-cell>
          <table:table-cell table:style-name="ce91" table:formula="of:=[.I$98]*[.I3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4]" office:value-type="float" office:value="15" calcext:value-type="float">
            <text:p>15.00</text:p>
          </table:table-cell>
          <table:table-cell table:style-name="ce91" table:formula="of:=[.E$98]*[.E34]" office:value-type="float" office:value="12" calcext:value-type="float">
            <text:p>12.00</text:p>
          </table:table-cell>
          <table:table-cell table:style-name="ce91" table:formula="of:=[.F$98]*[.F34]" office:value-type="float" office:value="0" calcext:value-type="float">
            <text:p>0.00</text:p>
          </table:table-cell>
          <table:table-cell table:style-name="ce91" table:formula="of:=[.G$98]*[.G34]" office:value-type="float" office:value="0" calcext:value-type="float">
            <text:p>0.00</text:p>
          </table:table-cell>
          <table:table-cell table:style-name="ce91" table:formula="of:=[.H$98]*[.H34]" office:value-type="float" office:value="0" calcext:value-type="float">
            <text:p>0.00</text:p>
          </table:table-cell>
          <table:table-cell table:style-name="ce91" table:formula="of:=[.I$98]*[.I3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5]" office:value-type="float" office:value="15" calcext:value-type="float">
            <text:p>15.00</text:p>
          </table:table-cell>
          <table:table-cell table:style-name="ce91" table:formula="of:=[.E$98]*[.E35]" office:value-type="float" office:value="12" calcext:value-type="float">
            <text:p>12.00</text:p>
          </table:table-cell>
          <table:table-cell table:style-name="ce91" table:formula="of:=[.F$98]*[.F35]" office:value-type="float" office:value="0" calcext:value-type="float">
            <text:p>0.00</text:p>
          </table:table-cell>
          <table:table-cell table:style-name="ce91" table:formula="of:=[.G$98]*[.G35]" office:value-type="float" office:value="0" calcext:value-type="float">
            <text:p>0.00</text:p>
          </table:table-cell>
          <table:table-cell table:style-name="ce91" table:formula="of:=[.H$98]*[.H35]" office:value-type="float" office:value="0" calcext:value-type="float">
            <text:p>0.00</text:p>
          </table:table-cell>
          <table:table-cell table:style-name="ce91" table:formula="of:=[.I$98]*[.I3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36]" office:value-type="float" office:value="18.75" calcext:value-type="float">
            <text:p>18.75</text:p>
          </table:table-cell>
          <table:table-cell table:style-name="ce91" table:formula="of:=[.E$98]*[.E36]" office:value-type="float" office:value="15" calcext:value-type="float">
            <text:p>15.00</text:p>
          </table:table-cell>
          <table:table-cell table:style-name="ce91" table:formula="of:=[.F$98]*[.F36]" office:value-type="float" office:value="0" calcext:value-type="float">
            <text:p>0.00</text:p>
          </table:table-cell>
          <table:table-cell table:style-name="ce91" table:formula="of:=[.G$98]*[.G36]" office:value-type="float" office:value="0" calcext:value-type="float">
            <text:p>0.00</text:p>
          </table:table-cell>
          <table:table-cell table:style-name="ce91" table:formula="of:=[.H$98]*[.H36]" office:value-type="float" office:value="0" calcext:value-type="float">
            <text:p>0.00</text:p>
          </table:table-cell>
          <table:table-cell table:style-name="ce91" table:formula="of:=[.I$98]*[.I3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37]" office:value-type="float" office:value="15" calcext:value-type="float">
            <text:p>15.00</text:p>
          </table:table-cell>
          <table:table-cell table:style-name="ce91" table:formula="of:=[.E$98]*[.E37]" office:value-type="float" office:value="12" calcext:value-type="float">
            <text:p>12.00</text:p>
          </table:table-cell>
          <table:table-cell table:style-name="ce91" table:formula="of:=[.F$98]*[.F37]" office:value-type="float" office:value="0" calcext:value-type="float">
            <text:p>0.00</text:p>
          </table:table-cell>
          <table:table-cell table:style-name="ce91" table:formula="of:=[.G$98]*[.G37]" office:value-type="float" office:value="0" calcext:value-type="float">
            <text:p>0.00</text:p>
          </table:table-cell>
          <table:table-cell table:style-name="ce91" table:formula="of:=[.H$98]*[.H37]" office:value-type="float" office:value="0" calcext:value-type="float">
            <text:p>0.00</text:p>
          </table:table-cell>
          <table:table-cell table:style-name="ce91" table:formula="of:=[.I$98]*[.I3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8]" office:value-type="float" office:value="16.5" calcext:value-type="float">
            <text:p>16.50</text:p>
          </table:table-cell>
          <table:table-cell table:style-name="ce91" table:formula="of:=[.E$98]*[.E38]" office:value-type="float" office:value="13.2" calcext:value-type="float">
            <text:p>13.20</text:p>
          </table:table-cell>
          <table:table-cell table:style-name="ce91" table:formula="of:=[.F$98]*[.F38]" office:value-type="float" office:value="0" calcext:value-type="float">
            <text:p>0.00</text:p>
          </table:table-cell>
          <table:table-cell table:style-name="ce91" table:formula="of:=[.G$98]*[.G38]" office:value-type="float" office:value="0" calcext:value-type="float">
            <text:p>0.00</text:p>
          </table:table-cell>
          <table:table-cell table:style-name="ce91" table:formula="of:=[.H$98]*[.H38]" office:value-type="float" office:value="0" calcext:value-type="float">
            <text:p>0.00</text:p>
          </table:table-cell>
          <table:table-cell table:style-name="ce91" table:formula="of:=[.I$98]*[.I3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39]" office:value-type="float" office:value="18" calcext:value-type="float">
            <text:p>18.00</text:p>
          </table:table-cell>
          <table:table-cell table:style-name="ce91" table:formula="of:=[.E$98]*[.E39]" office:value-type="float" office:value="14.4" calcext:value-type="float">
            <text:p>14.40</text:p>
          </table:table-cell>
          <table:table-cell table:style-name="ce91" table:formula="of:=[.F$98]*[.F39]" office:value-type="float" office:value="0" calcext:value-type="float">
            <text:p>0.00</text:p>
          </table:table-cell>
          <table:table-cell table:style-name="ce91" table:formula="of:=[.G$98]*[.G39]" office:value-type="float" office:value="0" calcext:value-type="float">
            <text:p>0.00</text:p>
          </table:table-cell>
          <table:table-cell table:style-name="ce91" table:formula="of:=[.H$98]*[.H39]" office:value-type="float" office:value="0" calcext:value-type="float">
            <text:p>0.00</text:p>
          </table:table-cell>
          <table:table-cell table:style-name="ce91" table:formula="of:=[.I$98]*[.I3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40]" office:value-type="float" office:value="19.5" calcext:value-type="float">
            <text:p>19.50</text:p>
          </table:table-cell>
          <table:table-cell table:style-name="ce91" table:formula="of:=[.E$98]*[.E40]" office:value-type="float" office:value="15.6" calcext:value-type="float">
            <text:p>15.60</text:p>
          </table:table-cell>
          <table:table-cell table:style-name="ce91" table:formula="of:=[.F$98]*[.F40]" office:value-type="float" office:value="0" calcext:value-type="float">
            <text:p>0.00</text:p>
          </table:table-cell>
          <table:table-cell table:style-name="ce91" table:formula="of:=[.G$98]*[.G40]" office:value-type="float" office:value="0" calcext:value-type="float">
            <text:p>0.00</text:p>
          </table:table-cell>
          <table:table-cell table:style-name="ce91" table:formula="of:=[.H$98]*[.H40]" office:value-type="float" office:value="0" calcext:value-type="float">
            <text:p>0.00</text:p>
          </table:table-cell>
          <table:table-cell table:style-name="ce91" table:formula="of:=[.I$98]*[.I4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92" table:formula="of:=[.D$98]*[.D41]" office:value-type="float" office:value="16.5" calcext:value-type="float">
            <text:p>16.50</text:p>
          </table:table-cell>
          <table:table-cell table:style-name="ce92" table:formula="of:=[.E$98]*[.E41]" office:value-type="float" office:value="13.2" calcext:value-type="float">
            <text:p>13.20</text:p>
          </table:table-cell>
          <table:table-cell table:style-name="ce92" table:formula="of:=[.F$98]*[.F41]" office:value-type="float" office:value="0" calcext:value-type="float">
            <text:p>0.00</text:p>
          </table:table-cell>
          <table:table-cell table:style-name="ce92" table:formula="of:=[.G$98]*[.G41]" office:value-type="float" office:value="0" calcext:value-type="float">
            <text:p>0.00</text:p>
          </table:table-cell>
          <table:table-cell table:style-name="ce92" table:formula="of:=[.H$98]*[.H41]" office:value-type="float" office:value="0" calcext:value-type="float">
            <text:p>0.00</text:p>
          </table:table-cell>
          <table:table-cell table:style-name="ce92" table:formula="of:=[.I$98]*[.I4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91" table:formula="of:=[.D$98]*[.D42]" office:value-type="float" office:value="18" calcext:value-type="float">
            <text:p>18.00</text:p>
          </table:table-cell>
          <table:table-cell table:style-name="ce91" table:formula="of:=[.E$98]*[.E42]" office:value-type="float" office:value="14.4" calcext:value-type="float">
            <text:p>14.40</text:p>
          </table:table-cell>
          <table:table-cell table:style-name="ce91" table:formula="of:=[.F$98]*[.F42]" office:value-type="float" office:value="0" calcext:value-type="float">
            <text:p>0.00</text:p>
          </table:table-cell>
          <table:table-cell table:style-name="ce91" table:formula="of:=[.G$98]*[.G42]" office:value-type="float" office:value="0" calcext:value-type="float">
            <text:p>0.00</text:p>
          </table:table-cell>
          <table:table-cell table:style-name="ce91" table:formula="of:=[.H$98]*[.H42]" office:value-type="float" office:value="0" calcext:value-type="float">
            <text:p>0.00</text:p>
          </table:table-cell>
          <table:table-cell table:style-name="ce92" table:formula="of:=[.I$98]*[.I4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92" table:formula="of:=[.D$98]*[.D43]" office:value-type="float" office:value="19.5" calcext:value-type="float">
            <text:p>19.50</text:p>
          </table:table-cell>
          <table:table-cell table:style-name="ce92" table:formula="of:=[.E$98]*[.E43]" office:value-type="float" office:value="15.6" calcext:value-type="float">
            <text:p>15.60</text:p>
          </table:table-cell>
          <table:table-cell table:style-name="ce92" table:formula="of:=[.F$98]*[.F43]" office:value-type="float" office:value="0" calcext:value-type="float">
            <text:p>0.00</text:p>
          </table:table-cell>
          <table:table-cell table:style-name="ce92" table:formula="of:=[.G$98]*[.G43]" office:value-type="float" office:value="0" calcext:value-type="float">
            <text:p>0.00</text:p>
          </table:table-cell>
          <table:table-cell table:style-name="ce92" table:formula="of:=[.H$98]*[.H43]" office:value-type="float" office:value="0" calcext:value-type="float">
            <text:p>0.00</text:p>
          </table:table-cell>
          <table:table-cell table:style-name="ce92" table:formula="of:=[.I$98]*[.I4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44]" office:value-type="float" office:value="18" calcext:value-type="float">
            <text:p>18.00</text:p>
          </table:table-cell>
          <table:table-cell table:style-name="ce91" table:formula="of:=[.E$98]*[.E44]" office:value-type="float" office:value="14.4" calcext:value-type="float">
            <text:p>14.40</text:p>
          </table:table-cell>
          <table:table-cell table:style-name="ce91" table:formula="of:=[.F$98]*[.F44]" office:value-type="float" office:value="0" calcext:value-type="float">
            <text:p>0.00</text:p>
          </table:table-cell>
          <table:table-cell table:style-name="ce91" table:formula="of:=[.G$98]*[.G44]" office:value-type="float" office:value="0" calcext:value-type="float">
            <text:p>0.00</text:p>
          </table:table-cell>
          <table:table-cell table:style-name="ce91" table:formula="of:=[.H$98]*[.H44]" office:value-type="float" office:value="0" calcext:value-type="float">
            <text:p>0.00</text:p>
          </table:table-cell>
          <table:table-cell table:style-name="ce91" table:formula="of:=[.I$98]*[.I4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45]" office:value-type="float" office:value="15" calcext:value-type="float">
            <text:p>15.00</text:p>
          </table:table-cell>
          <table:table-cell table:style-name="ce91" table:formula="of:=[.E$98]*[.E45]" office:value-type="float" office:value="12" calcext:value-type="float">
            <text:p>12.00</text:p>
          </table:table-cell>
          <table:table-cell table:style-name="ce91" table:formula="of:=[.F$98]*[.F45]" office:value-type="float" office:value="0" calcext:value-type="float">
            <text:p>0.00</text:p>
          </table:table-cell>
          <table:table-cell table:style-name="ce91" table:formula="of:=[.G$98]*[.G45]" office:value-type="float" office:value="0" calcext:value-type="float">
            <text:p>0.00</text:p>
          </table:table-cell>
          <table:table-cell table:style-name="ce91" table:formula="of:=[.H$98]*[.H45]" office:value-type="float" office:value="0" calcext:value-type="float">
            <text:p>0.00</text:p>
          </table:table-cell>
          <table:table-cell table:style-name="ce91" table:formula="of:=[.I$98]*[.I4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[.D46]" office:value-type="float" office:value="15" calcext:value-type="float">
            <text:p>15.00</text:p>
          </table:table-cell>
          <table:table-cell table:style-name="ce91" table:formula="of:=[.E$98]*[.E46]" office:value-type="float" office:value="12" calcext:value-type="float">
            <text:p>12.00</text:p>
          </table:table-cell>
          <table:table-cell table:style-name="ce91" table:formula="of:=[.F$98]*[.F46]" office:value-type="float" office:value="0" calcext:value-type="float">
            <text:p>0.00</text:p>
          </table:table-cell>
          <table:table-cell table:style-name="ce91" table:formula="of:=[.G$98]*[.G46]" office:value-type="float" office:value="0" calcext:value-type="float">
            <text:p>0.00</text:p>
          </table:table-cell>
          <table:table-cell table:style-name="ce91" table:formula="of:=[.H$98]*[.H46]" office:value-type="float" office:value="0" calcext:value-type="float">
            <text:p>0.00</text:p>
          </table:table-cell>
          <table:table-cell table:style-name="ce91" table:formula="of:=[.I$98]*[.I4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47]" office:value-type="float" office:value="15" calcext:value-type="float">
            <text:p>15.00</text:p>
          </table:table-cell>
          <table:table-cell table:style-name="ce91" table:formula="of:=[.E$98]*[.E47]" office:value-type="float" office:value="12" calcext:value-type="float">
            <text:p>12.00</text:p>
          </table:table-cell>
          <table:table-cell table:style-name="ce91" table:formula="of:=[.F$98]*[.F47]" office:value-type="float" office:value="0" calcext:value-type="float">
            <text:p>0.00</text:p>
          </table:table-cell>
          <table:table-cell table:style-name="ce91" table:formula="of:=[.G$98]*[.G47]" office:value-type="float" office:value="0" calcext:value-type="float">
            <text:p>0.00</text:p>
          </table:table-cell>
          <table:table-cell table:style-name="ce91" table:formula="of:=[.H$98]*[.H47]" office:value-type="float" office:value="0" calcext:value-type="float">
            <text:p>0.00</text:p>
          </table:table-cell>
          <table:table-cell table:style-name="ce91" table:formula="of:=[.I$98]*[.I4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48]" office:value-type="float" office:value="15" calcext:value-type="float">
            <text:p>15.00</text:p>
          </table:table-cell>
          <table:table-cell table:style-name="ce91" table:formula="of:=[.E$98]*[.E48]" office:value-type="float" office:value="12" calcext:value-type="float">
            <text:p>12.00</text:p>
          </table:table-cell>
          <table:table-cell table:style-name="ce91" table:formula="of:=[.F$98]*[.F48]" office:value-type="float" office:value="0" calcext:value-type="float">
            <text:p>0.00</text:p>
          </table:table-cell>
          <table:table-cell table:style-name="ce91" table:formula="of:=[.G$98]*[.G48]" office:value-type="float" office:value="0" calcext:value-type="float">
            <text:p>0.00</text:p>
          </table:table-cell>
          <table:table-cell table:style-name="ce91" table:formula="of:=[.H$98]*[.H48]" office:value-type="float" office:value="0" calcext:value-type="float">
            <text:p>0.00</text:p>
          </table:table-cell>
          <table:table-cell table:style-name="ce91" table:formula="of:=[.I$98]*[.I4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[.D49]" office:value-type="float" office:value="15" calcext:value-type="float">
            <text:p>15.00</text:p>
          </table:table-cell>
          <table:table-cell table:style-name="ce91" table:formula="of:=[.E$98]*[.E49]" office:value-type="float" office:value="12" calcext:value-type="float">
            <text:p>12.00</text:p>
          </table:table-cell>
          <table:table-cell table:style-name="ce91" table:formula="of:=[.F$98]*[.F49]" office:value-type="float" office:value="0" calcext:value-type="float">
            <text:p>0.00</text:p>
          </table:table-cell>
          <table:table-cell table:style-name="ce91" table:formula="of:=[.G$98]*[.G49]" office:value-type="float" office:value="0" calcext:value-type="float">
            <text:p>0.00</text:p>
          </table:table-cell>
          <table:table-cell table:style-name="ce91" table:formula="of:=[.H$98]*[.H49]" office:value-type="float" office:value="0" calcext:value-type="float">
            <text:p>0.00</text:p>
          </table:table-cell>
          <table:table-cell table:style-name="ce91" table:formula="of:=[.I$98]*[.I4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1] - 1)+([.D$35] - 1))" office:value-type="float" office:value="16.5" calcext:value-type="float">
            <text:p>16.50</text:p>
          </table:table-cell>
          <table:table-cell table:style-name="ce91" table:formula="of:=[.E$98]*(1+([.E$41] - 1)+([.E$35] - 1))" office:value-type="float" office:value="13.2" calcext:value-type="float">
            <text:p>13.20</text:p>
          </table:table-cell>
          <table:table-cell table:style-name="ce91" table:formula="of:=[.F$98]*(1+([.F$41] - 1)+([.F$35] - 1))" office:value-type="float" office:value="0" calcext:value-type="float">
            <text:p>0.00</text:p>
          </table:table-cell>
          <table:table-cell table:style-name="ce91" table:formula="of:=[.G$98]*(1+([.G$41] - 1)+([.G$35] - 1))" office:value-type="float" office:value="0" calcext:value-type="float">
            <text:p>0.00</text:p>
          </table:table-cell>
          <table:table-cell table:style-name="ce91" table:formula="of:=[.H$98]*(1+([.H$41] - 1)+([.H$35] - 1))" office:value-type="float" office:value="0" calcext:value-type="float">
            <text:p>0.00</text:p>
          </table:table-cell>
          <table:table-cell table:style-name="ce91" table:formula="of:=[.I$98]*(1+([.I$41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2] - 1)+([.D$35] - 1))" office:value-type="float" office:value="18" calcext:value-type="float">
            <text:p>18.00</text:p>
          </table:table-cell>
          <table:table-cell table:style-name="ce91" table:formula="of:=[.E$98]*(1+([.E$42] - 1)+([.E$35] - 1))" office:value-type="float" office:value="14.4" calcext:value-type="float">
            <text:p>14.40</text:p>
          </table:table-cell>
          <table:table-cell table:style-name="ce91" table:formula="of:=[.F$98]*(1+([.F$42] - 1)+([.F$35] - 1))" office:value-type="float" office:value="0" calcext:value-type="float">
            <text:p>0.00</text:p>
          </table:table-cell>
          <table:table-cell table:style-name="ce91" table:formula="of:=[.G$98]*(1+([.G$42] - 1)+([.G$35] - 1))" office:value-type="float" office:value="0" calcext:value-type="float">
            <text:p>0.00</text:p>
          </table:table-cell>
          <table:table-cell table:style-name="ce91" table:formula="of:=[.H$98]*(1+([.H$42] - 1)+([.H$35] - 1))" office:value-type="float" office:value="0" calcext:value-type="float">
            <text:p>0.00</text:p>
          </table:table-cell>
          <table:table-cell table:style-name="ce91" table:formula="of:=[.I$98]*(1+([.I$42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3] - 1)+([.D$35] - 1))" office:value-type="float" office:value="19.5" calcext:value-type="float">
            <text:p>19.50</text:p>
          </table:table-cell>
          <table:table-cell table:style-name="ce91" table:formula="of:=[.E$98]*(1+([.E$43] - 1)+([.E$35] - 1))" office:value-type="float" office:value="15.6" calcext:value-type="float">
            <text:p>15.60</text:p>
          </table:table-cell>
          <table:table-cell table:style-name="ce91" table:formula="of:=[.F$98]*(1+([.F$43] - 1)+([.F$35] - 1))" office:value-type="float" office:value="0" calcext:value-type="float">
            <text:p>0.00</text:p>
          </table:table-cell>
          <table:table-cell table:style-name="ce91" table:formula="of:=[.G$98]*(1+([.G$43] - 1)+([.G$35] - 1))" office:value-type="float" office:value="0" calcext:value-type="float">
            <text:p>0.00</text:p>
          </table:table-cell>
          <table:table-cell table:style-name="ce91" table:formula="of:=[.H$98]*(1+([.H$43] - 1)+([.H$35] - 1))" office:value-type="float" office:value="0" calcext:value-type="float">
            <text:p>0.00</text:p>
          </table:table-cell>
          <table:table-cell table:style-name="ce91" table:formula="of:=[.I$98]*(1+([.I$43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1] - 1)+([.D$44] - 1))" office:value-type="float" office:value="19.5" calcext:value-type="float">
            <text:p>19.50</text:p>
          </table:table-cell>
          <table:table-cell table:style-name="ce91" table:formula="of:=[.E$98]*(1+([.E$41] - 1)+([.E$44] - 1))" office:value-type="float" office:value="15.6" calcext:value-type="float">
            <text:p>15.60</text:p>
          </table:table-cell>
          <table:table-cell table:style-name="ce91" table:formula="of:=[.F$98]*(1+([.F$41] - 1)+([.F$44] - 1))" office:value-type="float" office:value="0" calcext:value-type="float">
            <text:p>0.00</text:p>
          </table:table-cell>
          <table:table-cell table:style-name="ce91" table:formula="of:=[.G$98]*(1+([.G$41] - 1)+([.G$44] - 1))" office:value-type="float" office:value="0" calcext:value-type="float">
            <text:p>0.00</text:p>
          </table:table-cell>
          <table:table-cell table:style-name="ce91" table:formula="of:=[.H$98]*(1+([.H$41] - 1)+([.H$44] - 1))" office:value-type="float" office:value="0" calcext:value-type="float">
            <text:p>0.00</text:p>
          </table:table-cell>
          <table:table-cell table:style-name="ce91" table:formula="of:=[.I$98]*(1+([.I$41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2] - 1)+([.D$44] - 1))" office:value-type="float" office:value="21" calcext:value-type="float">
            <text:p>21.00</text:p>
          </table:table-cell>
          <table:table-cell table:style-name="ce91" table:formula="of:=[.E$98]*(1+([.E$42] - 1)+([.E$44] - 1))" office:value-type="float" office:value="16.8" calcext:value-type="float">
            <text:p>16.80</text:p>
          </table:table-cell>
          <table:table-cell table:style-name="ce91" table:formula="of:=[.F$98]*(1+([.F$42] - 1)+([.F$44] - 1))" office:value-type="float" office:value="0" calcext:value-type="float">
            <text:p>0.00</text:p>
          </table:table-cell>
          <table:table-cell table:style-name="ce91" table:formula="of:=[.G$98]*(1+([.G$42] - 1)+([.G$44] - 1))" office:value-type="float" office:value="0" calcext:value-type="float">
            <text:p>0.00</text:p>
          </table:table-cell>
          <table:table-cell table:style-name="ce91" table:formula="of:=[.H$98]*(1+([.H$42] - 1)+([.H$44] - 1))" office:value-type="float" office:value="0" calcext:value-type="float">
            <text:p>0.00</text:p>
          </table:table-cell>
          <table:table-cell table:style-name="ce91" table:formula="of:=[.I$98]*(1+([.I$42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3] - 1)+([.D$44] - 1))" office:value-type="float" office:value="22.5" calcext:value-type="float">
            <text:p>22.50</text:p>
          </table:table-cell>
          <table:table-cell table:style-name="ce91" table:formula="of:=[.E$98]*(1+([.E$43] - 1)+([.E$44] - 1))" office:value-type="float" office:value="18" calcext:value-type="float">
            <text:p>18.00</text:p>
          </table:table-cell>
          <table:table-cell table:style-name="ce91" table:formula="of:=[.F$98]*(1+([.F$43] - 1)+([.F$44] - 1))" office:value-type="float" office:value="0" calcext:value-type="float">
            <text:p>0.00</text:p>
          </table:table-cell>
          <table:table-cell table:style-name="ce91" table:formula="of:=[.G$98]*(1+([.G$43] - 1)+([.G$44] - 1))" office:value-type="float" office:value="0" calcext:value-type="float">
            <text:p>0.00</text:p>
          </table:table-cell>
          <table:table-cell table:style-name="ce91" table:formula="of:=[.H$98]*(1+([.H$43] - 1)+([.H$44] - 1))" office:value-type="float" office:value="0" calcext:value-type="float">
            <text:p>0.00</text:p>
          </table:table-cell>
          <table:table-cell table:style-name="ce91" table:formula="of:=[.I$98]*(1+([.I$43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1] - 1)+([.D$37] - 1))" office:value-type="float" office:value="16.5" calcext:value-type="float">
            <text:p>16.50</text:p>
          </table:table-cell>
          <table:table-cell table:style-name="ce91" table:formula="of:=[.E$98]*(1+([.E$41] - 1)+([.E$37] - 1))" office:value-type="float" office:value="13.2" calcext:value-type="float">
            <text:p>13.20</text:p>
          </table:table-cell>
          <table:table-cell table:style-name="ce91" table:formula="of:=[.F$98]*(1+([.F$41] - 1)+([.F$37] - 1))" office:value-type="float" office:value="0" calcext:value-type="float">
            <text:p>0.00</text:p>
          </table:table-cell>
          <table:table-cell table:style-name="ce91" table:formula="of:=[.G$98]*(1+([.G$41] - 1)+([.G$37] - 1))" office:value-type="float" office:value="0" calcext:value-type="float">
            <text:p>0.00</text:p>
          </table:table-cell>
          <table:table-cell table:style-name="ce91" table:formula="of:=[.H$98]*(1+([.H$41] - 1)+([.H$37] - 1))" office:value-type="float" office:value="0" calcext:value-type="float">
            <text:p>0.00</text:p>
          </table:table-cell>
          <table:table-cell table:style-name="ce91" table:formula="of:=[.I$98]*(1+([.I$41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2] - 1)+([.D$37] - 1))" office:value-type="float" office:value="18" calcext:value-type="float">
            <text:p>18.00</text:p>
          </table:table-cell>
          <table:table-cell table:style-name="ce91" table:formula="of:=[.E$98]*(1+([.E$42] - 1)+([.E$37] - 1))" office:value-type="float" office:value="14.4" calcext:value-type="float">
            <text:p>14.40</text:p>
          </table:table-cell>
          <table:table-cell table:style-name="ce91" table:formula="of:=[.F$98]*(1+([.F$42] - 1)+([.F$37] - 1))" office:value-type="float" office:value="0" calcext:value-type="float">
            <text:p>0.00</text:p>
          </table:table-cell>
          <table:table-cell table:style-name="ce91" table:formula="of:=[.G$98]*(1+([.G$42] - 1)+([.G$37] - 1))" office:value-type="float" office:value="0" calcext:value-type="float">
            <text:p>0.00</text:p>
          </table:table-cell>
          <table:table-cell table:style-name="ce91" table:formula="of:=[.H$98]*(1+([.H$42] - 1)+([.H$37] - 1))" office:value-type="float" office:value="0" calcext:value-type="float">
            <text:p>0.00</text:p>
          </table:table-cell>
          <table:table-cell table:style-name="ce91" table:formula="of:=[.I$98]*(1+([.I$42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3] - 1)+([.D$37] - 1))" office:value-type="float" office:value="19.5" calcext:value-type="float">
            <text:p>19.50</text:p>
          </table:table-cell>
          <table:table-cell table:style-name="ce91" table:formula="of:=[.E$98]*(1+([.E$43] - 1)+([.E$37] - 1))" office:value-type="float" office:value="15.6" calcext:value-type="float">
            <text:p>15.60</text:p>
          </table:table-cell>
          <table:table-cell table:style-name="ce91" table:formula="of:=[.F$98]*(1+([.F$43] - 1)+([.F$37] - 1))" office:value-type="float" office:value="0" calcext:value-type="float">
            <text:p>0.00</text:p>
          </table:table-cell>
          <table:table-cell table:style-name="ce91" table:formula="of:=[.G$98]*(1+([.G$43] - 1)+([.G$37] - 1))" office:value-type="float" office:value="0" calcext:value-type="float">
            <text:p>0.00</text:p>
          </table:table-cell>
          <table:table-cell table:style-name="ce91" table:formula="of:=[.H$98]*(1+([.H$43] - 1)+([.H$37] - 1))" office:value-type="float" office:value="0" calcext:value-type="float">
            <text:p>0.00</text:p>
          </table:table-cell>
          <table:table-cell table:style-name="ce91" table:formula="of:=[.I$98]*(1+([.I$43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1] - 1)+([.D$36] - 1))" office:value-type="float" office:value="20.25" calcext:value-type="float">
            <text:p>20.25</text:p>
          </table:table-cell>
          <table:table-cell table:style-name="ce91" table:formula="of:=[.E$98]*(1+([.E$41] - 1)+([.E$36] - 1))" office:value-type="float" office:value="16.2" calcext:value-type="float">
            <text:p>16.20</text:p>
          </table:table-cell>
          <table:table-cell table:style-name="ce91" table:formula="of:=[.F$98]*(1+([.F$41] - 1)+([.F$36] - 1))" office:value-type="float" office:value="0" calcext:value-type="float">
            <text:p>0.00</text:p>
          </table:table-cell>
          <table:table-cell table:style-name="ce91" table:formula="of:=[.G$98]*(1+([.G$41] - 1)+([.G$36] - 1))" office:value-type="float" office:value="0" calcext:value-type="float">
            <text:p>0.00</text:p>
          </table:table-cell>
          <table:table-cell table:style-name="ce91" table:formula="of:=[.H$98]*(1+([.H$41] - 1)+([.H$36] - 1))" office:value-type="float" office:value="0" calcext:value-type="float">
            <text:p>0.00</text:p>
          </table:table-cell>
          <table:table-cell table:style-name="ce91" table:formula="of:=[.I$98]*(1+([.I$41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2] - 1)+([.D$36] - 1))" office:value-type="float" office:value="21.75" calcext:value-type="float">
            <text:p>21.75</text:p>
          </table:table-cell>
          <table:table-cell table:style-name="ce91" table:formula="of:=[.E$98]*(1+([.E$42] - 1)+([.E$36] - 1))" office:value-type="float" office:value="17.4" calcext:value-type="float">
            <text:p>17.40</text:p>
          </table:table-cell>
          <table:table-cell table:style-name="ce91" table:formula="of:=[.F$98]*(1+([.F$42] - 1)+([.F$36] - 1))" office:value-type="float" office:value="0" calcext:value-type="float">
            <text:p>0.00</text:p>
          </table:table-cell>
          <table:table-cell table:style-name="ce91" table:formula="of:=[.G$98]*(1+([.G$42] - 1)+([.G$36] - 1))" office:value-type="float" office:value="0" calcext:value-type="float">
            <text:p>0.00</text:p>
          </table:table-cell>
          <table:table-cell table:style-name="ce91" table:formula="of:=[.H$98]*(1+([.H$42] - 1)+([.H$36] - 1))" office:value-type="float" office:value="0" calcext:value-type="float">
            <text:p>0.00</text:p>
          </table:table-cell>
          <table:table-cell table:style-name="ce91" table:formula="of:=[.I$98]*(1+([.I$42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3] - 1)+([.D$36] - 1))" office:value-type="float" office:value="23.25" calcext:value-type="float">
            <text:p>23.25</text:p>
          </table:table-cell>
          <table:table-cell table:style-name="ce91" table:formula="of:=[.E$98]*(1+([.E$43] - 1)+([.E$36] - 1))" office:value-type="float" office:value="18.6" calcext:value-type="float">
            <text:p>18.60</text:p>
          </table:table-cell>
          <table:table-cell table:style-name="ce91" table:formula="of:=[.F$98]*(1+([.F$43] - 1)+([.F$36] - 1))" office:value-type="float" office:value="0" calcext:value-type="float">
            <text:p>0.00</text:p>
          </table:table-cell>
          <table:table-cell table:style-name="ce91" table:formula="of:=[.G$98]*(1+([.G$43] - 1)+([.G$36] - 1))" office:value-type="float" office:value="0" calcext:value-type="float">
            <text:p>0.00</text:p>
          </table:table-cell>
          <table:table-cell table:style-name="ce91" table:formula="of:=[.H$98]*(1+([.H$43] - 1)+([.H$36] - 1))" office:value-type="float" office:value="0" calcext:value-type="float">
            <text:p>0.00</text:p>
          </table:table-cell>
          <table:table-cell table:style-name="ce91" table:formula="of:=[.I$98]*(1+([.I$43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1] - 1)+([.D$40] - 1)+([.D$30] - 1))" office:value-type="float" office:value="21" calcext:value-type="float">
            <text:p>21.00</text:p>
          </table:table-cell>
          <table:table-cell table:style-name="ce91" table:formula="of:=[.E$98]*(1+([.E$41] - 1)+([.E$40] - 1)+([.E$30] - 1))" office:value-type="float" office:value="16.8" calcext:value-type="float">
            <text:p>16.80</text:p>
          </table:table-cell>
          <table:table-cell table:style-name="ce91" table:formula="of:=[.F$98]*(1+([.F$41] - 1)+([.F$40] - 1)+([.F$30] - 1))" office:value-type="float" office:value="0" calcext:value-type="float">
            <text:p>0.00</text:p>
          </table:table-cell>
          <table:table-cell table:style-name="ce91" table:formula="of:=[.G$98]*(1+([.G$41] - 1)+([.G$40] - 1)+([.G$30] - 1))" office:value-type="float" office:value="0" calcext:value-type="float">
            <text:p>0.00</text:p>
          </table:table-cell>
          <table:table-cell table:style-name="ce91" table:formula="of:=[.H$98]*(1+([.H$41] - 1)+([.H$40] - 1)+([.H$30] - 1))" office:value-type="float" office:value="0" calcext:value-type="float">
            <text:p>0.00</text:p>
          </table:table-cell>
          <table:table-cell table:style-name="ce91" table:formula="of:=[.I$98]*(1+([.I$41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2] - 1)+([.D$40] - 1)+([.D$30] - 1))" office:value-type="float" office:value="22.5" calcext:value-type="float">
            <text:p>22.50</text:p>
          </table:table-cell>
          <table:table-cell table:style-name="ce91" table:formula="of:=[.E$98]*(1+([.E$42] - 1)+([.E$40] - 1)+([.E$30] - 1))" office:value-type="float" office:value="18" calcext:value-type="float">
            <text:p>18.00</text:p>
          </table:table-cell>
          <table:table-cell table:style-name="ce91" table:formula="of:=[.F$98]*(1+([.F$42] - 1)+([.F$40] - 1)+([.F$30] - 1))" office:value-type="float" office:value="0" calcext:value-type="float">
            <text:p>0.00</text:p>
          </table:table-cell>
          <table:table-cell table:style-name="ce91" table:formula="of:=[.G$98]*(1+([.G$42] - 1)+([.G$40] - 1)+([.G$30] - 1))" office:value-type="float" office:value="0" calcext:value-type="float">
            <text:p>0.00</text:p>
          </table:table-cell>
          <table:table-cell table:style-name="ce91" table:formula="of:=[.H$98]*(1+([.H$42] - 1)+([.H$40] - 1)+([.H$30] - 1))" office:value-type="float" office:value="0" calcext:value-type="float">
            <text:p>0.00</text:p>
          </table:table-cell>
          <table:table-cell table:style-name="ce91" table:formula="of:=[.I$98]*(1+([.I$42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3] - 1)+([.D$40] - 1)+([.D$30] - 1))" office:value-type="float" office:value="24" calcext:value-type="float">
            <text:p>24.00</text:p>
          </table:table-cell>
          <table:table-cell table:style-name="ce91" table:formula="of:=[.E$98]*(1+([.E$43] - 1)+([.E$40] - 1)+([.E$30] - 1))" office:value-type="float" office:value="19.2" calcext:value-type="float">
            <text:p>19.20</text:p>
          </table:table-cell>
          <table:table-cell table:style-name="ce91" table:formula="of:=[.F$98]*(1+([.F$43] - 1)+([.F$40] - 1)+([.F$30] - 1))" office:value-type="float" office:value="0" calcext:value-type="float">
            <text:p>0.00</text:p>
          </table:table-cell>
          <table:table-cell table:style-name="ce91" table:formula="of:=[.G$98]*(1+([.G$43] - 1)+([.G$40] - 1)+([.G$30] - 1))" office:value-type="float" office:value="0" calcext:value-type="float">
            <text:p>0.00</text:p>
          </table:table-cell>
          <table:table-cell table:style-name="ce91" table:formula="of:=[.H$98]*(1+([.H$43] - 1)+([.H$40] - 1)+([.H$30] - 1))" office:value-type="float" office:value="0" calcext:value-type="float">
            <text:p>0.00</text:p>
          </table:table-cell>
          <table:table-cell table:style-name="ce91" table:formula="of:=[.I$98]*(1+([.I$43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1] - 1)+([.D$31] - 1)+([.D$32] - 1)+([.D$33] -1)+([.D$30] - 1))" office:value-type="float" office:value="16.5" calcext:value-type="float">
            <text:p>16.50</text:p>
          </table:table-cell>
          <table:table-cell table:style-name="ce91" table:formula="of:=[.E$98]*(1+([.E$41] - 1)+([.E$31] - 1)+([.E$32] - 1)+([.E$33] -1)+([.E$30] - 1))" office:value-type="float" office:value="13.2" calcext:value-type="float">
            <text:p>13.20</text:p>
          </table:table-cell>
          <table:table-cell table:style-name="ce91" table:formula="of:=[.F$98]*(1+([.F$41] - 1)+([.F$31] - 1)+([.F$32] - 1)+([.F$33] -1)+([.F$30] - 1))" office:value-type="float" office:value="0" calcext:value-type="float">
            <text:p>0.00</text:p>
          </table:table-cell>
          <table:table-cell table:style-name="ce91" table:formula="of:=[.G$98]*(1+([.G$41] - 1)+([.G$31] - 1)+([.G$32] - 1)+([.G$33] -1)+([.G$30] - 1))" office:value-type="float" office:value="0" calcext:value-type="float">
            <text:p>0.00</text:p>
          </table:table-cell>
          <table:table-cell table:style-name="ce91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91" table:formula="of:=[.I$98]*(1+([.I$41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2] - 1)+([.D$31] - 1)+([.D$32] - 1)+([.D$33] -1)+([.D$30] - 1))" office:value-type="float" office:value="18" calcext:value-type="float">
            <text:p>18.00</text:p>
          </table:table-cell>
          <table:table-cell table:style-name="ce91" table:formula="of:=[.E$98]*(1+([.E$42] - 1)+([.E$31] - 1)+([.E$32] - 1)+([.E$33] -1)+([.E$30] - 1))" office:value-type="float" office:value="14.4" calcext:value-type="float">
            <text:p>14.40</text:p>
          </table:table-cell>
          <table:table-cell table:style-name="ce91" table:formula="of:=[.F$98]*(1+([.F$42] - 1)+([.F$31] - 1)+([.F$32] - 1)+([.F$33] -1)+([.F$30] - 1))" office:value-type="float" office:value="0" calcext:value-type="float">
            <text:p>0.00</text:p>
          </table:table-cell>
          <table:table-cell table:style-name="ce91" table:formula="of:=[.G$98]*(1+([.G$42] - 1)+([.G$31] - 1)+([.G$32] - 1)+([.G$33] -1)+([.G$30] - 1))" office:value-type="float" office:value="0" calcext:value-type="float">
            <text:p>0.00</text:p>
          </table:table-cell>
          <table:table-cell table:style-name="ce91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91" table:formula="of:=[.I$98]*(1+([.I$42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91" table:formula="of:=[.D$98]*(1+([.D$43] - 1)+([.D$31] - 1)+([.D$32] - 1)+([.D$33] -1)+([.D$30] - 1))" office:value-type="float" office:value="19.5" calcext:value-type="float">
            <text:p>19.50</text:p>
          </table:table-cell>
          <table:table-cell table:style-name="ce91" table:formula="of:=[.E$98]*(1+([.E$43] - 1)+([.E$31] - 1)+([.E$32] - 1)+([.E$33] -1)+([.E$30] - 1))" office:value-type="float" office:value="15.6" calcext:value-type="float">
            <text:p>15.60</text:p>
          </table:table-cell>
          <table:table-cell table:style-name="ce91" table:formula="of:=[.F$98]*(1+([.F$43] - 1)+([.F$31] - 1)+([.F$32] - 1)+([.F$33] -1)+([.F$30] - 1))" office:value-type="float" office:value="0" calcext:value-type="float">
            <text:p>0.00</text:p>
          </table:table-cell>
          <table:table-cell table:style-name="ce91" table:formula="of:=[.G$98]*(1+([.G$43] - 1)+([.G$31] - 1)+([.G$32] - 1)+([.G$33] -1)+([.G$30] - 1))" office:value-type="float" office:value="0" calcext:value-type="float">
            <text:p>0.00</text:p>
          </table:table-cell>
          <table:table-cell table:style-name="ce91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91" table:formula="of:=[.I$98]*(1+([.I$43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1] - 1)+([.D$30] - 1))" office:value-type="float" office:value="16.5" calcext:value-type="float">
            <text:p>16.50</text:p>
          </table:table-cell>
          <table:table-cell table:style-name="ce91" table:formula="of:=[.E$98]*(1+([.E$41] - 1)+([.E$30] - 1))" office:value-type="float" office:value="13.2" calcext:value-type="float">
            <text:p>13.20</text:p>
          </table:table-cell>
          <table:table-cell table:style-name="ce91" table:formula="of:=[.F$98]*(1+([.F$41] - 1)+([.F$30] - 1))" office:value-type="float" office:value="0" calcext:value-type="float">
            <text:p>0.00</text:p>
          </table:table-cell>
          <table:table-cell table:style-name="ce91" table:formula="of:=[.G$98]*(1+([.G$41] - 1)+([.G$30] - 1))" office:value-type="float" office:value="0" calcext:value-type="float">
            <text:p>0.00</text:p>
          </table:table-cell>
          <table:table-cell table:style-name="ce91" table:formula="of:=[.H$98]*(1+([.H$41] - 1)+([.H$30] - 1))" office:value-type="float" office:value="0" calcext:value-type="float">
            <text:p>0.00</text:p>
          </table:table-cell>
          <table:table-cell table:style-name="ce91" table:formula="of:=[.I$98]*(1+([.I$41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2] - 1)+([.D$30] - 1))" office:value-type="float" office:value="18" calcext:value-type="float">
            <text:p>18.00</text:p>
          </table:table-cell>
          <table:table-cell table:style-name="ce91" table:formula="of:=[.E$98]*(1+([.E$42] - 1)+([.E$30] - 1))" office:value-type="float" office:value="14.4" calcext:value-type="float">
            <text:p>14.40</text:p>
          </table:table-cell>
          <table:table-cell table:style-name="ce91" table:formula="of:=[.F$98]*(1+([.F$42] - 1)+([.F$30] - 1))" office:value-type="float" office:value="0" calcext:value-type="float">
            <text:p>0.00</text:p>
          </table:table-cell>
          <table:table-cell table:style-name="ce91" table:formula="of:=[.G$98]*(1+([.G$42] - 1)+([.G$30] - 1))" office:value-type="float" office:value="0" calcext:value-type="float">
            <text:p>0.00</text:p>
          </table:table-cell>
          <table:table-cell table:style-name="ce91" table:formula="of:=[.H$98]*(1+([.H$42] - 1)+([.H$30] - 1))" office:value-type="float" office:value="0" calcext:value-type="float">
            <text:p>0.00</text:p>
          </table:table-cell>
          <table:table-cell table:style-name="ce91" table:formula="of:=[.I$98]*(1+([.I$42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91" table:formula="of:=[.D$98]*(1+([.D$43] - 1)+([.D$30] - 1))" office:value-type="float" office:value="19.5" calcext:value-type="float">
            <text:p>19.50</text:p>
          </table:table-cell>
          <table:table-cell table:style-name="ce91" table:formula="of:=[.E$98]*(1+([.E$43] - 1)+([.E$30] - 1))" office:value-type="float" office:value="15.6" calcext:value-type="float">
            <text:p>15.60</text:p>
          </table:table-cell>
          <table:table-cell table:style-name="ce91" table:formula="of:=[.F$98]*(1+([.F$43] - 1)+([.F$30] - 1))" office:value-type="float" office:value="0" calcext:value-type="float">
            <text:p>0.00</text:p>
          </table:table-cell>
          <table:table-cell table:style-name="ce91" table:formula="of:=[.G$98]*(1+([.G$43] - 1)+([.G$30] - 1))" office:value-type="float" office:value="0" calcext:value-type="float">
            <text:p>0.00</text:p>
          </table:table-cell>
          <table:table-cell table:style-name="ce91" table:formula="of:=[.H$98]*(1+([.H$43] - 1)+([.H$30] - 1))" office:value-type="float" office:value="0" calcext:value-type="float">
            <text:p>0.00</text:p>
          </table:table-cell>
          <table:table-cell table:style-name="ce91" table:formula="of:=[.I$98]*(1+([.I$43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93" table:formula="of:=MAX(IF([.D74] = 1; CEILING([.D$99]/[.D74]; [$Globals.$D$2]*1000); MROUND([.D$99]/[.D74]; [$Globals.$D$2]*1000)); [$Globals.$D$2]*1000)" office:value-type="float" office:value="400" calcext:value-type="float">
            <text:p>400.00</text:p>
          </table:table-cell>
          <table:table-cell table:style-name="ce93" table:formula="of:=MAX(IF([.E74] = 1; CEILING([.E$99]/[.E74]; [$Globals.$D$2]*1000); MROUND([.E$99]/[.E74]; [$Globals.$D$2]*1000)); [$Globals.$D$2]*1000)" office:value-type="float" office:value="400" calcext:value-type="float">
            <text:p>400.00</text:p>
          </table:table-cell>
          <table:table-cell table:style-name="ce93" table:formula="of:=MAX(IF([.F74] = 1; CEILING([.F$99]/[.F74]; [$Globals.$D$2]*1000); MROUND([.F$99]/[.F7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75] = 1; CEILING([.D$99]/[.D75]; [$Globals.$D$2]*1000); MROUND([.D$99]/[.D75]; [$Globals.$D$2]*1000)); [$Globals.$D$2]*1000)" office:value-type="float" office:value="400" calcext:value-type="float">
            <text:p>400.00</text:p>
          </table:table-cell>
          <table:table-cell table:style-name="ce93" table:formula="of:=MAX(IF([.E75] = 1; CEILING([.E$99]/[.E75]; [$Globals.$D$2]*1000); MROUND([.E$99]/[.E75]; [$Globals.$D$2]*1000)); [$Globals.$D$2]*1000)" office:value-type="float" office:value="400" calcext:value-type="float">
            <text:p>400.00</text:p>
          </table:table-cell>
          <table:table-cell table:style-name="ce93" table:formula="of:=MAX(IF([.F75] = 1; CEILING([.F$99]/[.F75]; [$Globals.$D$2]*1000); MROUND([.F$99]/[.F7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76] = 1; CEILING([.D$99]/[.D76]; [$Globals.$D$2]*1000); MROUND([.D$99]/[.D76]; [$Globals.$D$2]*1000)); [$Globals.$D$2]*1000)" office:value-type="float" office:value="200" calcext:value-type="float">
            <text:p>200.00</text:p>
          </table:table-cell>
          <table:table-cell table:style-name="ce93" table:formula="of:=MAX(IF([.E76] = 1; CEILING([.E$99]/[.E76]; [$Globals.$D$2]*1000); MROUND([.E$99]/[.E76]; [$Globals.$D$2]*1000)); [$Globals.$D$2]*1000)" office:value-type="float" office:value="200" calcext:value-type="float">
            <text:p>200.00</text:p>
          </table:table-cell>
          <table:table-cell table:style-name="ce93" table:formula="of:=MAX(IF([.F76] = 1; CEILING([.F$99]/[.F76]; [$Globals.$D$2]*1000); MROUND([.F$99]/[.F7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77] = 1; CEILING([.D$99]/[.D77]; [$Globals.$D$2]*1000); MROUND([.D$99]/[.D77]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77] = 1; CEILING([.E$99]/[.E77]; [$Globals.$D$2]*1000); MROUND([.E$99]/[.E77]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78] = 1; CEILING([.D$99]/[.D78]; [$Globals.$D$2]*1000); MROUND([.D$99]/[.D78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78] = 1; CEILING([.E$99]/[.E78]; [$Globals.$D$2]*1000); MROUND([.E$99]/[.E78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78] = 1; CEILING([.F$99]/[.F78]; [$Globals.$D$2]*1000); MROUND([.F$99]/[.F7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79] = 1; CEILING([.D$99]/[.D79]; [$Globals.$D$2]*1000); MROUND([.D$99]/[.D79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79] = 1; CEILING([.E$99]/[.E79]; [$Globals.$D$2]*1000); MROUND([.E$99]/[.E79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79] = 1; CEILING([.F$99]/[.F79]; [$Globals.$D$2]*1000); MROUND([.F$99]/[.F7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0] = 1; CEILING([.D$99]/[.D80]; [$Globals.$D$2]*1000); MROUND([.D$99]/[.D80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80] = 1; CEILING([.E$99]/[.E80]; [$Globals.$D$2]*1000); MROUND([.E$99]/[.E80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80] = 1; CEILING([.F$99]/[.F80]; [$Globals.$D$2]*1000); MROUND([.F$99]/[.F8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1] = 1; CEILING([.D$99]/[.D81]; [$Globals.$D$2]*1000); MROUND([.D$99]/[.D81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81] = 1; CEILING([.E$99]/[.E81]; [$Globals.$D$2]*1000); MROUND([.E$99]/[.E81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81] = 1; CEILING([.F$99]/[.F81]; [$Globals.$D$2]*1000); MROUND([.F$99]/[.F8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2] = 1; CEILING([.D$99]/[.D82]; [$Globals.$D$2]*1000); MROUND([.D$99]/[.D82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82] = 1; CEILING([.E$99]/[.E82]; [$Globals.$D$2]*1000); MROUND([.E$99]/[.E82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82] = 1; CEILING([.F$99]/[.F82]; [$Globals.$D$2]*1000); MROUND([.F$99]/[.F8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83] = 1; CEILING([.D$99]/[.D83]; [$Globals.$D$2]*1000); MROUND([.D$99]/[.D83]; [$Globals.$D$2]*1000)); [$Globals.$D$2]*1000)" office:value-type="float" office:value="400" calcext:value-type="float">
            <text:p>400.00</text:p>
          </table:table-cell>
          <table:table-cell table:style-name="ce93" table:formula="of:=MAX(IF([.E83] = 1; CEILING([.E$99]/[.E83]; [$Globals.$D$2]*1000); MROUND([.E$99]/[.E83]; [$Globals.$D$2]*1000)); [$Globals.$D$2]*1000)" office:value-type="float" office:value="400" calcext:value-type="float">
            <text:p>400.00</text:p>
          </table:table-cell>
          <table:table-cell table:style-name="ce93" table:formula="of:=MAX(IF([.F83] = 1; CEILING([.F$99]/[.F83]; [$Globals.$D$2]*1000); MROUND([.F$99]/[.F8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84] = 1; CEILING([.D$99]/[.D84]; [$Globals.$D$2]*1000); MROUND([.D$99]/[.D84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84] = 1; CEILING([.E$99]/[.E84]; [$Globals.$D$2]*1000); MROUND([.E$99]/[.E84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84] = 1; CEILING([.F$99]/[.F84]; [$Globals.$D$2]*1000); MROUND([.F$99]/[.F8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5] = 1; CEILING([.D$99]/[.D85]; [$Globals.$D$2]*1000); MROUND([.D$99]/[.D85]; [$Globals.$D$2]*1000)); [$Globals.$D$2]*1000)" office:value-type="float" office:value="400" calcext:value-type="float">
            <text:p>400.00</text:p>
          </table:table-cell>
          <table:table-cell table:style-name="ce93" table:formula="of:=MAX(IF([.E85] = 1; CEILING([.E$99]/[.E85]; [$Globals.$D$2]*1000); MROUND([.E$99]/[.E85]; [$Globals.$D$2]*1000)); [$Globals.$D$2]*1000)" office:value-type="float" office:value="400" calcext:value-type="float">
            <text:p>400.00</text:p>
          </table:table-cell>
          <table:table-cell table:style-name="ce93" table:formula="of:=MAX(IF([.F85] = 1; CEILING([.F$99]/[.F85]; [$Globals.$D$2]*1000); MROUND([.F$99]/[.F8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6] = 1; CEILING([.D$99]/[.D86]; [$Globals.$D$2]*1000); MROUND([.D$99]/[.D86]; [$Globals.$D$2]*1000)); [$Globals.$D$2]*1000)" office:value-type="float" office:value="400" calcext:value-type="float">
            <text:p>400.00</text:p>
          </table:table-cell>
          <table:table-cell table:style-name="ce93" table:formula="of:=MAX(IF([.E86] = 1; CEILING([.E$99]/[.E86]; [$Globals.$D$2]*1000); MROUND([.E$99]/[.E86]; [$Globals.$D$2]*1000)); [$Globals.$D$2]*1000)" office:value-type="float" office:value="400" calcext:value-type="float">
            <text:p>400.00</text:p>
          </table:table-cell>
          <table:table-cell table:style-name="ce93" table:formula="of:=MAX(IF([.F86] = 1; CEILING([.F$99]/[.F86]; [$Globals.$D$2]*1000); MROUND([.F$99]/[.F8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87] = 1; CEILING([.D$99]/[.D87]; [$Globals.$D$2]*1000); MROUND([.D$99]/[.D87]; [$Globals.$D$2]*1000)); [$Globals.$D$2]*1000)" office:value-type="float" office:value="400" calcext:value-type="float">
            <text:p>400.00</text:p>
          </table:table-cell>
          <table:table-cell table:style-name="ce93" table:formula="of:=MAX(IF([.E87] = 1; CEILING([.E$99]/[.E87]; [$Globals.$D$2]*1000); MROUND([.E$99]/[.E87]; [$Globals.$D$2]*1000)); [$Globals.$D$2]*1000)" office:value-type="float" office:value="400" calcext:value-type="float">
            <text:p>400.00</text:p>
          </table:table-cell>
          <table:table-cell table:style-name="ce93" table:formula="of:=MAX(IF([.F87] = 1; CEILING([.F$99]/[.F87]; [$Globals.$D$2]*1000); MROUND([.F$99]/[.F8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93" table:formula="of:=MAX(IF([.D88] = 1; CEILING([.D$99]/[.D88]; [$Globals.$D$2]*1000); MROUND([.D$99]/[.D88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88] = 1; CEILING([.E$99]/[.E88]; [$Globals.$D$2]*1000); MROUND([.E$99]/[.E88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88] = 1; CEILING([.F$99]/[.F88]; [$Globals.$D$2]*1000); MROUND([.F$99]/[.F8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93" table:formula="of:=MAX(IF([.D89] = 1; CEILING([.D$99]/[.D89]; [$Globals.$D$2]*1000); MROUND([.D$99]/[.D89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89] = 1; CEILING([.E$99]/[.E89]; [$Globals.$D$2]*1000); MROUND([.E$99]/[.E89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89] = 1; CEILING([.F$99]/[.F89]; [$Globals.$D$2]*1000); MROUND([.F$99]/[.F8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93" table:formula="of:=MAX(IF([.D90] = 1; CEILING([.D$99]/[.D90]; [$Globals.$D$2]*1000); MROUND([.D$99]/[.D90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90] = 1; CEILING([.E$99]/[.E90]; [$Globals.$D$2]*1000); MROUND([.E$99]/[.E90]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90] = 1; CEILING([.F$99]/[.F90]; [$Globals.$D$2]*1000); MROUND([.F$99]/[.F9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91] = 1; CEILING([.D$99]/[.D91]; [$Globals.$D$2]*1000); MROUND([.D$99]/[.D91]; [$Globals.$D$2]*1000)); [$Globals.$D$2]*1000)" office:value-type="float" office:value="400" calcext:value-type="float">
            <text:p>400.00</text:p>
          </table:table-cell>
          <table:table-cell table:style-name="ce93" table:formula="of:=MAX(IF([.E91] = 1; CEILING([.E$99]/[.E91]; [$Globals.$D$2]*1000); MROUND([.E$99]/[.E91]; [$Globals.$D$2]*1000)); [$Globals.$D$2]*1000)" office:value-type="float" office:value="400" calcext:value-type="float">
            <text:p>400.00</text:p>
          </table:table-cell>
          <table:table-cell table:style-name="ce93" table:formula="of:=MAX(IF([.F91] = 1; CEILING([.F$99]/[.F91]; [$Globals.$D$2]*1000); MROUND([.F$99]/[.F9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92] = 1; CEILING([.D$99]/[.D92]; [$Globals.$D$2]*1000); MROUND([.D$99]/[.D92]; [$Globals.$D$2]*1000)); [$Globals.$D$2]*1000)" office:value-type="float" office:value="400" calcext:value-type="float">
            <text:p>400.00</text:p>
          </table:table-cell>
          <table:table-cell table:style-name="ce93" table:formula="of:=MAX(IF([.E92] = 1; CEILING([.E$99]/[.E92]; [$Globals.$D$2]*1000); MROUND([.E$99]/[.E92]; [$Globals.$D$2]*1000)); [$Globals.$D$2]*1000)" office:value-type="float" office:value="400" calcext:value-type="float">
            <text:p>400.00</text:p>
          </table:table-cell>
          <table:table-cell table:style-name="ce93" table:formula="of:=MAX(IF([.F92] = 1; CEILING([.F$99]/[.F92]; [$Globals.$D$2]*1000); MROUND([.F$99]/[.F9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93] = 1; CEILING([.D$99]/[.D93]; [$Globals.$D$2]*1000); MROUND([.D$99]/[.D93]; [$Globals.$D$2]*1000)); [$Globals.$D$2]*1000)" office:value-type="float" office:value="400" calcext:value-type="float">
            <text:p>400.00</text:p>
          </table:table-cell>
          <table:table-cell table:style-name="ce93" table:formula="of:=MAX(IF([.E93] = 1; CEILING([.E$99]/[.E93]; [$Globals.$D$2]*1000); MROUND([.E$99]/[.E93]; [$Globals.$D$2]*1000)); [$Globals.$D$2]*1000)" office:value-type="float" office:value="400" calcext:value-type="float">
            <text:p>400.00</text:p>
          </table:table-cell>
          <table:table-cell table:style-name="ce93" table:formula="of:=MAX(IF([.F93] = 1; CEILING([.F$99]/[.F93]; [$Globals.$D$2]*1000); MROUND([.F$99]/[.F9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94] = 1; CEILING([.D$99]/[.D94]; [$Globals.$D$2]*1000); MROUND([.D$99]/[.D94]; [$Globals.$D$2]*1000)); [$Globals.$D$2]*1000)" office:value-type="float" office:value="466.666666666667" calcext:value-type="float">
            <text:p>466.67</text:p>
          </table:table-cell>
          <table:table-cell table:style-name="ce93" table:formula="of:=MAX(IF([.E94] = 1; CEILING([.E$99]/[.E94]; [$Globals.$D$2]*1000); MROUND([.E$99]/[.E94]; [$Globals.$D$2]*1000)); [$Globals.$D$2]*1000)" office:value-type="float" office:value="466.666666666667" calcext:value-type="float">
            <text:p>466.67</text:p>
          </table:table-cell>
          <table:table-cell table:style-name="ce93" table:formula="of:=MAX(IF([.F94] = 1; CEILING([.F$99]/[.F94]; [$Globals.$D$2]*1000); MROUND([.F$99]/[.F9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95] = 1; CEILING([.D$99]/[.D95]; [$Globals.$D$2]*1000); MROUND([.D$99]/[.D95]; [$Globals.$D$2]*1000)); [$Globals.$D$2]*1000)" office:value-type="float" office:value="400" calcext:value-type="float">
            <text:p>400.00</text:p>
          </table:table-cell>
          <table:table-cell table:style-name="ce93" table:formula="of:=MAX(IF([.E95] = 1; CEILING([.E$99]/[.E95]; [$Globals.$D$2]*1000); MROUND([.E$99]/[.E95]; [$Globals.$D$2]*1000)); [$Globals.$D$2]*1000)" office:value-type="float" office:value="400" calcext:value-type="float">
            <text:p>400.00</text:p>
          </table:table-cell>
          <table:table-cell table:style-name="ce93" table:formula="of:=MAX(IF([.F95] = 1; CEILING([.F$99]/[.F95]; [$Globals.$D$2]*1000); MROUND([.F$99]/[.F9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96] = 1; CEILING([.D$99]/[.D96]; [$Globals.$D$2]*1000); MROUND([.D$99]/[.D96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96] = 1; CEILING([.E$99]/[.E96]; [$Globals.$D$2]*1000); MROUND([.E$99]/[.E96]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96] = 1; CEILING([.F$99]/[.F96]; [$Globals.$D$2]*1000); MROUND([.F$99]/[.F9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03] = 1; CEILING([.D$99]/(1+([.D$88] - 1)+([.D$82] - 1)); [$Globals.$D$2]*1000); MROUND([.D$99]/(1+([.D$88] - 1)+([.D$82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03] = 1; CEILING([.E$99]/(1+([.E$88] - 1)+([.E$82] - 1)); [$Globals.$D$2]*1000); MROUND([.E$99]/(1+([.E$88] - 1)+([.E$82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03] = 1; CEILING([.F$99]/(1+([.F$88] - 1)+([.F$82] - 1)); [$Globals.$D$2]*1000); MROUND([.F$99]/(1+([.F$88] - 1)+([.F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04] = 1; CEILING([.D$99]/(1+([.D$89] - 1)+([.D$82] - 1)); [$Globals.$D$2]*1000); MROUND([.D$99]/(1+([.D$89] - 1)+([.D$82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04] = 1; CEILING([.E$99]/(1+([.E$89] - 1)+([.E$82] - 1)); [$Globals.$D$2]*1000); MROUND([.E$99]/(1+([.E$89] - 1)+([.E$82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04] = 1; CEILING([.F$99]/(1+([.F$89] - 1)+([.F$82] - 1)); [$Globals.$D$2]*1000); MROUND([.F$99]/(1+([.F$89] - 1)+([.F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05] = 1; CEILING([.D$99]/(1+([.D$90] - 1)+([.D$82] - 1)); [$Globals.$D$2]*1000); MROUND([.D$99]/(1+([.D$90] - 1)+([.D$82] - 1)); [$Globals.$D$2]*1000)); [$Globals.$D$2]*1000)" office:value-type="float" office:value="200" calcext:value-type="float">
            <text:p>200.00</text:p>
          </table:table-cell>
          <table:table-cell table:style-name="ce93" table:formula="of:=MAX(IF([.E105] = 1; CEILING([.E$99]/(1+([.E$90] - 1)+([.E$82] - 1)); [$Globals.$D$2]*1000); MROUND([.E$99]/(1+([.E$90] - 1)+([.E$82] - 1)); [$Globals.$D$2]*1000)); [$Globals.$D$2]*1000)" office:value-type="float" office:value="200" calcext:value-type="float">
            <text:p>200.00</text:p>
          </table:table-cell>
          <table:table-cell table:style-name="ce93" table:formula="of:=MAX(IF([.F105] = 1; CEILING([.F$99]/(1+([.F$90] - 1)+([.F$82] - 1)); [$Globals.$D$2]*1000); MROUND([.F$99]/(1+([.F$90] - 1)+([.F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06] = 1; CEILING([.D$99]/(1+([.D$88] - 1)+([.D$91] - 1)); [$Globals.$D$2]*1000); MROUND([.D$99]/(1+([.D$88] - 1)+([.D$91] - 1))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106] = 1; CEILING([.E$99]/(1+([.E$88] - 1)+([.E$91] - 1)); [$Globals.$D$2]*1000); MROUND([.E$99]/(1+([.E$88] - 1)+([.E$91] - 1))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106] = 1; CEILING([.F$99]/(1+([.F$88] - 1)+([.F$91] - 1)); [$Globals.$D$2]*1000); MROUND([.F$99]/(1+([.F$88] - 1)+([.F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07] = 1; CEILING([.D$99]/(1+([.D$89] - 1)+([.D$91] - 1)); [$Globals.$D$2]*1000); MROUND([.D$99]/(1+([.D$89] - 1)+([.D$91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07] = 1; CEILING([.E$99]/(1+([.E$89] - 1)+([.E$91] - 1)); [$Globals.$D$2]*1000); MROUND([.E$99]/(1+([.E$89] - 1)+([.E$91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07] = 1; CEILING([.F$99]/(1+([.F$89] - 1)+([.F$91] - 1)); [$Globals.$D$2]*1000); MROUND([.F$99]/(1+([.F$89] - 1)+([.F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08] = 1; CEILING([.D$99]/(1+([.D$90] - 1)+([.D$91] - 1)); [$Globals.$D$2]*1000); MROUND([.D$99]/(1+([.D$90] - 1)+([.D$91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08] = 1; CEILING([.E$99]/(1+([.E$90] - 1)+([.E$91] - 1)); [$Globals.$D$2]*1000); MROUND([.E$99]/(1+([.E$90] - 1)+([.E$91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08] = 1; CEILING([.F$99]/(1+([.F$90] - 1)+([.F$91] - 1)); [$Globals.$D$2]*1000); MROUND([.F$99]/(1+([.F$90] - 1)+([.F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09] = 1; CEILING([.D$99]/(1+([.D$88] - 1)+([.D$84] - 1)); [$Globals.$D$2]*1000); MROUND([.D$99]/(1+([.D$88] - 1)+([.D$84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09] = 1; CEILING([.E$99]/(1+([.E$88] - 1)+([.E$84] - 1)); [$Globals.$D$2]*1000); MROUND([.E$99]/(1+([.E$88] - 1)+([.E$84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09] = 1; CEILING([.F$99]/(1+([.F$88] - 1)+([.F$84] - 1)); [$Globals.$D$2]*1000); MROUND([.F$99]/(1+([.F$88] - 1)+([.F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0] = 1; CEILING([.D$99]/(1+([.D$89] - 1)+([.D$84] - 1)); [$Globals.$D$2]*1000); MROUND([.D$99]/(1+([.D$89] - 1)+([.D$84] - 1)); [$Globals.$D$2]*1000)); [$Globals.$D$2]*1000)" office:value-type="float" office:value="200" calcext:value-type="float">
            <text:p>200.00</text:p>
          </table:table-cell>
          <table:table-cell table:style-name="ce93" table:formula="of:=MAX(IF([.E110] = 1; CEILING([.E$99]/(1+([.E$89] - 1)+([.E$84] - 1)); [$Globals.$D$2]*1000); MROUND([.E$99]/(1+([.E$89] - 1)+([.E$84] - 1)); [$Globals.$D$2]*1000)); [$Globals.$D$2]*1000)" office:value-type="float" office:value="200" calcext:value-type="float">
            <text:p>200.00</text:p>
          </table:table-cell>
          <table:table-cell table:style-name="ce93" table:formula="of:=MAX(IF([.F110] = 1; CEILING([.F$99]/(1+([.F$89] - 1)+([.F$84] - 1)); [$Globals.$D$2]*1000); MROUND([.F$99]/(1+([.F$89] - 1)+([.F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1] = 1; CEILING([.D$99]/(1+([.D$90] - 1)+([.D$84] - 1)); [$Globals.$D$2]*1000); MROUND([.D$99]/(1+([.D$90] - 1)+([.D$84] - 1)); [$Globals.$D$2]*1000)); [$Globals.$D$2]*1000)" office:value-type="float" office:value="200" calcext:value-type="float">
            <text:p>200.00</text:p>
          </table:table-cell>
          <table:table-cell table:style-name="ce93" table:formula="of:=MAX(IF([.E111] = 1; CEILING([.E$99]/(1+([.E$90] - 1)+([.E$84] - 1)); [$Globals.$D$2]*1000); MROUND([.E$99]/(1+([.E$90] - 1)+([.E$84] - 1)); [$Globals.$D$2]*1000)); [$Globals.$D$2]*1000)" office:value-type="float" office:value="200" calcext:value-type="float">
            <text:p>200.00</text:p>
          </table:table-cell>
          <table:table-cell table:style-name="ce93" table:formula="of:=MAX(IF([.F111] = 1; CEILING([.F$99]/(1+([.F$90] - 1)+([.F$84] - 1)); [$Globals.$D$2]*1000); MROUND([.F$99]/(1+([.F$90] - 1)+([.F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12] = 1; CEILING([.D$99]/(1+([.D$88] - 1)+([.D$83] - 1)); [$Globals.$D$2]*1000); MROUND([.D$99]/(1+([.D$88] - 1)+([.D$83] - 1))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E112] = 1; CEILING([.E$99]/(1+([.E$88] - 1)+([.E$83] - 1)); [$Globals.$D$2]*1000); MROUND([.E$99]/(1+([.E$88] - 1)+([.E$83] - 1)); [$Globals.$D$2]*1000)); [$Globals.$D$2]*1000)" office:value-type="float" office:value="333.333333333333" calcext:value-type="float">
            <text:p>333.33</text:p>
          </table:table-cell>
          <table:table-cell table:style-name="ce93" table:formula="of:=MAX(IF([.F112] = 1; CEILING([.F$99]/(1+([.F$88] - 1)+([.F$83] - 1)); [$Globals.$D$2]*1000); MROUND([.F$99]/(1+([.F$88] - 1)+([.F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13] = 1; CEILING([.D$99]/(1+([.D$89] - 1)+([.D$83] - 1)); [$Globals.$D$2]*1000); MROUND([.D$99]/(1+([.D$89] - 1)+([.D$83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13] = 1; CEILING([.E$99]/(1+([.E$89] - 1)+([.E$83] - 1)); [$Globals.$D$2]*1000); MROUND([.E$99]/(1+([.E$89] - 1)+([.E$83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13] = 1; CEILING([.F$99]/(1+([.F$89] - 1)+([.F$83] - 1)); [$Globals.$D$2]*1000); MROUND([.F$99]/(1+([.F$89] - 1)+([.F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14] = 1; CEILING([.D$99]/(1+([.D$90] - 1)+([.D$83] - 1)); [$Globals.$D$2]*1000); MROUND([.D$99]/(1+([.D$90] - 1)+([.D$83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E114] = 1; CEILING([.E$99]/(1+([.E$90] - 1)+([.E$83] - 1)); [$Globals.$D$2]*1000); MROUND([.E$99]/(1+([.E$90] - 1)+([.E$83] - 1)); [$Globals.$D$2]*1000)); [$Globals.$D$2]*1000)" office:value-type="float" office:value="266.666666666667" calcext:value-type="float">
            <text:p>266.67</text:p>
          </table:table-cell>
          <table:table-cell table:style-name="ce93" table:formula="of:=MAX(IF([.F114] = 1; CEILING([.F$99]/(1+([.F$90] - 1)+([.F$83] - 1)); [$Globals.$D$2]*1000); MROUND([.F$99]/(1+([.F$90] - 1)+([.F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5] = 1; CEILING([.D$99]/(1+([.D$88] - 1)+([.D$87] - 1)+([.D$77] - 1)); [$Globals.$D$2]*1000); MROUND([.D$99]/(1+([.D$88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15] = 1; CEILING([.E$99]/(1+([.E$88] - 1)+([.E$87] - 1)+([.E$77] - 1)); [$Globals.$D$2]*1000); MROUND([.E$99]/(1+([.E$88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6] = 1; CEILING([.D$99]/(1+([.D$89] - 1)+([.D$87] - 1)+([.D$77] - 1)); [$Globals.$D$2]*1000); MROUND([.D$99]/(1+([.D$89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16] = 1; CEILING([.E$99]/(1+([.E$89] - 1)+([.E$87] - 1)+([.E$77] - 1)); [$Globals.$D$2]*1000); MROUND([.E$99]/(1+([.E$89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7] = 1; CEILING([.D$99]/(1+([.D$90] - 1)+([.D$87] - 1)+([.D$77] - 1)); [$Globals.$D$2]*1000); MROUND([.D$99]/(1+([.D$90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17] = 1; CEILING([.E$99]/(1+([.E$90] - 1)+([.E$87] - 1)+([.E$77] - 1)); [$Globals.$D$2]*1000); MROUND([.E$99]/(1+([.E$90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93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8] = 1; CEILING([.D$99]/(1+([.D$88] - 1)+([.D$77] - 1)); [$Globals.$D$2]*1000); MROUND([.D$99]/(1+([.D$88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18] = 1; CEILING([.E$99]/(1+([.E$88] - 1)+([.E$77] - 1)); [$Globals.$D$2]*1000); MROUND([.E$99]/(1+([.E$88] - 1)+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19] = 1; CEILING([.D$99]/(1+([.D$89] - 1)+([.D$77] - 1)); [$Globals.$D$2]*1000); MROUND([.D$99]/(1+([.D$89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19] = 1; CEILING([.E$99]/(1 + ([.E$89] - 1) + ([.E$77] - 1)); [$Globals.$D$2]*1000); MROUND([.E$99]/(1 + ([.E$89] - 1) + 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93" table:formula="of:=MAX(IF([.D120] = 1; CEILING([.D$99]/(1+([.D$90] - 1)+([.D$77] - 1)); [$Globals.$D$2]*1000); MROUND([.D$99]/(1+([.D$90] - 1)+([.D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E120] = 1; CEILING([.E$99]/(1+([.E$90] - 1)+([.E$77] - 1)); [$Globals.$D$2]*1000); MROUND([.E$99]/(1+([.E$90] - 1)+([.E$77] - 1)); [$Globals.$D$2]*1000)); [$Globals.$D$2]*1000)" office:value-type="float" office:value="133.333333333333" calcext:value-type="float">
            <text:p>133.33</text:p>
          </table:table-cell>
          <table:table-cell table:style-name="ce93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93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GattlingTankGun</text:p>
          </table:table-cell>
          <table:table-cell table:style-name="ce55" office:value-type="string" calcext:value-type="string">
            <text:p>GattlingTankGunAir</text:p>
          </table:table-cell>
          <table:table-cell table:number-columns-repeated="1019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68" table:formula="of:=[.D103]*MAX([.D$100]; 1E-018) / ((MAX([.D$100] - 1; 1E-018) * [.D148]+[.D$101]) / 1000)" office:value-type="float" office:value="37.5" calcext:value-type="float">
            <text:p>37.50</text:p>
          </table:table-cell>
          <table:table-cell table:style-name="ce68" table:formula="of:=[.E103]*MAX([.E$100]; 1E-018) / ((MAX([.E$100] - 1; 1E-018) * [.E148]+[.E$101]) / 1000)" office:value-type="float" office:value="30" calcext:value-type="float">
            <text:p>30.00</text:p>
          </table:table-cell>
          <table:table-cell table:style-name="ce68" table:formula="of:=[.F103]*MAX([.F$100]; 1E-018) / ((MAX([.F$100] - 1; 1E-018) * [.F148]+[.F$101]) / 1000)" office:value-type="float" office:value="0" calcext:value-type="float">
            <text:p>0.00</text:p>
          </table:table-cell>
          <table:table-cell table:style-name="ce68" table:formula="of:=[.G103]*MAX([.G$100]; 1E-018) / ((MAX([.G$100] - 1; 1E-018) * [.G148]+[.G$101]) / 1000)" office:value-type="float" office:value="0" calcext:value-type="float">
            <text:p>0.00</text:p>
          </table:table-cell>
          <table:table-cell table:style-name="ce68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68" table:formula="of:=[.I103]*MAX([.I$100]; 1E-018) / ((MAX([.I$100] - 1; 1E-018) * [.I14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4]*MAX([.D$100]; 1E-018) / ((MAX([.D$100] - 1; 1E-018) * [.D149]+[.D$101]) / 1000)" office:value-type="float" office:value="46.875" calcext:value-type="float">
            <text:p>46.88</text:p>
          </table:table-cell>
          <table:table-cell table:style-name="ce68" table:formula="of:=[.E104]*MAX([.E$100]; 1E-018) / ((MAX([.E$100] - 1; 1E-018) * [.E149]+[.E$101]) / 1000)" office:value-type="float" office:value="37.5" calcext:value-type="float">
            <text:p>37.50</text:p>
          </table:table-cell>
          <table:table-cell table:style-name="ce68" table:formula="of:=[.F104]*MAX([.F$100]; 1E-018) / ((MAX([.F$100] - 1; 1E-018) * [.F149]+[.F$101]) / 1000)" office:value-type="float" office:value="0" calcext:value-type="float">
            <text:p>0.00</text:p>
          </table:table-cell>
          <table:table-cell table:style-name="ce68" table:formula="of:=[.G104]*MAX([.G$100]; 1E-018) / ((MAX([.G$100] - 1; 1E-018) * [.G149]+[.G$101]) / 1000)" office:value-type="float" office:value="0" calcext:value-type="float">
            <text:p>0.00</text:p>
          </table:table-cell>
          <table:table-cell table:style-name="ce68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68" table:formula="of:=[.I104]*MAX([.I$100]; 1E-018) / ((MAX([.I$100] - 1; 1E-018) * [.I14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5]*MAX([.D$100]; 1E-018) / ((MAX([.D$100] - 1; 1E-018) * [.D150]+[.D$101]) / 1000)" office:value-type="float" office:value="75" calcext:value-type="float">
            <text:p>75.00</text:p>
          </table:table-cell>
          <table:table-cell table:style-name="ce68" table:formula="of:=[.E105]*MAX([.E$100]; 1E-018) / ((MAX([.E$100] - 1; 1E-018) * [.E150]+[.E$101]) / 1000)" office:value-type="float" office:value="60" calcext:value-type="float">
            <text:p>60.00</text:p>
          </table:table-cell>
          <table:table-cell table:style-name="ce68" table:formula="of:=[.F105]*MAX([.F$100]; 1E-018) / ((MAX([.F$100] - 1; 1E-018) * [.F150]+[.F$101]) / 1000)" office:value-type="float" office:value="0" calcext:value-type="float">
            <text:p>0.00</text:p>
          </table:table-cell>
          <table:table-cell table:style-name="ce68" table:formula="of:=[.G105]*MAX([.G$100]; 1E-018) / ((MAX([.G$100] - 1; 1E-018) * [.G150]+[.G$101]) / 1000)" office:value-type="float" office:value="0" calcext:value-type="float">
            <text:p>0.00</text:p>
          </table:table-cell>
          <table:table-cell table:style-name="ce68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68" table:formula="of:=[.I105]*MAX([.I$100]; 1E-018) / ((MAX([.I$100] - 1; 1E-018) * [.I15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6]*MAX([.D$100]; 1E-018) / ((MAX([.D$100] - 1; 1E-018) * [.D151]+[.D$101]) / 1000)" office:value-type="float" office:value="112.5" calcext:value-type="float">
            <text:p>112.50</text:p>
          </table:table-cell>
          <table:table-cell table:style-name="ce68" table:formula="of:=[.E106]*MAX([.E$100]; 1E-018) / ((MAX([.E$100] - 1; 1E-018) * [.E151]+[.E$101]) / 1000)" office:value-type="float" office:value="90" calcext:value-type="float">
            <text:p>90.00</text:p>
          </table:table-cell>
          <table:table-cell table:style-name="ce68" table:formula="of:=[.F106]*MAX([.F$100]; 1E-018) / ((MAX([.F$100] - 1; 1E-018) * [.F151]+[.F$101]) / 1000)" office:value-type="float" office:value="0" calcext:value-type="float">
            <text:p>0.00</text:p>
          </table:table-cell>
          <table:table-cell table:style-name="ce68" table:formula="of:=[.G106]*MAX([.G$100]; 1E-018) / ((MAX([.G$100] - 1; 1E-018) * [.G151]+[.G$101]) / 1000)" office:value-type="float" office:value="0" calcext:value-type="float">
            <text:p>0.00</text:p>
          </table:table-cell>
          <table:table-cell table:style-name="ce68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68" table:formula="of:=[.I106]*MAX([.I$100]; 1E-018) / ((MAX([.I$100] - 1; 1E-018) * [.I15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7]*MAX([.D$100]; 1E-018) / ((MAX([.D$100] - 1; 1E-018) * [.D152]+[.D$101]) / 1000)" office:value-type="float" office:value="56.25" calcext:value-type="float">
            <text:p>56.25</text:p>
          </table:table-cell>
          <table:table-cell table:style-name="ce68" table:formula="of:=[.E107]*MAX([.E$100]; 1E-018) / ((MAX([.E$100] - 1; 1E-018) * [.E152]+[.E$101]) / 1000)" office:value-type="float" office:value="45" calcext:value-type="float">
            <text:p>45.00</text:p>
          </table:table-cell>
          <table:table-cell table:style-name="ce68" table:formula="of:=[.F107]*MAX([.F$100]; 1E-018) / ((MAX([.F$100] - 1; 1E-018) * [.F152]+[.F$101]) / 1000)" office:value-type="float" office:value="0" calcext:value-type="float">
            <text:p>0.00</text:p>
          </table:table-cell>
          <table:table-cell table:style-name="ce68" table:formula="of:=[.G107]*MAX([.G$100]; 1E-018) / ((MAX([.G$100] - 1; 1E-018) * [.G152]+[.G$101]) / 1000)" office:value-type="float" office:value="0" calcext:value-type="float">
            <text:p>0.00</text:p>
          </table:table-cell>
          <table:table-cell table:style-name="ce68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68" table:formula="of:=[.I107]*MAX([.I$100]; 1E-018) / ((MAX([.I$100] - 1; 1E-018) * [.I15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8]*MAX([.D$100]; 1E-018) / ((MAX([.D$100] - 1; 1E-018) * [.D153]+[.D$101]) / 1000)" office:value-type="float" office:value="45" calcext:value-type="float">
            <text:p>45.00</text:p>
          </table:table-cell>
          <table:table-cell table:style-name="ce68" table:formula="of:=[.E108]*MAX([.E$100]; 1E-018) / ((MAX([.E$100] - 1; 1E-018) * [.E153]+[.E$101]) / 1000)" office:value-type="float" office:value="36" calcext:value-type="float">
            <text:p>36.00</text:p>
          </table:table-cell>
          <table:table-cell table:style-name="ce68" table:formula="of:=[.F108]*MAX([.F$100]; 1E-018) / ((MAX([.F$100] - 1; 1E-018) * [.F153]+[.F$101]) / 1000)" office:value-type="float" office:value="0" calcext:value-type="float">
            <text:p>0.00</text:p>
          </table:table-cell>
          <table:table-cell table:style-name="ce68" table:formula="of:=[.G108]*MAX([.G$100]; 1E-018) / ((MAX([.G$100] - 1; 1E-018) * [.G153]+[.G$101]) / 1000)" office:value-type="float" office:value="0" calcext:value-type="float">
            <text:p>0.00</text:p>
          </table:table-cell>
          <table:table-cell table:style-name="ce68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68" table:formula="of:=[.I108]*MAX([.I$100]; 1E-018) / ((MAX([.I$100] - 1; 1E-018) * [.I15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9]*MAX([.D$100]; 1E-018) / ((MAX([.D$100] - 1; 1E-018) * [.D154]+[.D$101]) / 1000)" office:value-type="float" office:value="45" calcext:value-type="float">
            <text:p>45.00</text:p>
          </table:table-cell>
          <table:table-cell table:style-name="ce68" table:formula="of:=[.E109]*MAX([.E$100]; 1E-018) / ((MAX([.E$100] - 1; 1E-018) * [.E154]+[.E$101]) / 1000)" office:value-type="float" office:value="36" calcext:value-type="float">
            <text:p>36.00</text:p>
          </table:table-cell>
          <table:table-cell table:style-name="ce68" table:formula="of:=[.F109]*MAX([.F$100]; 1E-018) / ((MAX([.F$100] - 1; 1E-018) * [.F154]+[.F$101]) / 1000)" office:value-type="float" office:value="0" calcext:value-type="float">
            <text:p>0.00</text:p>
          </table:table-cell>
          <table:table-cell table:style-name="ce68" table:formula="of:=[.G109]*MAX([.G$100]; 1E-018) / ((MAX([.G$100] - 1; 1E-018) * [.G154]+[.G$101]) / 1000)" office:value-type="float" office:value="0" calcext:value-type="float">
            <text:p>0.00</text:p>
          </table:table-cell>
          <table:table-cell table:style-name="ce68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68" table:formula="of:=[.I109]*MAX([.I$100]; 1E-018) / ((MAX([.I$100] - 1; 1E-018) * [.I15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0]*MAX([.D$100]; 1E-018) / ((MAX([.D$100] - 1; 1E-018) * [.D155]+[.D$101]) / 1000)" office:value-type="float" office:value="45" calcext:value-type="float">
            <text:p>45.00</text:p>
          </table:table-cell>
          <table:table-cell table:style-name="ce68" table:formula="of:=[.E110]*MAX([.E$100]; 1E-018) / ((MAX([.E$100] - 1; 1E-018) * [.E155]+[.E$101]) / 1000)" office:value-type="float" office:value="36" calcext:value-type="float">
            <text:p>36.00</text:p>
          </table:table-cell>
          <table:table-cell table:style-name="ce68" table:formula="of:=[.F110]*MAX([.F$100]; 1E-018) / ((MAX([.F$100] - 1; 1E-018) * [.F155]+[.F$101]) / 1000)" office:value-type="float" office:value="0" calcext:value-type="float">
            <text:p>0.00</text:p>
          </table:table-cell>
          <table:table-cell table:style-name="ce68" table:formula="of:=[.G110]*MAX([.G$100]; 1E-018) / ((MAX([.G$100] - 1; 1E-018) * [.G155]+[.G$101]) / 1000)" office:value-type="float" office:value="0" calcext:value-type="float">
            <text:p>0.00</text:p>
          </table:table-cell>
          <table:table-cell table:style-name="ce68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68" table:formula="of:=[.I110]*MAX([.I$100]; 1E-018) / ((MAX([.I$100] - 1; 1E-018) * [.I15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1]*MAX([.D$100]; 1E-018) / ((MAX([.D$100] - 1; 1E-018) * [.D156]+[.D$101]) / 1000)" office:value-type="float" office:value="45" calcext:value-type="float">
            <text:p>45.00</text:p>
          </table:table-cell>
          <table:table-cell table:style-name="ce68" table:formula="of:=[.E111]*MAX([.E$100]; 1E-018) / ((MAX([.E$100] - 1; 1E-018) * [.E156]+[.E$101]) / 1000)" office:value-type="float" office:value="36" calcext:value-type="float">
            <text:p>36.00</text:p>
          </table:table-cell>
          <table:table-cell table:style-name="ce68" table:formula="of:=[.F111]*MAX([.F$100]; 1E-018) / ((MAX([.F$100] - 1; 1E-018) * [.F156]+[.F$101]) / 1000)" office:value-type="float" office:value="0" calcext:value-type="float">
            <text:p>0.00</text:p>
          </table:table-cell>
          <table:table-cell table:style-name="ce68" table:formula="of:=[.G111]*MAX([.G$100]; 1E-018) / ((MAX([.G$100] - 1; 1E-018) * [.G156]+[.G$101]) / 1000)" office:value-type="float" office:value="0" calcext:value-type="float">
            <text:p>0.00</text:p>
          </table:table-cell>
          <table:table-cell table:style-name="ce68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68" table:formula="of:=[.I111]*MAX([.I$100]; 1E-018) / ((MAX([.I$100] - 1; 1E-018) * [.I15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2]*MAX([.D$100]; 1E-018) / ((MAX([.D$100] - 1; 1E-018) * [.D157]+[.D$101]) / 1000)" office:value-type="float" office:value="46.875" calcext:value-type="float">
            <text:p>46.88</text:p>
          </table:table-cell>
          <table:table-cell table:style-name="ce68" table:formula="of:=[.E112]*MAX([.E$100]; 1E-018) / ((MAX([.E$100] - 1; 1E-018) * [.E157]+[.E$101]) / 1000)" office:value-type="float" office:value="37.5" calcext:value-type="float">
            <text:p>37.50</text:p>
          </table:table-cell>
          <table:table-cell table:style-name="ce68" table:formula="of:=[.F112]*MAX([.F$100]; 1E-018) / ((MAX([.F$100] - 1; 1E-018) * [.F157]+[.F$101]) / 1000)" office:value-type="float" office:value="0" calcext:value-type="float">
            <text:p>0.00</text:p>
          </table:table-cell>
          <table:table-cell table:style-name="ce68" table:formula="of:=[.G112]*MAX([.G$100]; 1E-018) / ((MAX([.G$100] - 1; 1E-018) * [.G157]+[.G$101]) / 1000)" office:value-type="float" office:value="0" calcext:value-type="float">
            <text:p>0.00</text:p>
          </table:table-cell>
          <table:table-cell table:style-name="ce68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68" table:formula="of:=[.I112]*MAX([.I$100]; 1E-018) / ((MAX([.I$100] - 1; 1E-018) * [.I15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3]*MAX([.D$100]; 1E-018) / ((MAX([.D$100] - 1; 1E-018) * [.D158]+[.D$101]) / 1000)" office:value-type="float" office:value="56.25" calcext:value-type="float">
            <text:p>56.25</text:p>
          </table:table-cell>
          <table:table-cell table:style-name="ce68" table:formula="of:=[.E113]*MAX([.E$100]; 1E-018) / ((MAX([.E$100] - 1; 1E-018) * [.E158]+[.E$101]) / 1000)" office:value-type="float" office:value="45" calcext:value-type="float">
            <text:p>45.00</text:p>
          </table:table-cell>
          <table:table-cell table:style-name="ce68" table:formula="of:=[.F113]*MAX([.F$100]; 1E-018) / ((MAX([.F$100] - 1; 1E-018) * [.F158]+[.F$101]) / 1000)" office:value-type="float" office:value="0" calcext:value-type="float">
            <text:p>0.00</text:p>
          </table:table-cell>
          <table:table-cell table:style-name="ce68" table:formula="of:=[.G113]*MAX([.G$100]; 1E-018) / ((MAX([.G$100] - 1; 1E-018) * [.G158]+[.G$101]) / 1000)" office:value-type="float" office:value="0" calcext:value-type="float">
            <text:p>0.00</text:p>
          </table:table-cell>
          <table:table-cell table:style-name="ce68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68" table:formula="of:=[.I113]*MAX([.I$100]; 1E-018) / ((MAX([.I$100] - 1; 1E-018) * [.I15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4]*MAX([.D$100]; 1E-018) / ((MAX([.D$100] - 1; 1E-018) * [.D159]+[.D$101]) / 1000)" office:value-type="float" office:value="41.25" calcext:value-type="float">
            <text:p>41.25</text:p>
          </table:table-cell>
          <table:table-cell table:style-name="ce68" table:formula="of:=[.E114]*MAX([.E$100]; 1E-018) / ((MAX([.E$100] - 1; 1E-018) * [.E159]+[.E$101]) / 1000)" office:value-type="float" office:value="33" calcext:value-type="float">
            <text:p>33.00</text:p>
          </table:table-cell>
          <table:table-cell table:style-name="ce68" table:formula="of:=[.F114]*MAX([.F$100]; 1E-018) / ((MAX([.F$100] - 1; 1E-018) * [.F159]+[.F$101]) / 1000)" office:value-type="float" office:value="0" calcext:value-type="float">
            <text:p>0.00</text:p>
          </table:table-cell>
          <table:table-cell table:style-name="ce68" table:formula="of:=[.G114]*MAX([.G$100]; 1E-018) / ((MAX([.G$100] - 1; 1E-018) * [.G159]+[.G$101]) / 1000)" office:value-type="float" office:value="0" calcext:value-type="float">
            <text:p>0.00</text:p>
          </table:table-cell>
          <table:table-cell table:style-name="ce68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68" table:formula="of:=[.I114]*MAX([.I$100]; 1E-018) / ((MAX([.I$100] - 1; 1E-018) * [.I15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5]*MAX([.D$100]; 1E-018) / ((MAX([.D$100] - 1; 1E-018) * [.D160]+[.D$101]) / 1000)" office:value-type="float" office:value="45" calcext:value-type="float">
            <text:p>45.00</text:p>
          </table:table-cell>
          <table:table-cell table:style-name="ce68" table:formula="of:=[.E115]*MAX([.E$100]; 1E-018) / ((MAX([.E$100] - 1; 1E-018) * [.E160]+[.E$101]) / 1000)" office:value-type="float" office:value="36" calcext:value-type="float">
            <text:p>36.00</text:p>
          </table:table-cell>
          <table:table-cell table:style-name="ce68" table:formula="of:=[.F115]*MAX([.F$100]; 1E-018) / ((MAX([.F$100] - 1; 1E-018) * [.F160]+[.F$101]) / 1000)" office:value-type="float" office:value="0" calcext:value-type="float">
            <text:p>0.00</text:p>
          </table:table-cell>
          <table:table-cell table:style-name="ce68" table:formula="of:=[.G115]*MAX([.G$100]; 1E-018) / ((MAX([.G$100] - 1; 1E-018) * [.G160]+[.G$101]) / 1000)" office:value-type="float" office:value="0" calcext:value-type="float">
            <text:p>0.00</text:p>
          </table:table-cell>
          <table:table-cell table:style-name="ce68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68" table:formula="of:=[.I115]*MAX([.I$100]; 1E-018) / ((MAX([.I$100] - 1; 1E-018) * [.I16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6]*MAX([.D$100]; 1E-018) / ((MAX([.D$100] - 1; 1E-018) * [.D161]+[.D$101]) / 1000)" office:value-type="float" office:value="48.75" calcext:value-type="float">
            <text:p>48.75</text:p>
          </table:table-cell>
          <table:table-cell table:style-name="ce68" table:formula="of:=[.E116]*MAX([.E$100]; 1E-018) / ((MAX([.E$100] - 1; 1E-018) * [.E161]+[.E$101]) / 1000)" office:value-type="float" office:value="39" calcext:value-type="float">
            <text:p>39.00</text:p>
          </table:table-cell>
          <table:table-cell table:style-name="ce68" table:formula="of:=[.F116]*MAX([.F$100]; 1E-018) / ((MAX([.F$100] - 1; 1E-018) * [.F161]+[.F$101]) / 1000)" office:value-type="float" office:value="0" calcext:value-type="float">
            <text:p>0.00</text:p>
          </table:table-cell>
          <table:table-cell table:style-name="ce68" table:formula="of:=[.G116]*MAX([.G$100]; 1E-018) / ((MAX([.G$100] - 1; 1E-018) * [.G161]+[.G$101]) / 1000)" office:value-type="float" office:value="0" calcext:value-type="float">
            <text:p>0.00</text:p>
          </table:table-cell>
          <table:table-cell table:style-name="ce68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68" table:formula="of:=[.I116]*MAX([.I$100]; 1E-018) / ((MAX([.I$100] - 1; 1E-018) * [.I16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7]*MAX([.D$100]; 1E-018) / ((MAX([.D$100] - 1; 1E-018) * [.D162]+[.D$101]) / 1000)" office:value-type="float" office:value="49.5" calcext:value-type="float">
            <text:p>49.50</text:p>
          </table:table-cell>
          <table:table-cell table:style-name="ce68" table:formula="of:=[.E117]*MAX([.E$100]; 1E-018) / ((MAX([.E$100] - 1; 1E-018) * [.E162]+[.E$101]) / 1000)" office:value-type="float" office:value="39.6" calcext:value-type="float">
            <text:p>39.60</text:p>
          </table:table-cell>
          <table:table-cell table:style-name="ce68" table:formula="of:=[.F117]*MAX([.F$100]; 1E-018) / ((MAX([.F$100] - 1; 1E-018) * [.F162]+[.F$101]) / 1000)" office:value-type="float" office:value="0" calcext:value-type="float">
            <text:p>0.00</text:p>
          </table:table-cell>
          <table:table-cell table:style-name="ce68" table:formula="of:=[.G117]*MAX([.G$100]; 1E-018) / ((MAX([.G$100] - 1; 1E-018) * [.G162]+[.G$101]) / 1000)" office:value-type="float" office:value="0" calcext:value-type="float">
            <text:p>0.00</text:p>
          </table:table-cell>
          <table:table-cell table:style-name="ce68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68" table:formula="of:=[.I117]*MAX([.I$100]; 1E-018) / ((MAX([.I$100] - 1; 1E-018) * [.I16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68" table:formula="of:=[.D118]*MAX([.D$100]; 1E-018) / ((MAX([.D$100] - 1; 1E-018) * [.D163]+[.D$101]) / 1000)" office:value-type="float" office:value="67.5" calcext:value-type="float">
            <text:p>67.50</text:p>
          </table:table-cell>
          <table:table-cell table:style-name="ce68" table:formula="of:=[.E118]*MAX([.E$100]; 1E-018) / ((MAX([.E$100] - 1; 1E-018) * [.E163]+[.E$101]) / 1000)" office:value-type="float" office:value="54" calcext:value-type="float">
            <text:p>54.00</text:p>
          </table:table-cell>
          <table:table-cell table:style-name="ce68" table:formula="of:=[.F118]*MAX([.F$100]; 1E-018) / ((MAX([.F$100] - 1; 1E-018) * [.F163]+[.F$101]) / 1000)" office:value-type="float" office:value="0" calcext:value-type="float">
            <text:p>0.00</text:p>
          </table:table-cell>
          <table:table-cell table:style-name="ce68" table:formula="of:=[.G118]*MAX([.G$100]; 1E-018) / ((MAX([.G$100] - 1; 1E-018) * [.G163]+[.G$101]) / 1000)" office:value-type="float" office:value="0" calcext:value-type="float">
            <text:p>0.00</text:p>
          </table:table-cell>
          <table:table-cell table:style-name="ce68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68" table:formula="of:=[.I118]*MAX([.I$100]; 1E-018) / ((MAX([.I$100] - 1; 1E-018) * [.I16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9]*MAX([.D$100]; 1E-018) / ((MAX([.D$100] - 1; 1E-018) * [.D164]+[.D$101]) / 1000)" office:value-type="float" office:value="73.125" calcext:value-type="float">
            <text:p>73.13</text:p>
          </table:table-cell>
          <table:table-cell table:style-name="ce68" table:formula="of:=[.E119]*MAX([.E$100]; 1E-018) / ((MAX([.E$100] - 1; 1E-018) * [.E164]+[.E$101]) / 1000)" office:value-type="float" office:value="58.5" calcext:value-type="float">
            <text:p>58.50</text:p>
          </table:table-cell>
          <table:table-cell table:style-name="ce68" table:formula="of:=[.F119]*MAX([.F$100]; 1E-018) / ((MAX([.F$100] - 1; 1E-018) * [.F164]+[.F$101]) / 1000)" office:value-type="float" office:value="0" calcext:value-type="float">
            <text:p>0.00</text:p>
          </table:table-cell>
          <table:table-cell table:style-name="ce68" table:formula="of:=[.G119]*MAX([.G$100]; 1E-018) / ((MAX([.G$100] - 1; 1E-018) * [.G164]+[.G$101]) / 1000)" office:value-type="float" office:value="0" calcext:value-type="float">
            <text:p>0.00</text:p>
          </table:table-cell>
          <table:table-cell table:style-name="ce68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68" table:formula="of:=[.I119]*MAX([.I$100]; 1E-018) / ((MAX([.I$100] - 1; 1E-018) * [.I16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0]*MAX([.D$100]; 1E-018) / ((MAX([.D$100] - 1; 1E-018) * [.D165]+[.D$101]) / 1000)" office:value-type="float" office:value="45" calcext:value-type="float">
            <text:p>45.00</text:p>
          </table:table-cell>
          <table:table-cell table:style-name="ce68" table:formula="of:=[.E120]*MAX([.E$100]; 1E-018) / ((MAX([.E$100] - 1; 1E-018) * [.E165]+[.E$101]) / 1000)" office:value-type="float" office:value="36" calcext:value-type="float">
            <text:p>36.00</text:p>
          </table:table-cell>
          <table:table-cell table:style-name="ce68" table:formula="of:=[.F120]*MAX([.F$100]; 1E-018) / ((MAX([.F$100] - 1; 1E-018) * [.F165]+[.F$101]) / 1000)" office:value-type="float" office:value="0" calcext:value-type="float">
            <text:p>0.00</text:p>
          </table:table-cell>
          <table:table-cell table:style-name="ce68" table:formula="of:=[.G120]*MAX([.G$100]; 1E-018) / ((MAX([.G$100] - 1; 1E-018) * [.G165]+[.G$101]) / 1000)" office:value-type="float" office:value="0" calcext:value-type="float">
            <text:p>0.00</text:p>
          </table:table-cell>
          <table:table-cell table:style-name="ce68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68" table:formula="of:=[.I120]*MAX([.I$100]; 1E-018) / ((MAX([.I$100] - 1; 1E-018) * [.I16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1]*MAX([.D$100]; 1E-018) / ((MAX([.D$100] - 1; 1E-018) * [.D166]+[.D$101]) / 1000)" office:value-type="float" office:value="37.5" calcext:value-type="float">
            <text:p>37.50</text:p>
          </table:table-cell>
          <table:table-cell table:style-name="ce68" table:formula="of:=[.E121]*MAX([.E$100]; 1E-018) / ((MAX([.E$100] - 1; 1E-018) * [.E166]+[.E$101]) / 1000)" office:value-type="float" office:value="30" calcext:value-type="float">
            <text:p>30.00</text:p>
          </table:table-cell>
          <table:table-cell table:style-name="ce68" table:formula="of:=[.F121]*MAX([.F$100]; 1E-018) / ((MAX([.F$100] - 1; 1E-018) * [.F166]+[.F$101]) / 1000)" office:value-type="float" office:value="0" calcext:value-type="float">
            <text:p>0.00</text:p>
          </table:table-cell>
          <table:table-cell table:style-name="ce68" table:formula="of:=[.G121]*MAX([.G$100]; 1E-018) / ((MAX([.G$100] - 1; 1E-018) * [.G166]+[.G$101]) / 1000)" office:value-type="float" office:value="0" calcext:value-type="float">
            <text:p>0.00</text:p>
          </table:table-cell>
          <table:table-cell table:style-name="ce68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68" table:formula="of:=[.I121]*MAX([.I$100]; 1E-018) / ((MAX([.I$100] - 1; 1E-018) * [.I16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2]*MAX([.D$100]; 1E-018) / ((MAX([.D$100] - 1; 1E-018) * [.D167]+[.D$101]) / 1000)" office:value-type="float" office:value="37.5" calcext:value-type="float">
            <text:p>37.50</text:p>
          </table:table-cell>
          <table:table-cell table:style-name="ce68" table:formula="of:=[.E122]*MAX([.E$100]; 1E-018) / ((MAX([.E$100] - 1; 1E-018) * [.E167]+[.E$101]) / 1000)" office:value-type="float" office:value="30" calcext:value-type="float">
            <text:p>30.00</text:p>
          </table:table-cell>
          <table:table-cell table:style-name="ce68" table:formula="of:=[.F122]*MAX([.F$100]; 1E-018) / ((MAX([.F$100] - 1; 1E-018) * [.F167]+[.F$101]) / 1000)" office:value-type="float" office:value="0" calcext:value-type="float">
            <text:p>0.00</text:p>
          </table:table-cell>
          <table:table-cell table:style-name="ce68" table:formula="of:=[.G122]*MAX([.G$100]; 1E-018) / ((MAX([.G$100] - 1; 1E-018) * [.G167]+[.G$101]) / 1000)" office:value-type="float" office:value="0" calcext:value-type="float">
            <text:p>0.00</text:p>
          </table:table-cell>
          <table:table-cell table:style-name="ce68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68" table:formula="of:=[.I122]*MAX([.I$100]; 1E-018) / ((MAX([.I$100] - 1; 1E-018) * [.I16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3]*MAX([.D$100]; 1E-018) / ((MAX([.D$100] - 1; 1E-018) * [.D168]+[.D$101]) / 1000)" office:value-type="float" office:value="32.1428571428571" calcext:value-type="float">
            <text:p>32.14</text:p>
          </table:table-cell>
          <table:table-cell table:style-name="ce68" table:formula="of:=[.E123]*MAX([.E$100]; 1E-018) / ((MAX([.E$100] - 1; 1E-018) * [.E168]+[.E$101]) / 1000)" office:value-type="float" office:value="25.7142857142857" calcext:value-type="float">
            <text:p>25.71</text:p>
          </table:table-cell>
          <table:table-cell table:style-name="ce68" table:formula="of:=[.F123]*MAX([.F$100]; 1E-018) / ((MAX([.F$100] - 1; 1E-018) * [.F168]+[.F$101]) / 1000)" office:value-type="float" office:value="0" calcext:value-type="float">
            <text:p>0.00</text:p>
          </table:table-cell>
          <table:table-cell table:style-name="ce68" table:formula="of:=[.G123]*MAX([.G$100]; 1E-018) / ((MAX([.G$100] - 1; 1E-018) * [.G168]+[.G$101]) / 1000)" office:value-type="float" office:value="0" calcext:value-type="float">
            <text:p>0.00</text:p>
          </table:table-cell>
          <table:table-cell table:style-name="ce68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68" table:formula="of:=[.I123]*MAX([.I$100]; 1E-018) / ((MAX([.I$100] - 1; 1E-018) * [.I16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4]*MAX([.D$100]; 1E-018) / ((MAX([.D$100] - 1; 1E-018) * [.D169]+[.D$101]) / 1000)" office:value-type="float" office:value="37.5" calcext:value-type="float">
            <text:p>37.50</text:p>
          </table:table-cell>
          <table:table-cell table:style-name="ce68" table:formula="of:=[.E124]*MAX([.E$100]; 1E-018) / ((MAX([.E$100] - 1; 1E-018) * [.E169]+[.E$101]) / 1000)" office:value-type="float" office:value="30" calcext:value-type="float">
            <text:p>30.00</text:p>
          </table:table-cell>
          <table:table-cell table:style-name="ce68" table:formula="of:=[.F124]*MAX([.F$100]; 1E-018) / ((MAX([.F$100] - 1; 1E-018) * [.F169]+[.F$101]) / 1000)" office:value-type="float" office:value="0" calcext:value-type="float">
            <text:p>0.00</text:p>
          </table:table-cell>
          <table:table-cell table:style-name="ce68" table:formula="of:=[.G124]*MAX([.G$100]; 1E-018) / ((MAX([.G$100] - 1; 1E-018) * [.G169]+[.G$101]) / 1000)" office:value-type="float" office:value="0" calcext:value-type="float">
            <text:p>0.00</text:p>
          </table:table-cell>
          <table:table-cell table:style-name="ce68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68" table:formula="of:=[.I124]*MAX([.I$100]; 1E-018) / ((MAX([.I$100] - 1; 1E-018) * [.I16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5]*MAX([.D$100]; 1E-018) / ((MAX([.D$100] - 1; 1E-018) * [.D170]+[.D$101]) / 1000)" office:value-type="float" office:value="45" calcext:value-type="float">
            <text:p>45.00</text:p>
          </table:table-cell>
          <table:table-cell table:style-name="ce68" table:formula="of:=[.E125]*MAX([.E$100]; 1E-018) / ((MAX([.E$100] - 1; 1E-018) * [.E170]+[.E$101]) / 1000)" office:value-type="float" office:value="36" calcext:value-type="float">
            <text:p>36.00</text:p>
          </table:table-cell>
          <table:table-cell table:style-name="ce68" table:formula="of:=[.F125]*MAX([.F$100]; 1E-018) / ((MAX([.F$100] - 1; 1E-018) * [.F170]+[.F$101]) / 1000)" office:value-type="float" office:value="0" calcext:value-type="float">
            <text:p>0.00</text:p>
          </table:table-cell>
          <table:table-cell table:style-name="ce68" table:formula="of:=[.G125]*MAX([.G$100]; 1E-018) / ((MAX([.G$100] - 1; 1E-018) * [.G170]+[.G$101]) / 1000)" office:value-type="float" office:value="0" calcext:value-type="float">
            <text:p>0.00</text:p>
          </table:table-cell>
          <table:table-cell table:style-name="ce68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68" table:formula="of:=[.I125]*MAX([.I$100]; 1E-018) / ((MAX([.I$100] - 1; 1E-018) * [.I17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6]*MAX([.D$100]; 1E-018) / ((MAX([.D$100] - 1; 1E-018) * [.D171]+[.D$101]) / 1000)" office:value-type="float" office:value="61.875" calcext:value-type="float">
            <text:p>61.88</text:p>
          </table:table-cell>
          <table:table-cell table:style-name="ce68" table:formula="of:=[.E126]*MAX([.E$100]; 1E-018) / ((MAX([.E$100] - 1; 1E-018) * [.E171]+[.E$101]) / 1000)" office:value-type="float" office:value="49.5" calcext:value-type="float">
            <text:p>49.50</text:p>
          </table:table-cell>
          <table:table-cell table:style-name="ce68" table:formula="of:=[.F126]*MAX([.F$100]; 1E-018) / ((MAX([.F$100] - 1; 1E-018) * [.F171]+[.F$101]) / 1000)" office:value-type="float" office:value="0" calcext:value-type="float">
            <text:p>0.00</text:p>
          </table:table-cell>
          <table:table-cell table:style-name="ce68" table:formula="of:=[.G126]*MAX([.G$100]; 1E-018) / ((MAX([.G$100] - 1; 1E-018) * [.G171]+[.G$101]) / 1000)" office:value-type="float" office:value="0" calcext:value-type="float">
            <text:p>0.00</text:p>
          </table:table-cell>
          <table:table-cell table:style-name="ce68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68" table:formula="of:=[.I126]*MAX([.I$100]; 1E-018) / ((MAX([.I$100] - 1; 1E-018) * [.I17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7]*MAX([.D$100]; 1E-018) / ((MAX([.D$100] - 1; 1E-018) * [.D172]+[.D$101]) / 1000)" office:value-type="float" office:value="67.5" calcext:value-type="float">
            <text:p>67.50</text:p>
          </table:table-cell>
          <table:table-cell table:style-name="ce68" table:formula="of:=[.E127]*MAX([.E$100]; 1E-018) / ((MAX([.E$100] - 1; 1E-018) * [.E172]+[.E$101]) / 1000)" office:value-type="float" office:value="54" calcext:value-type="float">
            <text:p>54.00</text:p>
          </table:table-cell>
          <table:table-cell table:style-name="ce68" table:formula="of:=[.F127]*MAX([.F$100]; 1E-018) / ((MAX([.F$100] - 1; 1E-018) * [.F172]+[.F$101]) / 1000)" office:value-type="float" office:value="0" calcext:value-type="float">
            <text:p>0.00</text:p>
          </table:table-cell>
          <table:table-cell table:style-name="ce68" table:formula="of:=[.G127]*MAX([.G$100]; 1E-018) / ((MAX([.G$100] - 1; 1E-018) * [.G172]+[.G$101]) / 1000)" office:value-type="float" office:value="0" calcext:value-type="float">
            <text:p>0.00</text:p>
          </table:table-cell>
          <table:table-cell table:style-name="ce68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68" table:formula="of:=[.I127]*MAX([.I$100]; 1E-018) / ((MAX([.I$100] - 1; 1E-018) * [.I17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8]*MAX([.D$100]; 1E-018) / ((MAX([.D$100] - 1; 1E-018) * [.D173]+[.D$101]) / 1000)" office:value-type="float" office:value="97.5" calcext:value-type="float">
            <text:p>97.50</text:p>
          </table:table-cell>
          <table:table-cell table:style-name="ce68" table:formula="of:=[.E128]*MAX([.E$100]; 1E-018) / ((MAX([.E$100] - 1; 1E-018) * [.E173]+[.E$101]) / 1000)" office:value-type="float" office:value="78" calcext:value-type="float">
            <text:p>78.00</text:p>
          </table:table-cell>
          <table:table-cell table:style-name="ce68" table:formula="of:=[.F128]*MAX([.F$100]; 1E-018) / ((MAX([.F$100] - 1; 1E-018) * [.F173]+[.F$101]) / 1000)" office:value-type="float" office:value="0" calcext:value-type="float">
            <text:p>0.00</text:p>
          </table:table-cell>
          <table:table-cell table:style-name="ce68" table:formula="of:=[.G128]*MAX([.G$100]; 1E-018) / ((MAX([.G$100] - 1; 1E-018) * [.G173]+[.G$101]) / 1000)" office:value-type="float" office:value="0" calcext:value-type="float">
            <text:p>0.00</text:p>
          </table:table-cell>
          <table:table-cell table:style-name="ce68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68" table:formula="of:=[.I128]*MAX([.I$100]; 1E-018) / ((MAX([.I$100] - 1; 1E-018) * [.I17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9]*MAX([.D$100]; 1E-018) / ((MAX([.D$100] - 1; 1E-018) * [.D174]+[.D$101]) / 1000)" office:value-type="float" office:value="58.5" calcext:value-type="float">
            <text:p>58.50</text:p>
          </table:table-cell>
          <table:table-cell table:style-name="ce68" table:formula="of:=[.E129]*MAX([.E$100]; 1E-018) / ((MAX([.E$100] - 1; 1E-018) * [.E174]+[.E$101]) / 1000)" office:value-type="float" office:value="46.8" calcext:value-type="float">
            <text:p>46.80</text:p>
          </table:table-cell>
          <table:table-cell table:style-name="ce68" table:formula="of:=[.F129]*MAX([.F$100]; 1E-018) / ((MAX([.F$100] - 1; 1E-018) * [.F174]+[.F$101]) / 1000)" office:value-type="float" office:value="0" calcext:value-type="float">
            <text:p>0.00</text:p>
          </table:table-cell>
          <table:table-cell table:style-name="ce68" table:formula="of:=[.G129]*MAX([.G$100]; 1E-018) / ((MAX([.G$100] - 1; 1E-018) * [.G174]+[.G$101]) / 1000)" office:value-type="float" office:value="0" calcext:value-type="float">
            <text:p>0.00</text:p>
          </table:table-cell>
          <table:table-cell table:style-name="ce68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68" table:formula="of:=[.I129]*MAX([.I$100]; 1E-018) / ((MAX([.I$100] - 1; 1E-018) * [.I17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0]*MAX([.D$100]; 1E-018) / ((MAX([.D$100] - 1; 1E-018) * [.D175]+[.D$101]) / 1000)" office:value-type="float" office:value="78.75" calcext:value-type="float">
            <text:p>78.75</text:p>
          </table:table-cell>
          <table:table-cell table:style-name="ce68" table:formula="of:=[.E130]*MAX([.E$100]; 1E-018) / ((MAX([.E$100] - 1; 1E-018) * [.E175]+[.E$101]) / 1000)" office:value-type="float" office:value="63" calcext:value-type="float">
            <text:p>63.00</text:p>
          </table:table-cell>
          <table:table-cell table:style-name="ce68" table:formula="of:=[.F130]*MAX([.F$100]; 1E-018) / ((MAX([.F$100] - 1; 1E-018) * [.F175]+[.F$101]) / 1000)" office:value-type="float" office:value="0" calcext:value-type="float">
            <text:p>0.00</text:p>
          </table:table-cell>
          <table:table-cell table:style-name="ce68" table:formula="of:=[.G130]*MAX([.G$100]; 1E-018) / ((MAX([.G$100] - 1; 1E-018) * [.G175]+[.G$101]) / 1000)" office:value-type="float" office:value="0" calcext:value-type="float">
            <text:p>0.00</text:p>
          </table:table-cell>
          <table:table-cell table:style-name="ce68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68" table:formula="of:=[.I130]*MAX([.I$100]; 1E-018) / ((MAX([.I$100] - 1; 1E-018) * [.I17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1]*MAX([.D$100]; 1E-018) / ((MAX([.D$100] - 1; 1E-018) * [.D176]+[.D$101]) / 1000)" office:value-type="float" office:value="84.375" calcext:value-type="float">
            <text:p>84.38</text:p>
          </table:table-cell>
          <table:table-cell table:style-name="ce68" table:formula="of:=[.E131]*MAX([.E$100]; 1E-018) / ((MAX([.E$100] - 1; 1E-018) * [.E176]+[.E$101]) / 1000)" office:value-type="float" office:value="67.5" calcext:value-type="float">
            <text:p>67.50</text:p>
          </table:table-cell>
          <table:table-cell table:style-name="ce68" table:formula="of:=[.F131]*MAX([.F$100]; 1E-018) / ((MAX([.F$100] - 1; 1E-018) * [.F176]+[.F$101]) / 1000)" office:value-type="float" office:value="0" calcext:value-type="float">
            <text:p>0.00</text:p>
          </table:table-cell>
          <table:table-cell table:style-name="ce68" table:formula="of:=[.G131]*MAX([.G$100]; 1E-018) / ((MAX([.G$100] - 1; 1E-018) * [.G176]+[.G$101]) / 1000)" office:value-type="float" office:value="0" calcext:value-type="float">
            <text:p>0.00</text:p>
          </table:table-cell>
          <table:table-cell table:style-name="ce68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68" table:formula="of:=[.I131]*MAX([.I$100]; 1E-018) / ((MAX([.I$100] - 1; 1E-018) * [.I17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2]*MAX([.D$100]; 1E-018) / ((MAX([.D$100] - 1; 1E-018) * [.D177]+[.D$101]) / 1000)" office:value-type="float" office:value="61.875" calcext:value-type="float">
            <text:p>61.88</text:p>
          </table:table-cell>
          <table:table-cell table:style-name="ce68" table:formula="of:=[.E132]*MAX([.E$100]; 1E-018) / ((MAX([.E$100] - 1; 1E-018) * [.E177]+[.E$101]) / 1000)" office:value-type="float" office:value="49.5" calcext:value-type="float">
            <text:p>49.50</text:p>
          </table:table-cell>
          <table:table-cell table:style-name="ce68" table:formula="of:=[.F132]*MAX([.F$100]; 1E-018) / ((MAX([.F$100] - 1; 1E-018) * [.F177]+[.F$101]) / 1000)" office:value-type="float" office:value="0" calcext:value-type="float">
            <text:p>0.00</text:p>
          </table:table-cell>
          <table:table-cell table:style-name="ce68" table:formula="of:=[.G132]*MAX([.G$100]; 1E-018) / ((MAX([.G$100] - 1; 1E-018) * [.G177]+[.G$101]) / 1000)" office:value-type="float" office:value="0" calcext:value-type="float">
            <text:p>0.00</text:p>
          </table:table-cell>
          <table:table-cell table:style-name="ce68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68" table:formula="of:=[.I132]*MAX([.I$100]; 1E-018) / ((MAX([.I$100] - 1; 1E-018) * [.I17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3]*MAX([.D$100]; 1E-018) / ((MAX([.D$100] - 1; 1E-018) * [.D178]+[.D$101]) / 1000)" office:value-type="float" office:value="90" calcext:value-type="float">
            <text:p>90.00</text:p>
          </table:table-cell>
          <table:table-cell table:style-name="ce68" table:formula="of:=[.E133]*MAX([.E$100]; 1E-018) / ((MAX([.E$100] - 1; 1E-018) * [.E178]+[.E$101]) / 1000)" office:value-type="float" office:value="72" calcext:value-type="float">
            <text:p>72.00</text:p>
          </table:table-cell>
          <table:table-cell table:style-name="ce68" table:formula="of:=[.F133]*MAX([.F$100]; 1E-018) / ((MAX([.F$100] - 1; 1E-018) * [.F178]+[.F$101]) / 1000)" office:value-type="float" office:value="0" calcext:value-type="float">
            <text:p>0.00</text:p>
          </table:table-cell>
          <table:table-cell table:style-name="ce68" table:formula="of:=[.G133]*MAX([.G$100]; 1E-018) / ((MAX([.G$100] - 1; 1E-018) * [.G178]+[.G$101]) / 1000)" office:value-type="float" office:value="0" calcext:value-type="float">
            <text:p>0.00</text:p>
          </table:table-cell>
          <table:table-cell table:style-name="ce68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68" table:formula="of:=[.I133]*MAX([.I$100]; 1E-018) / ((MAX([.I$100] - 1; 1E-018) * [.I17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4]*MAX([.D$100]; 1E-018) / ((MAX([.D$100] - 1; 1E-018) * [.D179]+[.D$101]) / 1000)" office:value-type="float" office:value="97.5" calcext:value-type="float">
            <text:p>97.50</text:p>
          </table:table-cell>
          <table:table-cell table:style-name="ce68" table:formula="of:=[.E134]*MAX([.E$100]; 1E-018) / ((MAX([.E$100] - 1; 1E-018) * [.E179]+[.E$101]) / 1000)" office:value-type="float" office:value="78" calcext:value-type="float">
            <text:p>78.00</text:p>
          </table:table-cell>
          <table:table-cell table:style-name="ce68" table:formula="of:=[.F134]*MAX([.F$100]; 1E-018) / ((MAX([.F$100] - 1; 1E-018) * [.F179]+[.F$101]) / 1000)" office:value-type="float" office:value="0" calcext:value-type="float">
            <text:p>0.00</text:p>
          </table:table-cell>
          <table:table-cell table:style-name="ce68" table:formula="of:=[.G134]*MAX([.G$100]; 1E-018) / ((MAX([.G$100] - 1; 1E-018) * [.G179]+[.G$101]) / 1000)" office:value-type="float" office:value="0" calcext:value-type="float">
            <text:p>0.00</text:p>
          </table:table-cell>
          <table:table-cell table:style-name="ce68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68" table:formula="of:=[.I134]*MAX([.I$100]; 1E-018) / ((MAX([.I$100] - 1; 1E-018) * [.I17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5]*MAX([.D$100]; 1E-018) / ((MAX([.D$100] - 1; 1E-018) * [.D180]+[.D$101]) / 1000)" office:value-type="float" office:value="60.75" calcext:value-type="float">
            <text:p>60.75</text:p>
          </table:table-cell>
          <table:table-cell table:style-name="ce68" table:formula="of:=[.E135]*MAX([.E$100]; 1E-018) / ((MAX([.E$100] - 1; 1E-018) * [.E180]+[.E$101]) / 1000)" office:value-type="float" office:value="48.6" calcext:value-type="float">
            <text:p>48.60</text:p>
          </table:table-cell>
          <table:table-cell table:style-name="ce68" table:formula="of:=[.F135]*MAX([.F$100]; 1E-018) / ((MAX([.F$100] - 1; 1E-018) * [.F180]+[.F$101]) / 1000)" office:value-type="float" office:value="0" calcext:value-type="float">
            <text:p>0.00</text:p>
          </table:table-cell>
          <table:table-cell table:style-name="ce68" table:formula="of:=[.G135]*MAX([.G$100]; 1E-018) / ((MAX([.G$100] - 1; 1E-018) * [.G180]+[.G$101]) / 1000)" office:value-type="float" office:value="0" calcext:value-type="float">
            <text:p>0.00</text:p>
          </table:table-cell>
          <table:table-cell table:style-name="ce68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68" table:formula="of:=[.I135]*MAX([.I$100]; 1E-018) / ((MAX([.I$100] - 1; 1E-018) * [.I18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6]*MAX([.D$100]; 1E-018) / ((MAX([.D$100] - 1; 1E-018) * [.D181]+[.D$101]) / 1000)" office:value-type="float" office:value="81.5625" calcext:value-type="float">
            <text:p>81.56</text:p>
          </table:table-cell>
          <table:table-cell table:style-name="ce68" table:formula="of:=[.E136]*MAX([.E$100]; 1E-018) / ((MAX([.E$100] - 1; 1E-018) * [.E181]+[.E$101]) / 1000)" office:value-type="float" office:value="65.25" calcext:value-type="float">
            <text:p>65.25</text:p>
          </table:table-cell>
          <table:table-cell table:style-name="ce68" table:formula="of:=[.F136]*MAX([.F$100]; 1E-018) / ((MAX([.F$100] - 1; 1E-018) * [.F181]+[.F$101]) / 1000)" office:value-type="float" office:value="0" calcext:value-type="float">
            <text:p>0.00</text:p>
          </table:table-cell>
          <table:table-cell table:style-name="ce68" table:formula="of:=[.G136]*MAX([.G$100]; 1E-018) / ((MAX([.G$100] - 1; 1E-018) * [.G181]+[.G$101]) / 1000)" office:value-type="float" office:value="0" calcext:value-type="float">
            <text:p>0.00</text:p>
          </table:table-cell>
          <table:table-cell table:style-name="ce68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68" table:formula="of:=[.I136]*MAX([.I$100]; 1E-018) / ((MAX([.I$100] - 1; 1E-018) * [.I18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7]*MAX([.D$100]; 1E-018) / ((MAX([.D$100] - 1; 1E-018) * [.D182]+[.D$101]) / 1000)" office:value-type="float" office:value="87.1875" calcext:value-type="float">
            <text:p>87.19</text:p>
          </table:table-cell>
          <table:table-cell table:style-name="ce68" table:formula="of:=[.E137]*MAX([.E$100]; 1E-018) / ((MAX([.E$100] - 1; 1E-018) * [.E182]+[.E$101]) / 1000)" office:value-type="float" office:value="69.75" calcext:value-type="float">
            <text:p>69.75</text:p>
          </table:table-cell>
          <table:table-cell table:style-name="ce68" table:formula="of:=[.F137]*MAX([.F$100]; 1E-018) / ((MAX([.F$100] - 1; 1E-018) * [.F182]+[.F$101]) / 1000)" office:value-type="float" office:value="0" calcext:value-type="float">
            <text:p>0.00</text:p>
          </table:table-cell>
          <table:table-cell table:style-name="ce68" table:formula="of:=[.G137]*MAX([.G$100]; 1E-018) / ((MAX([.G$100] - 1; 1E-018) * [.G182]+[.G$101]) / 1000)" office:value-type="float" office:value="0" calcext:value-type="float">
            <text:p>0.00</text:p>
          </table:table-cell>
          <table:table-cell table:style-name="ce68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68" table:formula="of:=[.I137]*MAX([.I$100]; 1E-018) / ((MAX([.I$100] - 1; 1E-018) * [.I18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8]*MAX([.D$100]; 1E-018) / ((MAX([.D$100] - 1; 1E-018) * [.D183]+[.D$101]) / 1000)" office:value-type="float" office:value="157.5" calcext:value-type="float">
            <text:p>157.50</text:p>
          </table:table-cell>
          <table:table-cell table:style-name="ce68" table:formula="of:=[.E138]*MAX([.E$100]; 1E-018) / ((MAX([.E$100] - 1; 1E-018) * [.E183]+[.E$101]) / 1000)" office:value-type="float" office:value="126" calcext:value-type="float">
            <text:p>126.00</text:p>
          </table:table-cell>
          <table:table-cell table:style-name="ce68" table:formula="of:=[.F138]*MAX([.F$100]; 1E-018) / ((MAX([.F$100] - 1; 1E-018) * [.F183]+[.F$101]) / 1000)" office:value-type="float" office:value="0" calcext:value-type="float">
            <text:p>0.00</text:p>
          </table:table-cell>
          <table:table-cell table:style-name="ce68" table:formula="of:=[.G138]*MAX([.G$100]; 1E-018) / ((MAX([.G$100] - 1; 1E-018) * [.G183]+[.G$101]) / 1000)" office:value-type="float" office:value="0" calcext:value-type="float">
            <text:p>0.00</text:p>
          </table:table-cell>
          <table:table-cell table:style-name="ce68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68" table:formula="of:=[.I138]*MAX([.I$100]; 1E-018) / ((MAX([.I$100] - 1; 1E-018) * [.I18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9]*MAX([.D$100]; 1E-018) / ((MAX([.D$100] - 1; 1E-018) * [.D184]+[.D$101]) / 1000)" office:value-type="float" office:value="168.75" calcext:value-type="float">
            <text:p>168.75</text:p>
          </table:table-cell>
          <table:table-cell table:style-name="ce68" table:formula="of:=[.E139]*MAX([.E$100]; 1E-018) / ((MAX([.E$100] - 1; 1E-018) * [.E184]+[.E$101]) / 1000)" office:value-type="float" office:value="135" calcext:value-type="float">
            <text:p>135.00</text:p>
          </table:table-cell>
          <table:table-cell table:style-name="ce68" table:formula="of:=[.F139]*MAX([.F$100]; 1E-018) / ((MAX([.F$100] - 1; 1E-018) * [.F184]+[.F$101]) / 1000)" office:value-type="float" office:value="0" calcext:value-type="float">
            <text:p>0.00</text:p>
          </table:table-cell>
          <table:table-cell table:style-name="ce68" table:formula="of:=[.G139]*MAX([.G$100]; 1E-018) / ((MAX([.G$100] - 1; 1E-018) * [.G184]+[.G$101]) / 1000)" office:value-type="float" office:value="0" calcext:value-type="float">
            <text:p>0.00</text:p>
          </table:table-cell>
          <table:table-cell table:style-name="ce68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68" table:formula="of:=[.I139]*MAX([.I$100]; 1E-018) / ((MAX([.I$100] - 1; 1E-018) * [.I18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0]*MAX([.D$100]; 1E-018) / ((MAX([.D$100] - 1; 1E-018) * [.D185]+[.D$101]) / 1000)" office:value-type="float" office:value="180" calcext:value-type="float">
            <text:p>180.00</text:p>
          </table:table-cell>
          <table:table-cell table:style-name="ce68" table:formula="of:=[.E140]*MAX([.E$100]; 1E-018) / ((MAX([.E$100] - 1; 1E-018) * [.E185]+[.E$101]) / 1000)" office:value-type="float" office:value="144" calcext:value-type="float">
            <text:p>144.00</text:p>
          </table:table-cell>
          <table:table-cell table:style-name="ce68" table:formula="of:=[.F140]*MAX([.F$100]; 1E-018) / ((MAX([.F$100] - 1; 1E-018) * [.F185]+[.F$101]) / 1000)" office:value-type="float" office:value="0" calcext:value-type="float">
            <text:p>0.00</text:p>
          </table:table-cell>
          <table:table-cell table:style-name="ce68" table:formula="of:=[.G140]*MAX([.G$100]; 1E-018) / ((MAX([.G$100] - 1; 1E-018) * [.G185]+[.G$101]) / 1000)" office:value-type="float" office:value="0" calcext:value-type="float">
            <text:p>0.00</text:p>
          </table:table-cell>
          <table:table-cell table:style-name="ce68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68" table:formula="of:=[.I140]*MAX([.I$100]; 1E-018) / ((MAX([.I$100] - 1; 1E-018) * [.I18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1]*MAX([.D$100]; 1E-018) / ((MAX([.D$100] - 1; 1E-018) * [.D186]+[.D$101]) / 1000)" office:value-type="float" office:value="247.5" calcext:value-type="float">
            <text:p>247.50</text:p>
          </table:table-cell>
          <table:table-cell table:style-name="ce68" table:formula="of:=[.E141]*MAX([.E$100]; 1E-018) / ((MAX([.E$100] - 1; 1E-018) * [.E186]+[.E$101]) / 1000)" office:value-type="float" office:value="198" calcext:value-type="float">
            <text:p>198.00</text:p>
          </table:table-cell>
          <table:table-cell table:style-name="ce68" table:formula="of:=[.F141]*MAX([.F$100]; 1E-018) / ((MAX([.F$100] - 1; 1E-018) * [.F186]+[.F$101]) / 1000)" office:value-type="float" office:value="0" calcext:value-type="float">
            <text:p>0.00</text:p>
          </table:table-cell>
          <table:table-cell table:style-name="ce68" table:formula="of:=[.G141]*MAX([.G$100]; 1E-018) / ((MAX([.G$100] - 1; 1E-018) * [.G186]+[.G$101]) / 1000)" office:value-type="float" office:value="0" calcext:value-type="float">
            <text:p>0.00</text:p>
          </table:table-cell>
          <table:table-cell table:style-name="ce68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68" table:formula="of:=[.I141]*MAX([.I$100]; 1E-018) / ((MAX([.I$100] - 1; 1E-018) * [.I18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2]*MAX([.D$100]; 1E-018) / ((MAX([.D$100] - 1; 1E-018) * [.D187]+[.D$101]) / 1000)" office:value-type="float" office:value="270" calcext:value-type="float">
            <text:p>270.00</text:p>
          </table:table-cell>
          <table:table-cell table:style-name="ce68" table:formula="of:=[.E142]*MAX([.E$100]; 1E-018) / ((MAX([.E$100] - 1; 1E-018) * [.E187]+[.E$101]) / 1000)" office:value-type="float" office:value="216" calcext:value-type="float">
            <text:p>216.00</text:p>
          </table:table-cell>
          <table:table-cell table:style-name="ce68" table:formula="of:=[.F142]*MAX([.F$100]; 1E-018) / ((MAX([.F$100] - 1; 1E-018) * [.F187]+[.F$101]) / 1000)" office:value-type="float" office:value="0" calcext:value-type="float">
            <text:p>0.00</text:p>
          </table:table-cell>
          <table:table-cell table:style-name="ce68" table:formula="of:=[.G142]*MAX([.G$100]; 1E-018) / ((MAX([.G$100] - 1; 1E-018) * [.G187]+[.G$101]) / 1000)" office:value-type="float" office:value="0" calcext:value-type="float">
            <text:p>0.00</text:p>
          </table:table-cell>
          <table:table-cell table:style-name="ce68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68" table:formula="of:=[.I142]*MAX([.I$100]; 1E-018) / ((MAX([.I$100] - 1; 1E-018) * [.I18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3]*MAX([.D$100]; 1E-018) / ((MAX([.D$100] - 1; 1E-018) * [.D188]+[.D$101]) / 1000)" office:value-type="float" office:value="292.5" calcext:value-type="float">
            <text:p>292.50</text:p>
          </table:table-cell>
          <table:table-cell table:style-name="ce68" table:formula="of:=[.E143]*MAX([.E$100]; 1E-018) / ((MAX([.E$100] - 1; 1E-018) * [.E188]+[.E$101]) / 1000)" office:value-type="float" office:value="234" calcext:value-type="float">
            <text:p>234.00</text:p>
          </table:table-cell>
          <table:table-cell table:style-name="ce68" table:formula="of:=[.F143]*MAX([.F$100]; 1E-018) / ((MAX([.F$100] - 1; 1E-018) * [.F188]+[.F$101]) / 1000)" office:value-type="float" office:value="0" calcext:value-type="float">
            <text:p>0.00</text:p>
          </table:table-cell>
          <table:table-cell table:style-name="ce68" table:formula="of:=[.G143]*MAX([.G$100]; 1E-018) / ((MAX([.G$100] - 1; 1E-018) * [.G188]+[.G$101]) / 1000)" office:value-type="float" office:value="0" calcext:value-type="float">
            <text:p>0.00</text:p>
          </table:table-cell>
          <table:table-cell table:style-name="ce68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68" table:formula="of:=[.I143]*MAX([.I$100]; 1E-018) / ((MAX([.I$100] - 1; 1E-018) * [.I18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4]*MAX([.D$100]; 1E-018) / ((MAX([.D$100] - 1; 1E-018) * [.D189]+[.D$101]) / 1000)" office:value-type="float" office:value="123.75" calcext:value-type="float">
            <text:p>123.75</text:p>
          </table:table-cell>
          <table:table-cell table:style-name="ce68" table:formula="of:=[.E144]*MAX([.E$100]; 1E-018) / ((MAX([.E$100] - 1; 1E-018) * [.E189]+[.E$101]) / 1000)" office:value-type="float" office:value="99" calcext:value-type="float">
            <text:p>99.00</text:p>
          </table:table-cell>
          <table:table-cell table:style-name="ce68" table:formula="of:=[.F144]*MAX([.F$100]; 1E-018) / ((MAX([.F$100] - 1; 1E-018) * [.F189]+[.F$101]) / 1000)" office:value-type="float" office:value="0" calcext:value-type="float">
            <text:p>0.00</text:p>
          </table:table-cell>
          <table:table-cell table:style-name="ce68" table:formula="of:=[.G144]*MAX([.G$100]; 1E-018) / ((MAX([.G$100] - 1; 1E-018) * [.G189]+[.G$101]) / 1000)" office:value-type="float" office:value="0" calcext:value-type="float">
            <text:p>0.00</text:p>
          </table:table-cell>
          <table:table-cell table:style-name="ce68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68" table:formula="of:=[.I144]*MAX([.I$100]; 1E-018) / ((MAX([.I$100] - 1; 1E-018) * [.I18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5]*MAX([.D$100]; 1E-018) / ((MAX([.D$100] - 1; 1E-018) * [.D190]+[.D$101]) / 1000)" office:value-type="float" office:value="135" calcext:value-type="float">
            <text:p>135.00</text:p>
          </table:table-cell>
          <table:table-cell table:style-name="ce68" table:formula="of:=[.E145]*MAX([.E$100]; 1E-018) / ((MAX([.E$100] - 1; 1E-018) * [.E190]+[.E$101]) / 1000)" office:value-type="float" office:value="108" calcext:value-type="float">
            <text:p>108.00</text:p>
          </table:table-cell>
          <table:table-cell table:style-name="ce68" table:formula="of:=[.F145]*MAX([.F$100]; 1E-018) / ((MAX([.F$100] - 1; 1E-018) * [.F190]+[.F$101]) / 1000)" office:value-type="float" office:value="0" calcext:value-type="float">
            <text:p>0.00</text:p>
          </table:table-cell>
          <table:table-cell table:style-name="ce68" table:formula="of:=[.G145]*MAX([.G$100]; 1E-018) / ((MAX([.G$100] - 1; 1E-018) * [.G190]+[.G$101]) / 1000)" office:value-type="float" office:value="0" calcext:value-type="float">
            <text:p>0.00</text:p>
          </table:table-cell>
          <table:table-cell table:style-name="ce68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68" table:formula="of:=[.I145]*MAX([.I$100]; 1E-018) / ((MAX([.I$100] - 1; 1E-018) * [.I19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6]*MAX([.D$100]; 1E-018) / ((MAX([.D$100] - 1; 1E-018) * [.D191]+[.D$101]) / 1000)" office:value-type="float" office:value="146.25" calcext:value-type="float">
            <text:p>146.25</text:p>
          </table:table-cell>
          <table:table-cell table:style-name="ce68" table:formula="of:=[.E146]*MAX([.E$100]; 1E-018) / ((MAX([.E$100] - 1; 1E-018) * [.E191]+[.E$101]) / 1000)" office:value-type="float" office:value="117" calcext:value-type="float">
            <text:p>117.00</text:p>
          </table:table-cell>
          <table:table-cell table:style-name="ce68" table:formula="of:=[.F146]*MAX([.F$100]; 1E-018) / ((MAX([.F$100] - 1; 1E-018) * [.F191]+[.F$101]) / 1000)" office:value-type="float" office:value="0" calcext:value-type="float">
            <text:p>0.00</text:p>
          </table:table-cell>
          <table:table-cell table:style-name="ce68" table:formula="of:=[.G146]*MAX([.G$100]; 1E-018) / ((MAX([.G$100] - 1; 1E-018) * [.G191]+[.G$101]) / 1000)" office:value-type="float" office:value="0" calcext:value-type="float">
            <text:p>0.00</text:p>
          </table:table-cell>
          <table:table-cell table:style-name="ce68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68" table:formula="of:=[.I146]*MAX([.I$100]; 1E-018) / ((MAX([.I$100] - 1; 1E-018) * [.I19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72" table:formula="of:=([.D193] / MAX([.D$193]; 1E-018))-1" office:value-type="percentage" office:value="0" calcext:value-type="percentage">
            <text:p>0%</text:p>
          </table:table-cell>
          <table:table-cell table:style-name="ce172" table:formula="of:=([.E193] / MAX([.E$193]; 1E-018))-1" office:value-type="percentage" office:value="0" calcext:value-type="percentage">
            <text:p>0%</text:p>
          </table:table-cell>
          <table:table-cell table:style-name="ce172" table:formula="of:=([.F193] / MAX([.F$193]; 1E-018))-1" office:value-type="percentage" office:value="-1" calcext:value-type="percentage">
            <text:p>-100%</text:p>
          </table:table-cell>
          <table:table-cell table:style-name="ce172" table:formula="of:=([.G193] / MAX([.G$193]; 1E-018))-1" office:value-type="percentage" office:value="-1" calcext:value-type="percentage">
            <text:p>-100%</text:p>
          </table:table-cell>
          <table:table-cell table:style-name="ce172" table:formula="of:=([.H193] / MAX([.H$193]; 1E-018))-1" office:value-type="percentage" office:value="-1" calcext:value-type="percentage">
            <text:p>-100%</text:p>
          </table:table-cell>
          <table:table-cell table:style-name="ce172" table:formula="of:=([.I19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4] / MAX([.D$193]; 1E-018))-1" office:value-type="percentage" office:value="0.25" calcext:value-type="percentage">
            <text:p>25%</text:p>
          </table:table-cell>
          <table:table-cell table:style-name="ce172" table:formula="of:=([.E194] / MAX([.E$193]; 1E-018))-1" office:value-type="percentage" office:value="0.25" calcext:value-type="percentage">
            <text:p>25%</text:p>
          </table:table-cell>
          <table:table-cell table:style-name="ce172" table:formula="of:=([.F194] / MAX([.F$193]; 1E-018))-1" office:value-type="percentage" office:value="-1" calcext:value-type="percentage">
            <text:p>-100%</text:p>
          </table:table-cell>
          <table:table-cell table:style-name="ce172" table:formula="of:=([.G194] / MAX([.G$193]; 1E-018))-1" office:value-type="percentage" office:value="-1" calcext:value-type="percentage">
            <text:p>-100%</text:p>
          </table:table-cell>
          <table:table-cell table:style-name="ce172" table:formula="of:=([.H194] / MAX([.H$193]; 1E-018))-1" office:value-type="percentage" office:value="-1" calcext:value-type="percentage">
            <text:p>-100%</text:p>
          </table:table-cell>
          <table:table-cell table:style-name="ce172" table:formula="of:=([.I19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5] / MAX([.D$193]; 1E-018))-1" office:value-type="percentage" office:value="1" calcext:value-type="percentage">
            <text:p>100%</text:p>
          </table:table-cell>
          <table:table-cell table:style-name="ce172" table:formula="of:=([.E195] / MAX([.E$193]; 1E-018))-1" office:value-type="percentage" office:value="1" calcext:value-type="percentage">
            <text:p>100%</text:p>
          </table:table-cell>
          <table:table-cell table:style-name="ce172" table:formula="of:=([.F195] / MAX([.F$193]; 1E-018))-1" office:value-type="percentage" office:value="-1" calcext:value-type="percentage">
            <text:p>-100%</text:p>
          </table:table-cell>
          <table:table-cell table:style-name="ce172" table:formula="of:=([.G195] / MAX([.G$193]; 1E-018))-1" office:value-type="percentage" office:value="-1" calcext:value-type="percentage">
            <text:p>-100%</text:p>
          </table:table-cell>
          <table:table-cell table:style-name="ce172" table:formula="of:=([.H195] / MAX([.H$193]; 1E-018))-1" office:value-type="percentage" office:value="-1" calcext:value-type="percentage">
            <text:p>-100%</text:p>
          </table:table-cell>
          <table:table-cell table:style-name="ce172" table:formula="of:=([.I19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6] / MAX([.D$193]; 1E-018))-1" office:value-type="percentage" office:value="2" calcext:value-type="percentage">
            <text:p>200%</text:p>
          </table:table-cell>
          <table:table-cell table:style-name="ce172" table:formula="of:=([.E196] / MAX([.E$193]; 1E-018))-1" office:value-type="percentage" office:value="2" calcext:value-type="percentage">
            <text:p>200%</text:p>
          </table:table-cell>
          <table:table-cell table:style-name="ce172" table:formula="of:=([.F196] / MAX([.F$193]; 1E-018))-1" office:value-type="percentage" office:value="-1" calcext:value-type="percentage">
            <text:p>-100%</text:p>
          </table:table-cell>
          <table:table-cell table:style-name="ce172" table:formula="of:=([.G196] / MAX([.G$193]; 1E-018))-1" office:value-type="percentage" office:value="-1" calcext:value-type="percentage">
            <text:p>-100%</text:p>
          </table:table-cell>
          <table:table-cell table:style-name="ce172" table:formula="of:=([.H196] / MAX([.H$193]; 1E-018))-1" office:value-type="percentage" office:value="-1" calcext:value-type="percentage">
            <text:p>-100%</text:p>
          </table:table-cell>
          <table:table-cell table:style-name="ce172" table:formula="of:=([.I19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7] / MAX([.D$193]; 1E-018))-1" office:value-type="percentage" office:value="0.5" calcext:value-type="percentage">
            <text:p>50%</text:p>
          </table:table-cell>
          <table:table-cell table:style-name="ce172" table:formula="of:=([.E197] / MAX([.E$193]; 1E-018))-1" office:value-type="percentage" office:value="0.5" calcext:value-type="percentage">
            <text:p>50%</text:p>
          </table:table-cell>
          <table:table-cell table:style-name="ce172" table:formula="of:=([.F197] / MAX([.F$193]; 1E-018))-1" office:value-type="percentage" office:value="-1" calcext:value-type="percentage">
            <text:p>-100%</text:p>
          </table:table-cell>
          <table:table-cell table:style-name="ce172" table:formula="of:=([.G197] / MAX([.G$193]; 1E-018))-1" office:value-type="percentage" office:value="-1" calcext:value-type="percentage">
            <text:p>-100%</text:p>
          </table:table-cell>
          <table:table-cell table:style-name="ce172" table:formula="of:=([.H197] / MAX([.H$193]; 1E-018))-1" office:value-type="percentage" office:value="-1" calcext:value-type="percentage">
            <text:p>-100%</text:p>
          </table:table-cell>
          <table:table-cell table:style-name="ce172" table:formula="of:=([.I19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8] / MAX([.D$193]; 1E-018))-1" office:value-type="percentage" office:value="0.2" calcext:value-type="percentage">
            <text:p>20%</text:p>
          </table:table-cell>
          <table:table-cell table:style-name="ce172" table:formula="of:=([.E198] / MAX([.E$193]; 1E-018))-1" office:value-type="percentage" office:value="0.2" calcext:value-type="percentage">
            <text:p>20%</text:p>
          </table:table-cell>
          <table:table-cell table:style-name="ce172" table:formula="of:=([.F198] / MAX([.F$193]; 1E-018))-1" office:value-type="percentage" office:value="-1" calcext:value-type="percentage">
            <text:p>-100%</text:p>
          </table:table-cell>
          <table:table-cell table:style-name="ce172" table:formula="of:=([.G198] / MAX([.G$193]; 1E-018))-1" office:value-type="percentage" office:value="-1" calcext:value-type="percentage">
            <text:p>-100%</text:p>
          </table:table-cell>
          <table:table-cell table:style-name="ce172" table:formula="of:=([.H198] / MAX([.H$193]; 1E-018))-1" office:value-type="percentage" office:value="-1" calcext:value-type="percentage">
            <text:p>-100%</text:p>
          </table:table-cell>
          <table:table-cell table:style-name="ce172" table:formula="of:=([.I19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9] / MAX([.D$193]; 1E-018))-1" office:value-type="percentage" office:value="0.2" calcext:value-type="percentage">
            <text:p>20%</text:p>
          </table:table-cell>
          <table:table-cell table:style-name="ce172" table:formula="of:=([.E199] / MAX([.E$193]; 1E-018))-1" office:value-type="percentage" office:value="0.2" calcext:value-type="percentage">
            <text:p>20%</text:p>
          </table:table-cell>
          <table:table-cell table:style-name="ce172" table:formula="of:=([.F199] / MAX([.F$193]; 1E-018))-1" office:value-type="percentage" office:value="-1" calcext:value-type="percentage">
            <text:p>-100%</text:p>
          </table:table-cell>
          <table:table-cell table:style-name="ce172" table:formula="of:=([.G199] / MAX([.G$193]; 1E-018))-1" office:value-type="percentage" office:value="-1" calcext:value-type="percentage">
            <text:p>-100%</text:p>
          </table:table-cell>
          <table:table-cell table:style-name="ce172" table:formula="of:=([.H199] / MAX([.H$193]; 1E-018))-1" office:value-type="percentage" office:value="-1" calcext:value-type="percentage">
            <text:p>-100%</text:p>
          </table:table-cell>
          <table:table-cell table:style-name="ce172" table:formula="of:=([.I19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0] / MAX([.D$193]; 1E-018))-1" office:value-type="percentage" office:value="0.2" calcext:value-type="percentage">
            <text:p>20%</text:p>
          </table:table-cell>
          <table:table-cell table:style-name="ce172" table:formula="of:=([.E200] / MAX([.E$193]; 1E-018))-1" office:value-type="percentage" office:value="0.2" calcext:value-type="percentage">
            <text:p>20%</text:p>
          </table:table-cell>
          <table:table-cell table:style-name="ce172" table:formula="of:=([.F200] / MAX([.F$193]; 1E-018))-1" office:value-type="percentage" office:value="-1" calcext:value-type="percentage">
            <text:p>-100%</text:p>
          </table:table-cell>
          <table:table-cell table:style-name="ce172" table:formula="of:=([.G200] / MAX([.G$193]; 1E-018))-1" office:value-type="percentage" office:value="-1" calcext:value-type="percentage">
            <text:p>-100%</text:p>
          </table:table-cell>
          <table:table-cell table:style-name="ce172" table:formula="of:=([.H200] / MAX([.H$193]; 1E-018))-1" office:value-type="percentage" office:value="-1" calcext:value-type="percentage">
            <text:p>-100%</text:p>
          </table:table-cell>
          <table:table-cell table:style-name="ce172" table:formula="of:=([.I20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1] / MAX([.D$193]; 1E-018))-1" office:value-type="percentage" office:value="0.2" calcext:value-type="percentage">
            <text:p>20%</text:p>
          </table:table-cell>
          <table:table-cell table:style-name="ce172" table:formula="of:=([.E201] / MAX([.E$193]; 1E-018))-1" office:value-type="percentage" office:value="0.2" calcext:value-type="percentage">
            <text:p>20%</text:p>
          </table:table-cell>
          <table:table-cell table:style-name="ce172" table:formula="of:=([.F201] / MAX([.F$193]; 1E-018))-1" office:value-type="percentage" office:value="-1" calcext:value-type="percentage">
            <text:p>-100%</text:p>
          </table:table-cell>
          <table:table-cell table:style-name="ce172" table:formula="of:=([.G201] / MAX([.G$193]; 1E-018))-1" office:value-type="percentage" office:value="-1" calcext:value-type="percentage">
            <text:p>-100%</text:p>
          </table:table-cell>
          <table:table-cell table:style-name="ce172" table:formula="of:=([.H201] / MAX([.H$193]; 1E-018))-1" office:value-type="percentage" office:value="-1" calcext:value-type="percentage">
            <text:p>-100%</text:p>
          </table:table-cell>
          <table:table-cell table:style-name="ce172" table:formula="of:=([.I20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2] / MAX([.D$193]; 1E-018))-1" office:value-type="percentage" office:value="0.25" calcext:value-type="percentage">
            <text:p>25%</text:p>
          </table:table-cell>
          <table:table-cell table:style-name="ce172" table:formula="of:=([.E202] / MAX([.E$193]; 1E-018))-1" office:value-type="percentage" office:value="0.25" calcext:value-type="percentage">
            <text:p>25%</text:p>
          </table:table-cell>
          <table:table-cell table:style-name="ce172" table:formula="of:=([.F202] / MAX([.F$193]; 1E-018))-1" office:value-type="percentage" office:value="-1" calcext:value-type="percentage">
            <text:p>-100%</text:p>
          </table:table-cell>
          <table:table-cell table:style-name="ce172" table:formula="of:=([.G202] / MAX([.G$193]; 1E-018))-1" office:value-type="percentage" office:value="-1" calcext:value-type="percentage">
            <text:p>-100%</text:p>
          </table:table-cell>
          <table:table-cell table:style-name="ce172" table:formula="of:=([.H202] / MAX([.H$193]; 1E-018))-1" office:value-type="percentage" office:value="-1" calcext:value-type="percentage">
            <text:p>-100%</text:p>
          </table:table-cell>
          <table:table-cell table:style-name="ce172" table:formula="of:=([.I20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3] / MAX([.D$193]; 1E-018))-1" office:value-type="percentage" office:value="0.5" calcext:value-type="percentage">
            <text:p>50%</text:p>
          </table:table-cell>
          <table:table-cell table:style-name="ce172" table:formula="of:=([.E203] / MAX([.E$193]; 1E-018))-1" office:value-type="percentage" office:value="0.5" calcext:value-type="percentage">
            <text:p>50%</text:p>
          </table:table-cell>
          <table:table-cell table:style-name="ce172" table:formula="of:=([.F203] / MAX([.F$193]; 1E-018))-1" office:value-type="percentage" office:value="-1" calcext:value-type="percentage">
            <text:p>-100%</text:p>
          </table:table-cell>
          <table:table-cell table:style-name="ce172" table:formula="of:=([.G203] / MAX([.G$193]; 1E-018))-1" office:value-type="percentage" office:value="-1" calcext:value-type="percentage">
            <text:p>-100%</text:p>
          </table:table-cell>
          <table:table-cell table:style-name="ce172" table:formula="of:=([.H203] / MAX([.H$193]; 1E-018))-1" office:value-type="percentage" office:value="-1" calcext:value-type="percentage">
            <text:p>-100%</text:p>
          </table:table-cell>
          <table:table-cell table:style-name="ce172" table:formula="of:=([.I20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4] / MAX([.D$193]; 1E-018))-1" office:value-type="percentage" office:value="0.0999999999999999" calcext:value-type="percentage">
            <text:p>10%</text:p>
          </table:table-cell>
          <table:table-cell table:style-name="ce172" table:formula="of:=([.E204] / MAX([.E$193]; 1E-018))-1" office:value-type="percentage" office:value="0.1" calcext:value-type="percentage">
            <text:p>10%</text:p>
          </table:table-cell>
          <table:table-cell table:style-name="ce172" table:formula="of:=([.F204] / MAX([.F$193]; 1E-018))-1" office:value-type="percentage" office:value="-1" calcext:value-type="percentage">
            <text:p>-100%</text:p>
          </table:table-cell>
          <table:table-cell table:style-name="ce172" table:formula="of:=([.G204] / MAX([.G$193]; 1E-018))-1" office:value-type="percentage" office:value="-1" calcext:value-type="percentage">
            <text:p>-100%</text:p>
          </table:table-cell>
          <table:table-cell table:style-name="ce172" table:formula="of:=([.H204] / MAX([.H$193]; 1E-018))-1" office:value-type="percentage" office:value="-1" calcext:value-type="percentage">
            <text:p>-100%</text:p>
          </table:table-cell>
          <table:table-cell table:style-name="ce172" table:formula="of:=([.I20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5] / MAX([.D$193]; 1E-018))-1" office:value-type="percentage" office:value="0.2" calcext:value-type="percentage">
            <text:p>20%</text:p>
          </table:table-cell>
          <table:table-cell table:style-name="ce172" table:formula="of:=([.E205] / MAX([.E$193]; 1E-018))-1" office:value-type="percentage" office:value="0.2" calcext:value-type="percentage">
            <text:p>20%</text:p>
          </table:table-cell>
          <table:table-cell table:style-name="ce172" table:formula="of:=([.F205] / MAX([.F$193]; 1E-018))-1" office:value-type="percentage" office:value="-1" calcext:value-type="percentage">
            <text:p>-100%</text:p>
          </table:table-cell>
          <table:table-cell table:style-name="ce172" table:formula="of:=([.G205] / MAX([.G$193]; 1E-018))-1" office:value-type="percentage" office:value="-1" calcext:value-type="percentage">
            <text:p>-100%</text:p>
          </table:table-cell>
          <table:table-cell table:style-name="ce172" table:formula="of:=([.H205] / MAX([.H$193]; 1E-018))-1" office:value-type="percentage" office:value="-1" calcext:value-type="percentage">
            <text:p>-100%</text:p>
          </table:table-cell>
          <table:table-cell table:style-name="ce172" table:formula="of:=([.I20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6] / MAX([.D$193]; 1E-018))-1" office:value-type="percentage" office:value="0.3" calcext:value-type="percentage">
            <text:p>30%</text:p>
          </table:table-cell>
          <table:table-cell table:style-name="ce172" table:formula="of:=([.E206] / MAX([.E$193]; 1E-018))-1" office:value-type="percentage" office:value="0.3" calcext:value-type="percentage">
            <text:p>30%</text:p>
          </table:table-cell>
          <table:table-cell table:style-name="ce172" table:formula="of:=([.F206] / MAX([.F$193]; 1E-018))-1" office:value-type="percentage" office:value="-1" calcext:value-type="percentage">
            <text:p>-100%</text:p>
          </table:table-cell>
          <table:table-cell table:style-name="ce172" table:formula="of:=([.G206] / MAX([.G$193]; 1E-018))-1" office:value-type="percentage" office:value="-1" calcext:value-type="percentage">
            <text:p>-100%</text:p>
          </table:table-cell>
          <table:table-cell table:style-name="ce172" table:formula="of:=([.H206] / MAX([.H$193]; 1E-018))-1" office:value-type="percentage" office:value="-1" calcext:value-type="percentage">
            <text:p>-100%</text:p>
          </table:table-cell>
          <table:table-cell table:style-name="ce172" table:formula="of:=([.I20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7] / MAX([.D$193]; 1E-018))-1" office:value-type="percentage" office:value="0.32" calcext:value-type="percentage">
            <text:p>32%</text:p>
          </table:table-cell>
          <table:table-cell table:style-name="ce172" table:formula="of:=([.E207] / MAX([.E$193]; 1E-018))-1" office:value-type="percentage" office:value="0.32" calcext:value-type="percentage">
            <text:p>32%</text:p>
          </table:table-cell>
          <table:table-cell table:style-name="ce172" table:formula="of:=([.F207] / MAX([.F$193]; 1E-018))-1" office:value-type="percentage" office:value="-1" calcext:value-type="percentage">
            <text:p>-100%</text:p>
          </table:table-cell>
          <table:table-cell table:style-name="ce172" table:formula="of:=([.G207] / MAX([.G$193]; 1E-018))-1" office:value-type="percentage" office:value="-1" calcext:value-type="percentage">
            <text:p>-100%</text:p>
          </table:table-cell>
          <table:table-cell table:style-name="ce172" table:formula="of:=([.H207] / MAX([.H$193]; 1E-018))-1" office:value-type="percentage" office:value="-1" calcext:value-type="percentage">
            <text:p>-100%</text:p>
          </table:table-cell>
          <table:table-cell table:style-name="ce172" table:formula="of:=([.I20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72" table:formula="of:=([.D208] / MAX([.D$193]; 1E-018))-1" office:value-type="percentage" office:value="0.8" calcext:value-type="percentage">
            <text:p>80%</text:p>
          </table:table-cell>
          <table:table-cell table:style-name="ce172" table:formula="of:=([.E208] / MAX([.E$193]; 1E-018))-1" office:value-type="percentage" office:value="0.8" calcext:value-type="percentage">
            <text:p>80%</text:p>
          </table:table-cell>
          <table:table-cell table:style-name="ce172" table:formula="of:=([.F208] / MAX([.F$193]; 1E-018))-1" office:value-type="percentage" office:value="-1" calcext:value-type="percentage">
            <text:p>-100%</text:p>
          </table:table-cell>
          <table:table-cell table:style-name="ce172" table:formula="of:=([.G208] / MAX([.G$193]; 1E-018))-1" office:value-type="percentage" office:value="-1" calcext:value-type="percentage">
            <text:p>-100%</text:p>
          </table:table-cell>
          <table:table-cell table:style-name="ce172" table:formula="of:=([.H208] / MAX([.H$193]; 1E-018))-1" office:value-type="percentage" office:value="-1" calcext:value-type="percentage">
            <text:p>-100%</text:p>
          </table:table-cell>
          <table:table-cell table:style-name="ce172" table:formula="of:=([.I20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9] / MAX([.D$193]; 1E-018))-1" office:value-type="percentage" office:value="0.95" calcext:value-type="percentage">
            <text:p>95%</text:p>
          </table:table-cell>
          <table:table-cell table:style-name="ce172" table:formula="of:=([.E209] / MAX([.E$193]; 1E-018))-1" office:value-type="percentage" office:value="0.95" calcext:value-type="percentage">
            <text:p>95%</text:p>
          </table:table-cell>
          <table:table-cell table:style-name="ce172" table:formula="of:=([.F209] / MAX([.F$193]; 1E-018))-1" office:value-type="percentage" office:value="-1" calcext:value-type="percentage">
            <text:p>-100%</text:p>
          </table:table-cell>
          <table:table-cell table:style-name="ce172" table:formula="of:=([.G209] / MAX([.G$193]; 1E-018))-1" office:value-type="percentage" office:value="-1" calcext:value-type="percentage">
            <text:p>-100%</text:p>
          </table:table-cell>
          <table:table-cell table:style-name="ce172" table:formula="of:=([.H209] / MAX([.H$193]; 1E-018))-1" office:value-type="percentage" office:value="-1" calcext:value-type="percentage">
            <text:p>-100%</text:p>
          </table:table-cell>
          <table:table-cell table:style-name="ce172" table:formula="of:=([.I20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0] / MAX([.D$193]; 1E-018))-1" office:value-type="percentage" office:value="0.2" calcext:value-type="percentage">
            <text:p>20%</text:p>
          </table:table-cell>
          <table:table-cell table:style-name="ce172" table:formula="of:=([.E210] / MAX([.E$193]; 1E-018))-1" office:value-type="percentage" office:value="0.2" calcext:value-type="percentage">
            <text:p>20%</text:p>
          </table:table-cell>
          <table:table-cell table:style-name="ce172" table:formula="of:=([.F210] / MAX([.F$193]; 1E-018))-1" office:value-type="percentage" office:value="-1" calcext:value-type="percentage">
            <text:p>-100%</text:p>
          </table:table-cell>
          <table:table-cell table:style-name="ce172" table:formula="of:=([.G210] / MAX([.G$193]; 1E-018))-1" office:value-type="percentage" office:value="-1" calcext:value-type="percentage">
            <text:p>-100%</text:p>
          </table:table-cell>
          <table:table-cell table:style-name="ce172" table:formula="of:=([.H210] / MAX([.H$193]; 1E-018))-1" office:value-type="percentage" office:value="-1" calcext:value-type="percentage">
            <text:p>-100%</text:p>
          </table:table-cell>
          <table:table-cell table:style-name="ce172" table:formula="of:=([.I21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1] / MAX([.D$193]; 1E-018))-1" office:value-type="percentage" office:value="0" calcext:value-type="percentage">
            <text:p>0%</text:p>
          </table:table-cell>
          <table:table-cell table:style-name="ce172" table:formula="of:=([.E211] / MAX([.E$193]; 1E-018))-1" office:value-type="percentage" office:value="0" calcext:value-type="percentage">
            <text:p>0%</text:p>
          </table:table-cell>
          <table:table-cell table:style-name="ce172" table:formula="of:=([.F211] / MAX([.F$193]; 1E-018))-1" office:value-type="percentage" office:value="-1" calcext:value-type="percentage">
            <text:p>-100%</text:p>
          </table:table-cell>
          <table:table-cell table:style-name="ce172" table:formula="of:=([.G211] / MAX([.G$193]; 1E-018))-1" office:value-type="percentage" office:value="-1" calcext:value-type="percentage">
            <text:p>-100%</text:p>
          </table:table-cell>
          <table:table-cell table:style-name="ce172" table:formula="of:=([.H211] / MAX([.H$193]; 1E-018))-1" office:value-type="percentage" office:value="-1" calcext:value-type="percentage">
            <text:p>-100%</text:p>
          </table:table-cell>
          <table:table-cell table:style-name="ce172" table:formula="of:=([.I21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2] / MAX([.D$193]; 1E-018))-1" office:value-type="percentage" office:value="0" calcext:value-type="percentage">
            <text:p>0%</text:p>
          </table:table-cell>
          <table:table-cell table:style-name="ce172" table:formula="of:=([.E212] / MAX([.E$193]; 1E-018))-1" office:value-type="percentage" office:value="0" calcext:value-type="percentage">
            <text:p>0%</text:p>
          </table:table-cell>
          <table:table-cell table:style-name="ce172" table:formula="of:=([.F212] / MAX([.F$193]; 1E-018))-1" office:value-type="percentage" office:value="-1" calcext:value-type="percentage">
            <text:p>-100%</text:p>
          </table:table-cell>
          <table:table-cell table:style-name="ce172" table:formula="of:=([.G212] / MAX([.G$193]; 1E-018))-1" office:value-type="percentage" office:value="-1" calcext:value-type="percentage">
            <text:p>-100%</text:p>
          </table:table-cell>
          <table:table-cell table:style-name="ce172" table:formula="of:=([.H212] / MAX([.H$193]; 1E-018))-1" office:value-type="percentage" office:value="-1" calcext:value-type="percentage">
            <text:p>-100%</text:p>
          </table:table-cell>
          <table:table-cell table:style-name="ce172" table:formula="of:=([.I21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3] / MAX([.D$193]; 1E-018))-1" office:value-type="percentage" office:value="-0.142857142857143" calcext:value-type="percentage">
            <text:p>-14%</text:p>
          </table:table-cell>
          <table:table-cell table:style-name="ce172" table:formula="of:=([.E213] / MAX([.E$193]; 1E-018))-1" office:value-type="percentage" office:value="-0.142857142857143" calcext:value-type="percentage">
            <text:p>-14%</text:p>
          </table:table-cell>
          <table:table-cell table:style-name="ce172" table:formula="of:=([.F213] / MAX([.F$193]; 1E-018))-1" office:value-type="percentage" office:value="-1" calcext:value-type="percentage">
            <text:p>-100%</text:p>
          </table:table-cell>
          <table:table-cell table:style-name="ce172" table:formula="of:=([.G213] / MAX([.G$193]; 1E-018))-1" office:value-type="percentage" office:value="-1" calcext:value-type="percentage">
            <text:p>-100%</text:p>
          </table:table-cell>
          <table:table-cell table:style-name="ce172" table:formula="of:=([.H213] / MAX([.H$193]; 1E-018))-1" office:value-type="percentage" office:value="-1" calcext:value-type="percentage">
            <text:p>-100%</text:p>
          </table:table-cell>
          <table:table-cell table:style-name="ce172" table:formula="of:=([.I21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4] / MAX([.D$193]; 1E-018))-1" office:value-type="percentage" office:value="0" calcext:value-type="percentage">
            <text:p>0%</text:p>
          </table:table-cell>
          <table:table-cell table:style-name="ce172" table:formula="of:=([.E214] / MAX([.E$193]; 1E-018))-1" office:value-type="percentage" office:value="0" calcext:value-type="percentage">
            <text:p>0%</text:p>
          </table:table-cell>
          <table:table-cell table:style-name="ce172" table:formula="of:=([.F214] / MAX([.F$193]; 1E-018))-1" office:value-type="percentage" office:value="-1" calcext:value-type="percentage">
            <text:p>-100%</text:p>
          </table:table-cell>
          <table:table-cell table:style-name="ce172" table:formula="of:=([.G214] / MAX([.G$193]; 1E-018))-1" office:value-type="percentage" office:value="-1" calcext:value-type="percentage">
            <text:p>-100%</text:p>
          </table:table-cell>
          <table:table-cell table:style-name="ce172" table:formula="of:=([.H214] / MAX([.H$193]; 1E-018))-1" office:value-type="percentage" office:value="-1" calcext:value-type="percentage">
            <text:p>-100%</text:p>
          </table:table-cell>
          <table:table-cell table:style-name="ce172" table:formula="of:=([.I21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5] / MAX([.D$193]; 1E-018))-1" office:value-type="percentage" office:value="0.2" calcext:value-type="percentage">
            <text:p>20%</text:p>
          </table:table-cell>
          <table:table-cell table:style-name="ce172" table:formula="of:=([.E215] / MAX([.E$193]; 1E-018))-1" office:value-type="percentage" office:value="0.2" calcext:value-type="percentage">
            <text:p>20%</text:p>
          </table:table-cell>
          <table:table-cell table:style-name="ce172" table:formula="of:=([.F215] / MAX([.F$193]; 1E-018))-1" office:value-type="percentage" office:value="-1" calcext:value-type="percentage">
            <text:p>-100%</text:p>
          </table:table-cell>
          <table:table-cell table:style-name="ce172" table:formula="of:=([.G215] / MAX([.G$193]; 1E-018))-1" office:value-type="percentage" office:value="-1" calcext:value-type="percentage">
            <text:p>-100%</text:p>
          </table:table-cell>
          <table:table-cell table:style-name="ce172" table:formula="of:=([.H215] / MAX([.H$193]; 1E-018))-1" office:value-type="percentage" office:value="-1" calcext:value-type="percentage">
            <text:p>-100%</text:p>
          </table:table-cell>
          <table:table-cell table:style-name="ce172" table:formula="of:=([.I21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6] / MAX([.D$193]; 1E-018))-1" office:value-type="percentage" office:value="0.65" calcext:value-type="percentage">
            <text:p>65%</text:p>
          </table:table-cell>
          <table:table-cell table:style-name="ce172" table:formula="of:=([.E216] / MAX([.E$193]; 1E-018))-1" office:value-type="percentage" office:value="0.65" calcext:value-type="percentage">
            <text:p>65%</text:p>
          </table:table-cell>
          <table:table-cell table:style-name="ce172" table:formula="of:=([.F216] / MAX([.F$193]; 1E-018))-1" office:value-type="percentage" office:value="-1" calcext:value-type="percentage">
            <text:p>-100%</text:p>
          </table:table-cell>
          <table:table-cell table:style-name="ce172" table:formula="of:=([.G216] / MAX([.G$193]; 1E-018))-1" office:value-type="percentage" office:value="-1" calcext:value-type="percentage">
            <text:p>-100%</text:p>
          </table:table-cell>
          <table:table-cell table:style-name="ce172" table:formula="of:=([.H216] / MAX([.H$193]; 1E-018))-1" office:value-type="percentage" office:value="-1" calcext:value-type="percentage">
            <text:p>-100%</text:p>
          </table:table-cell>
          <table:table-cell table:style-name="ce172" table:formula="of:=([.I21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7] / MAX([.D$193]; 1E-018))-1" office:value-type="percentage" office:value="0.8" calcext:value-type="percentage">
            <text:p>80%</text:p>
          </table:table-cell>
          <table:table-cell table:style-name="ce172" table:formula="of:=([.E217] / MAX([.E$193]; 1E-018))-1" office:value-type="percentage" office:value="0.8" calcext:value-type="percentage">
            <text:p>80%</text:p>
          </table:table-cell>
          <table:table-cell table:style-name="ce172" table:formula="of:=([.F217] / MAX([.F$193]; 1E-018))-1" office:value-type="percentage" office:value="-1" calcext:value-type="percentage">
            <text:p>-100%</text:p>
          </table:table-cell>
          <table:table-cell table:style-name="ce172" table:formula="of:=([.G217] / MAX([.G$193]; 1E-018))-1" office:value-type="percentage" office:value="-1" calcext:value-type="percentage">
            <text:p>-100%</text:p>
          </table:table-cell>
          <table:table-cell table:style-name="ce172" table:formula="of:=([.H217] / MAX([.H$193]; 1E-018))-1" office:value-type="percentage" office:value="-1" calcext:value-type="percentage">
            <text:p>-100%</text:p>
          </table:table-cell>
          <table:table-cell table:style-name="ce172" table:formula="of:=([.I21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8] / MAX([.D$193]; 1E-018))-1" office:value-type="percentage" office:value="1.6" calcext:value-type="percentage">
            <text:p>160%</text:p>
          </table:table-cell>
          <table:table-cell table:style-name="ce172" table:formula="of:=([.E218] / MAX([.E$193]; 1E-018))-1" office:value-type="percentage" office:value="1.6" calcext:value-type="percentage">
            <text:p>160%</text:p>
          </table:table-cell>
          <table:table-cell table:style-name="ce172" table:formula="of:=([.F218] / MAX([.F$193]; 1E-018))-1" office:value-type="percentage" office:value="-1" calcext:value-type="percentage">
            <text:p>-100%</text:p>
          </table:table-cell>
          <table:table-cell table:style-name="ce172" table:formula="of:=([.G218] / MAX([.G$193]; 1E-018))-1" office:value-type="percentage" office:value="-1" calcext:value-type="percentage">
            <text:p>-100%</text:p>
          </table:table-cell>
          <table:table-cell table:style-name="ce172" table:formula="of:=([.H218] / MAX([.H$193]; 1E-018))-1" office:value-type="percentage" office:value="-1" calcext:value-type="percentage">
            <text:p>-100%</text:p>
          </table:table-cell>
          <table:table-cell table:style-name="ce172" table:formula="of:=([.I21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9] / MAX([.D$193]; 1E-018))-1" office:value-type="percentage" office:value="0.56" calcext:value-type="percentage">
            <text:p>56%</text:p>
          </table:table-cell>
          <table:table-cell table:style-name="ce172" table:formula="of:=([.E219] / MAX([.E$193]; 1E-018))-1" office:value-type="percentage" office:value="0.56" calcext:value-type="percentage">
            <text:p>56%</text:p>
          </table:table-cell>
          <table:table-cell table:style-name="ce172" table:formula="of:=([.F219] / MAX([.F$193]; 1E-018))-1" office:value-type="percentage" office:value="-1" calcext:value-type="percentage">
            <text:p>-100%</text:p>
          </table:table-cell>
          <table:table-cell table:style-name="ce172" table:formula="of:=([.G219] / MAX([.G$193]; 1E-018))-1" office:value-type="percentage" office:value="-1" calcext:value-type="percentage">
            <text:p>-100%</text:p>
          </table:table-cell>
          <table:table-cell table:style-name="ce172" table:formula="of:=([.H219] / MAX([.H$193]; 1E-018))-1" office:value-type="percentage" office:value="-1" calcext:value-type="percentage">
            <text:p>-100%</text:p>
          </table:table-cell>
          <table:table-cell table:style-name="ce172" table:formula="of:=([.I21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0] / MAX([.D$193]; 1E-018))-1" office:value-type="percentage" office:value="1.1" calcext:value-type="percentage">
            <text:p>110%</text:p>
          </table:table-cell>
          <table:table-cell table:style-name="ce172" table:formula="of:=([.E220] / MAX([.E$193]; 1E-018))-1" office:value-type="percentage" office:value="1.1" calcext:value-type="percentage">
            <text:p>110%</text:p>
          </table:table-cell>
          <table:table-cell table:style-name="ce172" table:formula="of:=([.F220] / MAX([.F$193]; 1E-018))-1" office:value-type="percentage" office:value="-1" calcext:value-type="percentage">
            <text:p>-100%</text:p>
          </table:table-cell>
          <table:table-cell table:style-name="ce172" table:formula="of:=([.G220] / MAX([.G$193]; 1E-018))-1" office:value-type="percentage" office:value="-1" calcext:value-type="percentage">
            <text:p>-100%</text:p>
          </table:table-cell>
          <table:table-cell table:style-name="ce172" table:formula="of:=([.H220] / MAX([.H$193]; 1E-018))-1" office:value-type="percentage" office:value="-1" calcext:value-type="percentage">
            <text:p>-100%</text:p>
          </table:table-cell>
          <table:table-cell table:style-name="ce172" table:formula="of:=([.I22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1] / MAX([.D$193]; 1E-018))-1" office:value-type="percentage" office:value="1.25" calcext:value-type="percentage">
            <text:p>125%</text:p>
          </table:table-cell>
          <table:table-cell table:style-name="ce172" table:formula="of:=([.E221] / MAX([.E$193]; 1E-018))-1" office:value-type="percentage" office:value="1.25" calcext:value-type="percentage">
            <text:p>125%</text:p>
          </table:table-cell>
          <table:table-cell table:style-name="ce172" table:formula="of:=([.F221] / MAX([.F$193]; 1E-018))-1" office:value-type="percentage" office:value="-1" calcext:value-type="percentage">
            <text:p>-100%</text:p>
          </table:table-cell>
          <table:table-cell table:style-name="ce172" table:formula="of:=([.G221] / MAX([.G$193]; 1E-018))-1" office:value-type="percentage" office:value="-1" calcext:value-type="percentage">
            <text:p>-100%</text:p>
          </table:table-cell>
          <table:table-cell table:style-name="ce172" table:formula="of:=([.H221] / MAX([.H$193]; 1E-018))-1" office:value-type="percentage" office:value="-1" calcext:value-type="percentage">
            <text:p>-100%</text:p>
          </table:table-cell>
          <table:table-cell table:style-name="ce172" table:formula="of:=([.I22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2] / MAX([.D$193]; 1E-018))-1" office:value-type="percentage" office:value="0.65" calcext:value-type="percentage">
            <text:p>65%</text:p>
          </table:table-cell>
          <table:table-cell table:style-name="ce172" table:formula="of:=([.E222] / MAX([.E$193]; 1E-018))-1" office:value-type="percentage" office:value="0.65" calcext:value-type="percentage">
            <text:p>65%</text:p>
          </table:table-cell>
          <table:table-cell table:style-name="ce172" table:formula="of:=([.F222] / MAX([.F$193]; 1E-018))-1" office:value-type="percentage" office:value="-1" calcext:value-type="percentage">
            <text:p>-100%</text:p>
          </table:table-cell>
          <table:table-cell table:style-name="ce172" table:formula="of:=([.G222] / MAX([.G$193]; 1E-018))-1" office:value-type="percentage" office:value="-1" calcext:value-type="percentage">
            <text:p>-100%</text:p>
          </table:table-cell>
          <table:table-cell table:style-name="ce172" table:formula="of:=([.H222] / MAX([.H$193]; 1E-018))-1" office:value-type="percentage" office:value="-1" calcext:value-type="percentage">
            <text:p>-100%</text:p>
          </table:table-cell>
          <table:table-cell table:style-name="ce172" table:formula="of:=([.I22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3] / MAX([.D$193]; 1E-018))-1" office:value-type="percentage" office:value="1.4" calcext:value-type="percentage">
            <text:p>140%</text:p>
          </table:table-cell>
          <table:table-cell table:style-name="ce172" table:formula="of:=([.E223] / MAX([.E$193]; 1E-018))-1" office:value-type="percentage" office:value="1.4" calcext:value-type="percentage">
            <text:p>140%</text:p>
          </table:table-cell>
          <table:table-cell table:style-name="ce172" table:formula="of:=([.F223] / MAX([.F$193]; 1E-018))-1" office:value-type="percentage" office:value="-1" calcext:value-type="percentage">
            <text:p>-100%</text:p>
          </table:table-cell>
          <table:table-cell table:style-name="ce172" table:formula="of:=([.G223] / MAX([.G$193]; 1E-018))-1" office:value-type="percentage" office:value="-1" calcext:value-type="percentage">
            <text:p>-100%</text:p>
          </table:table-cell>
          <table:table-cell table:style-name="ce172" table:formula="of:=([.H223] / MAX([.H$193]; 1E-018))-1" office:value-type="percentage" office:value="-1" calcext:value-type="percentage">
            <text:p>-100%</text:p>
          </table:table-cell>
          <table:table-cell table:style-name="ce172" table:formula="of:=([.I22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4] / MAX([.D$193]; 1E-018))-1" office:value-type="percentage" office:value="1.6" calcext:value-type="percentage">
            <text:p>160%</text:p>
          </table:table-cell>
          <table:table-cell table:style-name="ce172" table:formula="of:=([.E224] / MAX([.E$193]; 1E-018))-1" office:value-type="percentage" office:value="1.6" calcext:value-type="percentage">
            <text:p>160%</text:p>
          </table:table-cell>
          <table:table-cell table:style-name="ce172" table:formula="of:=([.F224] / MAX([.F$193]; 1E-018))-1" office:value-type="percentage" office:value="-1" calcext:value-type="percentage">
            <text:p>-100%</text:p>
          </table:table-cell>
          <table:table-cell table:style-name="ce172" table:formula="of:=([.G224] / MAX([.G$193]; 1E-018))-1" office:value-type="percentage" office:value="-1" calcext:value-type="percentage">
            <text:p>-100%</text:p>
          </table:table-cell>
          <table:table-cell table:style-name="ce172" table:formula="of:=([.H224] / MAX([.H$193]; 1E-018))-1" office:value-type="percentage" office:value="-1" calcext:value-type="percentage">
            <text:p>-100%</text:p>
          </table:table-cell>
          <table:table-cell table:style-name="ce172" table:formula="of:=([.I22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5] / MAX([.D$193]; 1E-018))-1" office:value-type="percentage" office:value="0.62" calcext:value-type="percentage">
            <text:p>62%</text:p>
          </table:table-cell>
          <table:table-cell table:style-name="ce172" table:formula="of:=([.E225] / MAX([.E$193]; 1E-018))-1" office:value-type="percentage" office:value="0.62" calcext:value-type="percentage">
            <text:p>62%</text:p>
          </table:table-cell>
          <table:table-cell table:style-name="ce172" table:formula="of:=([.F225] / MAX([.F$193]; 1E-018))-1" office:value-type="percentage" office:value="-1" calcext:value-type="percentage">
            <text:p>-100%</text:p>
          </table:table-cell>
          <table:table-cell table:style-name="ce172" table:formula="of:=([.G225] / MAX([.G$193]; 1E-018))-1" office:value-type="percentage" office:value="-1" calcext:value-type="percentage">
            <text:p>-100%</text:p>
          </table:table-cell>
          <table:table-cell table:style-name="ce172" table:formula="of:=([.H225] / MAX([.H$193]; 1E-018))-1" office:value-type="percentage" office:value="-1" calcext:value-type="percentage">
            <text:p>-100%</text:p>
          </table:table-cell>
          <table:table-cell table:style-name="ce172" table:formula="of:=([.I22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6] / MAX([.D$193]; 1E-018))-1" office:value-type="percentage" office:value="1.175" calcext:value-type="percentage">
            <text:p>118%</text:p>
          </table:table-cell>
          <table:table-cell table:style-name="ce172" table:formula="of:=([.E226] / MAX([.E$193]; 1E-018))-1" office:value-type="percentage" office:value="1.175" calcext:value-type="percentage">
            <text:p>118%</text:p>
          </table:table-cell>
          <table:table-cell table:style-name="ce172" table:formula="of:=([.F226] / MAX([.F$193]; 1E-018))-1" office:value-type="percentage" office:value="-1" calcext:value-type="percentage">
            <text:p>-100%</text:p>
          </table:table-cell>
          <table:table-cell table:style-name="ce172" table:formula="of:=([.G226] / MAX([.G$193]; 1E-018))-1" office:value-type="percentage" office:value="-1" calcext:value-type="percentage">
            <text:p>-100%</text:p>
          </table:table-cell>
          <table:table-cell table:style-name="ce172" table:formula="of:=([.H226] / MAX([.H$193]; 1E-018))-1" office:value-type="percentage" office:value="-1" calcext:value-type="percentage">
            <text:p>-100%</text:p>
          </table:table-cell>
          <table:table-cell table:style-name="ce172" table:formula="of:=([.I22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7] / MAX([.D$193]; 1E-018))-1" office:value-type="percentage" office:value="1.325" calcext:value-type="percentage">
            <text:p>133%</text:p>
          </table:table-cell>
          <table:table-cell table:style-name="ce172" table:formula="of:=([.E227] / MAX([.E$193]; 1E-018))-1" office:value-type="percentage" office:value="1.325" calcext:value-type="percentage">
            <text:p>133%</text:p>
          </table:table-cell>
          <table:table-cell table:style-name="ce172" table:formula="of:=([.F227] / MAX([.F$193]; 1E-018))-1" office:value-type="percentage" office:value="-1" calcext:value-type="percentage">
            <text:p>-100%</text:p>
          </table:table-cell>
          <table:table-cell table:style-name="ce172" table:formula="of:=([.G227] / MAX([.G$193]; 1E-018))-1" office:value-type="percentage" office:value="-1" calcext:value-type="percentage">
            <text:p>-100%</text:p>
          </table:table-cell>
          <table:table-cell table:style-name="ce172" table:formula="of:=([.H227] / MAX([.H$193]; 1E-018))-1" office:value-type="percentage" office:value="-1" calcext:value-type="percentage">
            <text:p>-100%</text:p>
          </table:table-cell>
          <table:table-cell table:style-name="ce172" table:formula="of:=([.I22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8] / MAX([.D$193]; 1E-018))-1" office:value-type="percentage" office:value="3.2" calcext:value-type="percentage">
            <text:p>320%</text:p>
          </table:table-cell>
          <table:table-cell table:style-name="ce172" table:formula="of:=([.E228] / MAX([.E$193]; 1E-018))-1" office:value-type="percentage" office:value="3.2" calcext:value-type="percentage">
            <text:p>320%</text:p>
          </table:table-cell>
          <table:table-cell table:style-name="ce172" table:formula="of:=([.F228] / MAX([.F$193]; 1E-018))-1" office:value-type="percentage" office:value="-1" calcext:value-type="percentage">
            <text:p>-100%</text:p>
          </table:table-cell>
          <table:table-cell table:style-name="ce172" table:formula="of:=([.G228] / MAX([.G$193]; 1E-018))-1" office:value-type="percentage" office:value="-1" calcext:value-type="percentage">
            <text:p>-100%</text:p>
          </table:table-cell>
          <table:table-cell table:style-name="ce172" table:formula="of:=([.H228] / MAX([.H$193]; 1E-018))-1" office:value-type="percentage" office:value="-1" calcext:value-type="percentage">
            <text:p>-100%</text:p>
          </table:table-cell>
          <table:table-cell table:style-name="ce172" table:formula="of:=([.I22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9] / MAX([.D$193]; 1E-018))-1" office:value-type="percentage" office:value="3.5" calcext:value-type="percentage">
            <text:p>350%</text:p>
          </table:table-cell>
          <table:table-cell table:style-name="ce172" table:formula="of:=([.E229] / MAX([.E$193]; 1E-018))-1" office:value-type="percentage" office:value="3.5" calcext:value-type="percentage">
            <text:p>350%</text:p>
          </table:table-cell>
          <table:table-cell table:style-name="ce172" table:formula="of:=([.F229] / MAX([.F$193]; 1E-018))-1" office:value-type="percentage" office:value="-1" calcext:value-type="percentage">
            <text:p>-100%</text:p>
          </table:table-cell>
          <table:table-cell table:style-name="ce172" table:formula="of:=([.G229] / MAX([.G$193]; 1E-018))-1" office:value-type="percentage" office:value="-1" calcext:value-type="percentage">
            <text:p>-100%</text:p>
          </table:table-cell>
          <table:table-cell table:style-name="ce172" table:formula="of:=([.H229] / MAX([.H$193]; 1E-018))-1" office:value-type="percentage" office:value="-1" calcext:value-type="percentage">
            <text:p>-100%</text:p>
          </table:table-cell>
          <table:table-cell table:style-name="ce172" table:formula="of:=([.I22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0] / MAX([.D$193]; 1E-018))-1" office:value-type="percentage" office:value="3.8" calcext:value-type="percentage">
            <text:p>380%</text:p>
          </table:table-cell>
          <table:table-cell table:style-name="ce172" table:formula="of:=([.E230] / MAX([.E$193]; 1E-018))-1" office:value-type="percentage" office:value="3.8" calcext:value-type="percentage">
            <text:p>380%</text:p>
          </table:table-cell>
          <table:table-cell table:style-name="ce172" table:formula="of:=([.F230] / MAX([.F$193]; 1E-018))-1" office:value-type="percentage" office:value="-1" calcext:value-type="percentage">
            <text:p>-100%</text:p>
          </table:table-cell>
          <table:table-cell table:style-name="ce172" table:formula="of:=([.G230] / MAX([.G$193]; 1E-018))-1" office:value-type="percentage" office:value="-1" calcext:value-type="percentage">
            <text:p>-100%</text:p>
          </table:table-cell>
          <table:table-cell table:style-name="ce172" table:formula="of:=([.H230] / MAX([.H$193]; 1E-018))-1" office:value-type="percentage" office:value="-1" calcext:value-type="percentage">
            <text:p>-100%</text:p>
          </table:table-cell>
          <table:table-cell table:style-name="ce172" table:formula="of:=([.I23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1] / MAX([.D$193]; 1E-018))-1" office:value-type="percentage" office:value="5.6" calcext:value-type="percentage">
            <text:p>560%</text:p>
          </table:table-cell>
          <table:table-cell table:style-name="ce172" table:formula="of:=([.E231] / MAX([.E$193]; 1E-018))-1" office:value-type="percentage" office:value="5.6" calcext:value-type="percentage">
            <text:p>560%</text:p>
          </table:table-cell>
          <table:table-cell table:style-name="ce172" table:formula="of:=([.F231] / MAX([.F$193]; 1E-018))-1" office:value-type="percentage" office:value="-1" calcext:value-type="percentage">
            <text:p>-100%</text:p>
          </table:table-cell>
          <table:table-cell table:style-name="ce172" table:formula="of:=([.G231] / MAX([.G$193]; 1E-018))-1" office:value-type="percentage" office:value="-1" calcext:value-type="percentage">
            <text:p>-100%</text:p>
          </table:table-cell>
          <table:table-cell table:style-name="ce172" table:formula="of:=([.H231] / MAX([.H$193]; 1E-018))-1" office:value-type="percentage" office:value="-1" calcext:value-type="percentage">
            <text:p>-100%</text:p>
          </table:table-cell>
          <table:table-cell table:style-name="ce172" table:formula="of:=([.I23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2] / MAX([.D$193]; 1E-018))-1" office:value-type="percentage" office:value="6.2" calcext:value-type="percentage">
            <text:p>620%</text:p>
          </table:table-cell>
          <table:table-cell table:style-name="ce172" table:formula="of:=([.E232] / MAX([.E$193]; 1E-018))-1" office:value-type="percentage" office:value="6.2" calcext:value-type="percentage">
            <text:p>620%</text:p>
          </table:table-cell>
          <table:table-cell table:style-name="ce172" table:formula="of:=([.F232] / MAX([.F$193]; 1E-018))-1" office:value-type="percentage" office:value="-1" calcext:value-type="percentage">
            <text:p>-100%</text:p>
          </table:table-cell>
          <table:table-cell table:style-name="ce172" table:formula="of:=([.G232] / MAX([.G$193]; 1E-018))-1" office:value-type="percentage" office:value="-1" calcext:value-type="percentage">
            <text:p>-100%</text:p>
          </table:table-cell>
          <table:table-cell table:style-name="ce172" table:formula="of:=([.H232] / MAX([.H$193]; 1E-018))-1" office:value-type="percentage" office:value="-1" calcext:value-type="percentage">
            <text:p>-100%</text:p>
          </table:table-cell>
          <table:table-cell table:style-name="ce172" table:formula="of:=([.I23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3] / MAX([.D$193]; 1E-018))-1" office:value-type="percentage" office:value="6.8" calcext:value-type="percentage">
            <text:p>680%</text:p>
          </table:table-cell>
          <table:table-cell table:style-name="ce172" table:formula="of:=([.E233] / MAX([.E$193]; 1E-018))-1" office:value-type="percentage" office:value="6.8" calcext:value-type="percentage">
            <text:p>680%</text:p>
          </table:table-cell>
          <table:table-cell table:style-name="ce172" table:formula="of:=([.F233] / MAX([.F$193]; 1E-018))-1" office:value-type="percentage" office:value="-1" calcext:value-type="percentage">
            <text:p>-100%</text:p>
          </table:table-cell>
          <table:table-cell table:style-name="ce172" table:formula="of:=([.G233] / MAX([.G$193]; 1E-018))-1" office:value-type="percentage" office:value="-1" calcext:value-type="percentage">
            <text:p>-100%</text:p>
          </table:table-cell>
          <table:table-cell table:style-name="ce172" table:formula="of:=([.H233] / MAX([.H$193]; 1E-018))-1" office:value-type="percentage" office:value="-1" calcext:value-type="percentage">
            <text:p>-100%</text:p>
          </table:table-cell>
          <table:table-cell table:style-name="ce172" table:formula="of:=([.I23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4] / MAX([.D$193]; 1E-018))-1" office:value-type="percentage" office:value="2.3" calcext:value-type="percentage">
            <text:p>230%</text:p>
          </table:table-cell>
          <table:table-cell table:style-name="ce172" table:formula="of:=([.E234] / MAX([.E$193]; 1E-018))-1" office:value-type="percentage" office:value="2.3" calcext:value-type="percentage">
            <text:p>230%</text:p>
          </table:table-cell>
          <table:table-cell table:style-name="ce172" table:formula="of:=([.F234] / MAX([.F$193]; 1E-018))-1" office:value-type="percentage" office:value="-1" calcext:value-type="percentage">
            <text:p>-100%</text:p>
          </table:table-cell>
          <table:table-cell table:style-name="ce172" table:formula="of:=([.G234] / MAX([.G$193]; 1E-018))-1" office:value-type="percentage" office:value="-1" calcext:value-type="percentage">
            <text:p>-100%</text:p>
          </table:table-cell>
          <table:table-cell table:style-name="ce172" table:formula="of:=([.H234] / MAX([.H$193]; 1E-018))-1" office:value-type="percentage" office:value="-1" calcext:value-type="percentage">
            <text:p>-100%</text:p>
          </table:table-cell>
          <table:table-cell table:style-name="ce172" table:formula="of:=([.I23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5] / MAX([.D$193]; 1E-018))-1" office:value-type="percentage" office:value="2.6" calcext:value-type="percentage">
            <text:p>260%</text:p>
          </table:table-cell>
          <table:table-cell table:style-name="ce172" table:formula="of:=([.E235] / MAX([.E$193]; 1E-018))-1" office:value-type="percentage" office:value="2.6" calcext:value-type="percentage">
            <text:p>260%</text:p>
          </table:table-cell>
          <table:table-cell table:style-name="ce172" table:formula="of:=([.F235] / MAX([.F$193]; 1E-018))-1" office:value-type="percentage" office:value="-1" calcext:value-type="percentage">
            <text:p>-100%</text:p>
          </table:table-cell>
          <table:table-cell table:style-name="ce172" table:formula="of:=([.G235] / MAX([.G$193]; 1E-018))-1" office:value-type="percentage" office:value="-1" calcext:value-type="percentage">
            <text:p>-100%</text:p>
          </table:table-cell>
          <table:table-cell table:style-name="ce172" table:formula="of:=([.H235] / MAX([.H$193]; 1E-018))-1" office:value-type="percentage" office:value="-1" calcext:value-type="percentage">
            <text:p>-100%</text:p>
          </table:table-cell>
          <table:table-cell table:style-name="ce172" table:formula="of:=([.I23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6] / MAX([.D$193]; 1E-018))-1" office:value-type="percentage" office:value="2.9" calcext:value-type="percentage">
            <text:p>290%</text:p>
          </table:table-cell>
          <table:table-cell table:style-name="ce172" table:formula="of:=([.E236] / MAX([.E$193]; 1E-018))-1" office:value-type="percentage" office:value="2.9" calcext:value-type="percentage">
            <text:p>290%</text:p>
          </table:table-cell>
          <table:table-cell table:style-name="ce172" table:formula="of:=([.F236] / MAX([.F$193]; 1E-018))-1" office:value-type="percentage" office:value="-1" calcext:value-type="percentage">
            <text:p>-100%</text:p>
          </table:table-cell>
          <table:table-cell table:style-name="ce172" table:formula="of:=([.G236] / MAX([.G$193]; 1E-018))-1" office:value-type="percentage" office:value="-1" calcext:value-type="percentage">
            <text:p>-100%</text:p>
          </table:table-cell>
          <table:table-cell table:style-name="ce172" table:formula="of:=([.H236] / MAX([.H$193]; 1E-018))-1" office:value-type="percentage" office:value="-1" calcext:value-type="percentage">
            <text:p>-100%</text:p>
          </table:table-cell>
          <table:table-cell table:style-name="ce172" table:formula="of:=([.I23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71" table:formula="of:=([.D193] / MAX([.$D$193]; 1E-018))-1" office:value-type="percentage" office:value="0" calcext:value-type="percentage">
            <text:p>0%</text:p>
          </table:table-cell>
          <table:table-cell table:style-name="ce71" table:formula="of:=([.E193] / MAX([.$D$193]; 1E-018))-1" office:value-type="percentage" office:value="-0.2" calcext:value-type="percentage">
            <text:p>-20%</text:p>
          </table:table-cell>
          <table:table-cell table:style-name="ce71" table:formula="of:=([.F193] / MAX([.$D$193]; 1E-018))-1" office:value-type="percentage" office:value="-1" calcext:value-type="percentage">
            <text:p>-100%</text:p>
          </table:table-cell>
          <table:table-cell table:style-name="ce71" table:formula="of:=([.G193] / MAX([.$D$193]; 1E-018))-1" office:value-type="percentage" office:value="-1" calcext:value-type="percentage">
            <text:p>-100%</text:p>
          </table:table-cell>
          <table:table-cell table:style-name="ce71" table:formula="of:=([.H193] / MAX([.$D$193]; 1E-018))-1" office:value-type="percentage" office:value="-1" calcext:value-type="percentage">
            <text:p>-100%</text:p>
          </table:table-cell>
          <table:table-cell table:style-name="ce71" table:formula="of:=([.I19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194] / MAX([.$D$193]; 1E-018))-1" office:value-type="percentage" office:value="0.25" calcext:value-type="percentage">
            <text:p>25%</text:p>
          </table:table-cell>
          <table:table-cell table:style-name="ce71" table:formula="of:=([.E194] / MAX([.$D$193]; 1E-018))-1" office:value-type="percentage" office:value="0" calcext:value-type="percentage">
            <text:p>0%</text:p>
          </table:table-cell>
          <table:table-cell table:style-name="ce71" table:formula="of:=([.F194] / MAX([.$D$193]; 1E-018))-1" office:value-type="percentage" office:value="-1" calcext:value-type="percentage">
            <text:p>-100%</text:p>
          </table:table-cell>
          <table:table-cell table:style-name="ce71" table:formula="of:=([.G194] / MAX([.$D$193]; 1E-018))-1" office:value-type="percentage" office:value="-1" calcext:value-type="percentage">
            <text:p>-100%</text:p>
          </table:table-cell>
          <table:table-cell table:style-name="ce71" table:formula="of:=([.H194] / MAX([.$D$193]; 1E-018))-1" office:value-type="percentage" office:value="-1" calcext:value-type="percentage">
            <text:p>-100%</text:p>
          </table:table-cell>
          <table:table-cell table:style-name="ce71" table:formula="of:=([.I19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195] / MAX([.$D$193]; 1E-018))-1" office:value-type="percentage" office:value="1" calcext:value-type="percentage">
            <text:p>100%</text:p>
          </table:table-cell>
          <table:table-cell table:style-name="ce71" table:formula="of:=([.E195] / MAX([.$D$193]; 1E-018))-1" office:value-type="percentage" office:value="0.6" calcext:value-type="percentage">
            <text:p>60%</text:p>
          </table:table-cell>
          <table:table-cell table:style-name="ce71" table:formula="of:=([.F195] / MAX([.$D$193]; 1E-018))-1" office:value-type="percentage" office:value="-1" calcext:value-type="percentage">
            <text:p>-100%</text:p>
          </table:table-cell>
          <table:table-cell table:style-name="ce71" table:formula="of:=([.G195] / MAX([.$D$193]; 1E-018))-1" office:value-type="percentage" office:value="-1" calcext:value-type="percentage">
            <text:p>-100%</text:p>
          </table:table-cell>
          <table:table-cell table:style-name="ce71" table:formula="of:=([.H195] / MAX([.$D$193]; 1E-018))-1" office:value-type="percentage" office:value="-1" calcext:value-type="percentage">
            <text:p>-100%</text:p>
          </table:table-cell>
          <table:table-cell table:style-name="ce71" table:formula="of:=([.I19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196] / MAX([.$D$193]; 1E-018))-1" office:value-type="percentage" office:value="2" calcext:value-type="percentage">
            <text:p>200%</text:p>
          </table:table-cell>
          <table:table-cell table:style-name="ce71" table:formula="of:=([.E196] / MAX([.$D$193]; 1E-018))-1" office:value-type="percentage" office:value="1.4" calcext:value-type="percentage">
            <text:p>140%</text:p>
          </table:table-cell>
          <table:table-cell table:style-name="ce71" table:formula="of:=([.F196] / MAX([.$D$193]; 1E-018))-1" office:value-type="percentage" office:value="-1" calcext:value-type="percentage">
            <text:p>-100%</text:p>
          </table:table-cell>
          <table:table-cell table:style-name="ce71" table:formula="of:=([.G196] / MAX([.$D$193]; 1E-018))-1" office:value-type="percentage" office:value="-1" calcext:value-type="percentage">
            <text:p>-100%</text:p>
          </table:table-cell>
          <table:table-cell table:style-name="ce71" table:formula="of:=([.H196] / MAX([.$D$193]; 1E-018))-1" office:value-type="percentage" office:value="-1" calcext:value-type="percentage">
            <text:p>-100%</text:p>
          </table:table-cell>
          <table:table-cell table:style-name="ce71" table:formula="of:=([.I19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197] / MAX([.$D$193]; 1E-018))-1" office:value-type="percentage" office:value="0.5" calcext:value-type="percentage">
            <text:p>50%</text:p>
          </table:table-cell>
          <table:table-cell table:style-name="ce71" table:formula="of:=([.E197] / MAX([.$D$193]; 1E-018))-1" office:value-type="percentage" office:value="0.2" calcext:value-type="percentage">
            <text:p>20%</text:p>
          </table:table-cell>
          <table:table-cell table:style-name="ce71" table:formula="of:=([.F197] / MAX([.$D$193]; 1E-018))-1" office:value-type="percentage" office:value="-1" calcext:value-type="percentage">
            <text:p>-100%</text:p>
          </table:table-cell>
          <table:table-cell table:style-name="ce71" table:formula="of:=([.G197] / MAX([.$D$193]; 1E-018))-1" office:value-type="percentage" office:value="-1" calcext:value-type="percentage">
            <text:p>-100%</text:p>
          </table:table-cell>
          <table:table-cell table:style-name="ce71" table:formula="of:=([.H197] / MAX([.$D$193]; 1E-018))-1" office:value-type="percentage" office:value="-1" calcext:value-type="percentage">
            <text:p>-100%</text:p>
          </table:table-cell>
          <table:table-cell table:style-name="ce71" table:formula="of:=([.I19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198] / MAX([.$D$193]; 1E-018))-1" office:value-type="percentage" office:value="0.2" calcext:value-type="percentage">
            <text:p>20%</text:p>
          </table:table-cell>
          <table:table-cell table:style-name="ce71" table:formula="of:=([.E198] / MAX([.$D$193]; 1E-018))-1" office:value-type="percentage" office:value="-0.04" calcext:value-type="percentage">
            <text:p>-4%</text:p>
          </table:table-cell>
          <table:table-cell table:style-name="ce71" table:formula="of:=([.F198] / MAX([.$D$193]; 1E-018))-1" office:value-type="percentage" office:value="-1" calcext:value-type="percentage">
            <text:p>-100%</text:p>
          </table:table-cell>
          <table:table-cell table:style-name="ce71" table:formula="of:=([.G198] / MAX([.$D$193]; 1E-018))-1" office:value-type="percentage" office:value="-1" calcext:value-type="percentage">
            <text:p>-100%</text:p>
          </table:table-cell>
          <table:table-cell table:style-name="ce71" table:formula="of:=([.H198] / MAX([.$D$193]; 1E-018))-1" office:value-type="percentage" office:value="-1" calcext:value-type="percentage">
            <text:p>-100%</text:p>
          </table:table-cell>
          <table:table-cell table:style-name="ce71" table:formula="of:=([.I19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199] / MAX([.$D$193]; 1E-018))-1" office:value-type="percentage" office:value="0.2" calcext:value-type="percentage">
            <text:p>20%</text:p>
          </table:table-cell>
          <table:table-cell table:style-name="ce71" table:formula="of:=([.E199] / MAX([.$D$193]; 1E-018))-1" office:value-type="percentage" office:value="-0.04" calcext:value-type="percentage">
            <text:p>-4%</text:p>
          </table:table-cell>
          <table:table-cell table:style-name="ce71" table:formula="of:=([.F199] / MAX([.$D$193]; 1E-018))-1" office:value-type="percentage" office:value="-1" calcext:value-type="percentage">
            <text:p>-100%</text:p>
          </table:table-cell>
          <table:table-cell table:style-name="ce71" table:formula="of:=([.G199] / MAX([.$D$193]; 1E-018))-1" office:value-type="percentage" office:value="-1" calcext:value-type="percentage">
            <text:p>-100%</text:p>
          </table:table-cell>
          <table:table-cell table:style-name="ce71" table:formula="of:=([.H199] / MAX([.$D$193]; 1E-018))-1" office:value-type="percentage" office:value="-1" calcext:value-type="percentage">
            <text:p>-100%</text:p>
          </table:table-cell>
          <table:table-cell table:style-name="ce71" table:formula="of:=([.I19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00] / MAX([.$D$193]; 1E-018))-1" office:value-type="percentage" office:value="0.2" calcext:value-type="percentage">
            <text:p>20%</text:p>
          </table:table-cell>
          <table:table-cell table:style-name="ce71" table:formula="of:=([.E200] / MAX([.$D$193]; 1E-018))-1" office:value-type="percentage" office:value="-0.04" calcext:value-type="percentage">
            <text:p>-4%</text:p>
          </table:table-cell>
          <table:table-cell table:style-name="ce71" table:formula="of:=([.F200] / MAX([.$D$193]; 1E-018))-1" office:value-type="percentage" office:value="-1" calcext:value-type="percentage">
            <text:p>-100%</text:p>
          </table:table-cell>
          <table:table-cell table:style-name="ce71" table:formula="of:=([.G200] / MAX([.$D$193]; 1E-018))-1" office:value-type="percentage" office:value="-1" calcext:value-type="percentage">
            <text:p>-100%</text:p>
          </table:table-cell>
          <table:table-cell table:style-name="ce71" table:formula="of:=([.H200] / MAX([.$D$193]; 1E-018))-1" office:value-type="percentage" office:value="-1" calcext:value-type="percentage">
            <text:p>-100%</text:p>
          </table:table-cell>
          <table:table-cell table:style-name="ce71" table:formula="of:=([.I20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01] / MAX([.$D$193]; 1E-018))-1" office:value-type="percentage" office:value="0.2" calcext:value-type="percentage">
            <text:p>20%</text:p>
          </table:table-cell>
          <table:table-cell table:style-name="ce71" table:formula="of:=([.E201] / MAX([.$D$193]; 1E-018))-1" office:value-type="percentage" office:value="-0.04" calcext:value-type="percentage">
            <text:p>-4%</text:p>
          </table:table-cell>
          <table:table-cell table:style-name="ce71" table:formula="of:=([.F201] / MAX([.$D$193]; 1E-018))-1" office:value-type="percentage" office:value="-1" calcext:value-type="percentage">
            <text:p>-100%</text:p>
          </table:table-cell>
          <table:table-cell table:style-name="ce71" table:formula="of:=([.G201] / MAX([.$D$193]; 1E-018))-1" office:value-type="percentage" office:value="-1" calcext:value-type="percentage">
            <text:p>-100%</text:p>
          </table:table-cell>
          <table:table-cell table:style-name="ce71" table:formula="of:=([.H201] / MAX([.$D$193]; 1E-018))-1" office:value-type="percentage" office:value="-1" calcext:value-type="percentage">
            <text:p>-100%</text:p>
          </table:table-cell>
          <table:table-cell table:style-name="ce71" table:formula="of:=([.I20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02] / MAX([.$D$193]; 1E-018))-1" office:value-type="percentage" office:value="0.25" calcext:value-type="percentage">
            <text:p>25%</text:p>
          </table:table-cell>
          <table:table-cell table:style-name="ce71" table:formula="of:=([.E202] / MAX([.$D$193]; 1E-018))-1" office:value-type="percentage" office:value="0" calcext:value-type="percentage">
            <text:p>0%</text:p>
          </table:table-cell>
          <table:table-cell table:style-name="ce71" table:formula="of:=([.F202] / MAX([.$D$193]; 1E-018))-1" office:value-type="percentage" office:value="-1" calcext:value-type="percentage">
            <text:p>-100%</text:p>
          </table:table-cell>
          <table:table-cell table:style-name="ce71" table:formula="of:=([.G202] / MAX([.$D$193]; 1E-018))-1" office:value-type="percentage" office:value="-1" calcext:value-type="percentage">
            <text:p>-100%</text:p>
          </table:table-cell>
          <table:table-cell table:style-name="ce71" table:formula="of:=([.H202] / MAX([.$D$193]; 1E-018))-1" office:value-type="percentage" office:value="-1" calcext:value-type="percentage">
            <text:p>-100%</text:p>
          </table:table-cell>
          <table:table-cell table:style-name="ce71" table:formula="of:=([.I20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03] / MAX([.$D$193]; 1E-018))-1" office:value-type="percentage" office:value="0.5" calcext:value-type="percentage">
            <text:p>50%</text:p>
          </table:table-cell>
          <table:table-cell table:style-name="ce71" table:formula="of:=([.E203] / MAX([.$D$193]; 1E-018))-1" office:value-type="percentage" office:value="0.2" calcext:value-type="percentage">
            <text:p>20%</text:p>
          </table:table-cell>
          <table:table-cell table:style-name="ce71" table:formula="of:=([.F203] / MAX([.$D$193]; 1E-018))-1" office:value-type="percentage" office:value="-1" calcext:value-type="percentage">
            <text:p>-100%</text:p>
          </table:table-cell>
          <table:table-cell table:style-name="ce71" table:formula="of:=([.G203] / MAX([.$D$193]; 1E-018))-1" office:value-type="percentage" office:value="-1" calcext:value-type="percentage">
            <text:p>-100%</text:p>
          </table:table-cell>
          <table:table-cell table:style-name="ce71" table:formula="of:=([.H203] / MAX([.$D$193]; 1E-018))-1" office:value-type="percentage" office:value="-1" calcext:value-type="percentage">
            <text:p>-100%</text:p>
          </table:table-cell>
          <table:table-cell table:style-name="ce71" table:formula="of:=([.I20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04] / MAX([.$D$193]; 1E-018))-1" office:value-type="percentage" office:value="0.0999999999999999" calcext:value-type="percentage">
            <text:p>10%</text:p>
          </table:table-cell>
          <table:table-cell table:style-name="ce71" table:formula="of:=([.E204] / MAX([.$D$193]; 1E-018))-1" office:value-type="percentage" office:value="-0.12" calcext:value-type="percentage">
            <text:p>-12%</text:p>
          </table:table-cell>
          <table:table-cell table:style-name="ce71" table:formula="of:=([.F204] / MAX([.$D$193]; 1E-018))-1" office:value-type="percentage" office:value="-1" calcext:value-type="percentage">
            <text:p>-100%</text:p>
          </table:table-cell>
          <table:table-cell table:style-name="ce71" table:formula="of:=([.G204] / MAX([.$D$193]; 1E-018))-1" office:value-type="percentage" office:value="-1" calcext:value-type="percentage">
            <text:p>-100%</text:p>
          </table:table-cell>
          <table:table-cell table:style-name="ce71" table:formula="of:=([.H204] / MAX([.$D$193]; 1E-018))-1" office:value-type="percentage" office:value="-1" calcext:value-type="percentage">
            <text:p>-100%</text:p>
          </table:table-cell>
          <table:table-cell table:style-name="ce71" table:formula="of:=([.I20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05] / MAX([.$D$193]; 1E-018))-1" office:value-type="percentage" office:value="0.2" calcext:value-type="percentage">
            <text:p>20%</text:p>
          </table:table-cell>
          <table:table-cell table:style-name="ce71" table:formula="of:=([.E205] / MAX([.$D$193]; 1E-018))-1" office:value-type="percentage" office:value="-0.04" calcext:value-type="percentage">
            <text:p>-4%</text:p>
          </table:table-cell>
          <table:table-cell table:style-name="ce71" table:formula="of:=([.F205] / MAX([.$D$193]; 1E-018))-1" office:value-type="percentage" office:value="-1" calcext:value-type="percentage">
            <text:p>-100%</text:p>
          </table:table-cell>
          <table:table-cell table:style-name="ce71" table:formula="of:=([.G205] / MAX([.$D$193]; 1E-018))-1" office:value-type="percentage" office:value="-1" calcext:value-type="percentage">
            <text:p>-100%</text:p>
          </table:table-cell>
          <table:table-cell table:style-name="ce71" table:formula="of:=([.H205] / MAX([.$D$193]; 1E-018))-1" office:value-type="percentage" office:value="-1" calcext:value-type="percentage">
            <text:p>-100%</text:p>
          </table:table-cell>
          <table:table-cell table:style-name="ce71" table:formula="of:=([.I20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06] / MAX([.$D$193]; 1E-018))-1" office:value-type="percentage" office:value="0.3" calcext:value-type="percentage">
            <text:p>30%</text:p>
          </table:table-cell>
          <table:table-cell table:style-name="ce71" table:formula="of:=([.E206] / MAX([.$D$193]; 1E-018))-1" office:value-type="percentage" office:value="0.0400000000000003" calcext:value-type="percentage">
            <text:p>4%</text:p>
          </table:table-cell>
          <table:table-cell table:style-name="ce71" table:formula="of:=([.F206] / MAX([.$D$193]; 1E-018))-1" office:value-type="percentage" office:value="-1" calcext:value-type="percentage">
            <text:p>-100%</text:p>
          </table:table-cell>
          <table:table-cell table:style-name="ce71" table:formula="of:=([.G206] / MAX([.$D$193]; 1E-018))-1" office:value-type="percentage" office:value="-1" calcext:value-type="percentage">
            <text:p>-100%</text:p>
          </table:table-cell>
          <table:table-cell table:style-name="ce71" table:formula="of:=([.H206] / MAX([.$D$193]; 1E-018))-1" office:value-type="percentage" office:value="-1" calcext:value-type="percentage">
            <text:p>-100%</text:p>
          </table:table-cell>
          <table:table-cell table:style-name="ce71" table:formula="of:=([.I20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1" table:formula="of:=([.D207] / MAX([.$D$193]; 1E-018))-1" office:value-type="percentage" office:value="0.32" calcext:value-type="percentage">
            <text:p>32%</text:p>
          </table:table-cell>
          <table:table-cell table:style-name="ce71" table:formula="of:=([.E207] / MAX([.$D$193]; 1E-018))-1" office:value-type="percentage" office:value="0.0560000000000001" calcext:value-type="percentage">
            <text:p>6%</text:p>
          </table:table-cell>
          <table:table-cell table:style-name="ce71" table:formula="of:=([.F207] / MAX([.$D$193]; 1E-018))-1" office:value-type="percentage" office:value="-1" calcext:value-type="percentage">
            <text:p>-100%</text:p>
          </table:table-cell>
          <table:table-cell table:style-name="ce71" table:formula="of:=([.G207] / MAX([.$D$193]; 1E-018))-1" office:value-type="percentage" office:value="-1" calcext:value-type="percentage">
            <text:p>-100%</text:p>
          </table:table-cell>
          <table:table-cell table:style-name="ce71" table:formula="of:=([.H207] / MAX([.$D$193]; 1E-018))-1" office:value-type="percentage" office:value="-1" calcext:value-type="percentage">
            <text:p>-100%</text:p>
          </table:table-cell>
          <table:table-cell table:style-name="ce71" table:formula="of:=([.I20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71" table:formula="of:=([.D208] / MAX([.$D$193]; 1E-018))-1" office:value-type="percentage" office:value="0.8" calcext:value-type="percentage">
            <text:p>80%</text:p>
          </table:table-cell>
          <table:table-cell table:style-name="ce71" table:formula="of:=([.E208] / MAX([.$D$193]; 1E-018))-1" office:value-type="percentage" office:value="0.44" calcext:value-type="percentage">
            <text:p>44%</text:p>
          </table:table-cell>
          <table:table-cell table:style-name="ce71" table:formula="of:=([.F208] / MAX([.$D$193]; 1E-018))-1" office:value-type="percentage" office:value="-1" calcext:value-type="percentage">
            <text:p>-100%</text:p>
          </table:table-cell>
          <table:table-cell table:style-name="ce71" table:formula="of:=([.G208] / MAX([.$D$193]; 1E-018))-1" office:value-type="percentage" office:value="-1" calcext:value-type="percentage">
            <text:p>-100%</text:p>
          </table:table-cell>
          <table:table-cell table:style-name="ce71" table:formula="of:=([.H208] / MAX([.$D$193]; 1E-018))-1" office:value-type="percentage" office:value="-1" calcext:value-type="percentage">
            <text:p>-100%</text:p>
          </table:table-cell>
          <table:table-cell table:style-name="ce71" table:formula="of:=([.I20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1" table:formula="of:=([.D209] / MAX([.$D$193]; 1E-018))-1" office:value-type="percentage" office:value="0.95" calcext:value-type="percentage">
            <text:p>95%</text:p>
          </table:table-cell>
          <table:table-cell table:style-name="ce71" table:formula="of:=([.E209] / MAX([.$D$193]; 1E-018))-1" office:value-type="percentage" office:value="0.56" calcext:value-type="percentage">
            <text:p>56%</text:p>
          </table:table-cell>
          <table:table-cell table:style-name="ce71" table:formula="of:=([.F209] / MAX([.$D$193]; 1E-018))-1" office:value-type="percentage" office:value="-1" calcext:value-type="percentage">
            <text:p>-100%</text:p>
          </table:table-cell>
          <table:table-cell table:style-name="ce71" table:formula="of:=([.G209] / MAX([.$D$193]; 1E-018))-1" office:value-type="percentage" office:value="-1" calcext:value-type="percentage">
            <text:p>-100%</text:p>
          </table:table-cell>
          <table:table-cell table:style-name="ce71" table:formula="of:=([.H209] / MAX([.$D$193]; 1E-018))-1" office:value-type="percentage" office:value="-1" calcext:value-type="percentage">
            <text:p>-100%</text:p>
          </table:table-cell>
          <table:table-cell table:style-name="ce71" table:formula="of:=([.I20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0] / MAX([.$D$193]; 1E-018))-1" office:value-type="percentage" office:value="0.2" calcext:value-type="percentage">
            <text:p>20%</text:p>
          </table:table-cell>
          <table:table-cell table:style-name="ce71" table:formula="of:=([.E210] / MAX([.$D$193]; 1E-018))-1" office:value-type="percentage" office:value="-0.04" calcext:value-type="percentage">
            <text:p>-4%</text:p>
          </table:table-cell>
          <table:table-cell table:style-name="ce71" table:formula="of:=([.F210] / MAX([.$D$193]; 1E-018))-1" office:value-type="percentage" office:value="-1" calcext:value-type="percentage">
            <text:p>-100%</text:p>
          </table:table-cell>
          <table:table-cell table:style-name="ce71" table:formula="of:=([.G210] / MAX([.$D$193]; 1E-018))-1" office:value-type="percentage" office:value="-1" calcext:value-type="percentage">
            <text:p>-100%</text:p>
          </table:table-cell>
          <table:table-cell table:style-name="ce71" table:formula="of:=([.H210] / MAX([.$D$193]; 1E-018))-1" office:value-type="percentage" office:value="-1" calcext:value-type="percentage">
            <text:p>-100%</text:p>
          </table:table-cell>
          <table:table-cell table:style-name="ce71" table:formula="of:=([.I21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1] / MAX([.$D$193]; 1E-018))-1" office:value-type="percentage" office:value="0" calcext:value-type="percentage">
            <text:p>0%</text:p>
          </table:table-cell>
          <table:table-cell table:style-name="ce71" table:formula="of:=([.E211] / MAX([.$D$193]; 1E-018))-1" office:value-type="percentage" office:value="-0.2" calcext:value-type="percentage">
            <text:p>-20%</text:p>
          </table:table-cell>
          <table:table-cell table:style-name="ce71" table:formula="of:=([.F211] / MAX([.$D$193]; 1E-018))-1" office:value-type="percentage" office:value="-1" calcext:value-type="percentage">
            <text:p>-100%</text:p>
          </table:table-cell>
          <table:table-cell table:style-name="ce71" table:formula="of:=([.G211] / MAX([.$D$193]; 1E-018))-1" office:value-type="percentage" office:value="-1" calcext:value-type="percentage">
            <text:p>-100%</text:p>
          </table:table-cell>
          <table:table-cell table:style-name="ce71" table:formula="of:=([.H211] / MAX([.$D$193]; 1E-018))-1" office:value-type="percentage" office:value="-1" calcext:value-type="percentage">
            <text:p>-100%</text:p>
          </table:table-cell>
          <table:table-cell table:style-name="ce71" table:formula="of:=([.I21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2] / MAX([.$D$193]; 1E-018))-1" office:value-type="percentage" office:value="0" calcext:value-type="percentage">
            <text:p>0%</text:p>
          </table:table-cell>
          <table:table-cell table:style-name="ce71" table:formula="of:=([.E212] / MAX([.$D$193]; 1E-018))-1" office:value-type="percentage" office:value="-0.2" calcext:value-type="percentage">
            <text:p>-20%</text:p>
          </table:table-cell>
          <table:table-cell table:style-name="ce71" table:formula="of:=([.F212] / MAX([.$D$193]; 1E-018))-1" office:value-type="percentage" office:value="-1" calcext:value-type="percentage">
            <text:p>-100%</text:p>
          </table:table-cell>
          <table:table-cell table:style-name="ce71" table:formula="of:=([.G212] / MAX([.$D$193]; 1E-018))-1" office:value-type="percentage" office:value="-1" calcext:value-type="percentage">
            <text:p>-100%</text:p>
          </table:table-cell>
          <table:table-cell table:style-name="ce71" table:formula="of:=([.H212] / MAX([.$D$193]; 1E-018))-1" office:value-type="percentage" office:value="-1" calcext:value-type="percentage">
            <text:p>-100%</text:p>
          </table:table-cell>
          <table:table-cell table:style-name="ce71" table:formula="of:=([.I21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13] / MAX([.$D$193]; 1E-018))-1" office:value-type="percentage" office:value="-0.142857142857143" calcext:value-type="percentage">
            <text:p>-14%</text:p>
          </table:table-cell>
          <table:table-cell table:style-name="ce71" table:formula="of:=([.E213] / MAX([.$D$193]; 1E-018))-1" office:value-type="percentage" office:value="-0.314285714285714" calcext:value-type="percentage">
            <text:p>-31%</text:p>
          </table:table-cell>
          <table:table-cell table:style-name="ce71" table:formula="of:=([.F213] / MAX([.$D$193]; 1E-018))-1" office:value-type="percentage" office:value="-1" calcext:value-type="percentage">
            <text:p>-100%</text:p>
          </table:table-cell>
          <table:table-cell table:style-name="ce71" table:formula="of:=([.G213] / MAX([.$D$193]; 1E-018))-1" office:value-type="percentage" office:value="-1" calcext:value-type="percentage">
            <text:p>-100%</text:p>
          </table:table-cell>
          <table:table-cell table:style-name="ce71" table:formula="of:=([.H213] / MAX([.$D$193]; 1E-018))-1" office:value-type="percentage" office:value="-1" calcext:value-type="percentage">
            <text:p>-100%</text:p>
          </table:table-cell>
          <table:table-cell table:style-name="ce71" table:formula="of:=([.I21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14] / MAX([.$D$193]; 1E-018))-1" office:value-type="percentage" office:value="0" calcext:value-type="percentage">
            <text:p>0%</text:p>
          </table:table-cell>
          <table:table-cell table:style-name="ce71" table:formula="of:=([.E214] / MAX([.$D$193]; 1E-018))-1" office:value-type="percentage" office:value="-0.2" calcext:value-type="percentage">
            <text:p>-20%</text:p>
          </table:table-cell>
          <table:table-cell table:style-name="ce71" table:formula="of:=([.F214] / MAX([.$D$193]; 1E-018))-1" office:value-type="percentage" office:value="-1" calcext:value-type="percentage">
            <text:p>-100%</text:p>
          </table:table-cell>
          <table:table-cell table:style-name="ce71" table:formula="of:=([.G214] / MAX([.$D$193]; 1E-018))-1" office:value-type="percentage" office:value="-1" calcext:value-type="percentage">
            <text:p>-100%</text:p>
          </table:table-cell>
          <table:table-cell table:style-name="ce71" table:formula="of:=([.H214] / MAX([.$D$193]; 1E-018))-1" office:value-type="percentage" office:value="-1" calcext:value-type="percentage">
            <text:p>-100%</text:p>
          </table:table-cell>
          <table:table-cell table:style-name="ce71" table:formula="of:=([.I21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15] / MAX([.$D$193]; 1E-018))-1" office:value-type="percentage" office:value="0.2" calcext:value-type="percentage">
            <text:p>20%</text:p>
          </table:table-cell>
          <table:table-cell table:style-name="ce71" table:formula="of:=([.E215] / MAX([.$D$193]; 1E-018))-1" office:value-type="percentage" office:value="-0.04" calcext:value-type="percentage">
            <text:p>-4%</text:p>
          </table:table-cell>
          <table:table-cell table:style-name="ce71" table:formula="of:=([.F215] / MAX([.$D$193]; 1E-018))-1" office:value-type="percentage" office:value="-1" calcext:value-type="percentage">
            <text:p>-100%</text:p>
          </table:table-cell>
          <table:table-cell table:style-name="ce71" table:formula="of:=([.G215] / MAX([.$D$193]; 1E-018))-1" office:value-type="percentage" office:value="-1" calcext:value-type="percentage">
            <text:p>-100%</text:p>
          </table:table-cell>
          <table:table-cell table:style-name="ce71" table:formula="of:=([.H215] / MAX([.$D$193]; 1E-018))-1" office:value-type="percentage" office:value="-1" calcext:value-type="percentage">
            <text:p>-100%</text:p>
          </table:table-cell>
          <table:table-cell table:style-name="ce71" table:formula="of:=([.I21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6] / MAX([.$D$193]; 1E-018))-1" office:value-type="percentage" office:value="0.65" calcext:value-type="percentage">
            <text:p>65%</text:p>
          </table:table-cell>
          <table:table-cell table:style-name="ce71" table:formula="of:=([.E216] / MAX([.$D$193]; 1E-018))-1" office:value-type="percentage" office:value="0.32" calcext:value-type="percentage">
            <text:p>32%</text:p>
          </table:table-cell>
          <table:table-cell table:style-name="ce71" table:formula="of:=([.F216] / MAX([.$D$193]; 1E-018))-1" office:value-type="percentage" office:value="-1" calcext:value-type="percentage">
            <text:p>-100%</text:p>
          </table:table-cell>
          <table:table-cell table:style-name="ce71" table:formula="of:=([.G216] / MAX([.$D$193]; 1E-018))-1" office:value-type="percentage" office:value="-1" calcext:value-type="percentage">
            <text:p>-100%</text:p>
          </table:table-cell>
          <table:table-cell table:style-name="ce71" table:formula="of:=([.H216] / MAX([.$D$193]; 1E-018))-1" office:value-type="percentage" office:value="-1" calcext:value-type="percentage">
            <text:p>-100%</text:p>
          </table:table-cell>
          <table:table-cell table:style-name="ce71" table:formula="of:=([.I21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7] / MAX([.$D$193]; 1E-018))-1" office:value-type="percentage" office:value="0.8" calcext:value-type="percentage">
            <text:p>80%</text:p>
          </table:table-cell>
          <table:table-cell table:style-name="ce71" table:formula="of:=([.E217] / MAX([.$D$193]; 1E-018))-1" office:value-type="percentage" office:value="0.44" calcext:value-type="percentage">
            <text:p>44%</text:p>
          </table:table-cell>
          <table:table-cell table:style-name="ce71" table:formula="of:=([.F217] / MAX([.$D$193]; 1E-018))-1" office:value-type="percentage" office:value="-1" calcext:value-type="percentage">
            <text:p>-100%</text:p>
          </table:table-cell>
          <table:table-cell table:style-name="ce71" table:formula="of:=([.G217] / MAX([.$D$193]; 1E-018))-1" office:value-type="percentage" office:value="-1" calcext:value-type="percentage">
            <text:p>-100%</text:p>
          </table:table-cell>
          <table:table-cell table:style-name="ce71" table:formula="of:=([.H217] / MAX([.$D$193]; 1E-018))-1" office:value-type="percentage" office:value="-1" calcext:value-type="percentage">
            <text:p>-100%</text:p>
          </table:table-cell>
          <table:table-cell table:style-name="ce71" table:formula="of:=([.I21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18] / MAX([.$D$193]; 1E-018))-1" office:value-type="percentage" office:value="1.6" calcext:value-type="percentage">
            <text:p>160%</text:p>
          </table:table-cell>
          <table:table-cell table:style-name="ce71" table:formula="of:=([.E218] / MAX([.$D$193]; 1E-018))-1" office:value-type="percentage" office:value="1.08" calcext:value-type="percentage">
            <text:p>108%</text:p>
          </table:table-cell>
          <table:table-cell table:style-name="ce71" table:formula="of:=([.F218] / MAX([.$D$193]; 1E-018))-1" office:value-type="percentage" office:value="-1" calcext:value-type="percentage">
            <text:p>-100%</text:p>
          </table:table-cell>
          <table:table-cell table:style-name="ce71" table:formula="of:=([.G218] / MAX([.$D$193]; 1E-018))-1" office:value-type="percentage" office:value="-1" calcext:value-type="percentage">
            <text:p>-100%</text:p>
          </table:table-cell>
          <table:table-cell table:style-name="ce71" table:formula="of:=([.H218] / MAX([.$D$193]; 1E-018))-1" office:value-type="percentage" office:value="-1" calcext:value-type="percentage">
            <text:p>-100%</text:p>
          </table:table-cell>
          <table:table-cell table:style-name="ce71" table:formula="of:=([.I21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19] / MAX([.$D$193]; 1E-018))-1" office:value-type="percentage" office:value="0.56" calcext:value-type="percentage">
            <text:p>56%</text:p>
          </table:table-cell>
          <table:table-cell table:style-name="ce71" table:formula="of:=([.E219] / MAX([.$D$193]; 1E-018))-1" office:value-type="percentage" office:value="0.248" calcext:value-type="percentage">
            <text:p>25%</text:p>
          </table:table-cell>
          <table:table-cell table:style-name="ce71" table:formula="of:=([.F219] / MAX([.$D$193]; 1E-018))-1" office:value-type="percentage" office:value="-1" calcext:value-type="percentage">
            <text:p>-100%</text:p>
          </table:table-cell>
          <table:table-cell table:style-name="ce71" table:formula="of:=([.G219] / MAX([.$D$193]; 1E-018))-1" office:value-type="percentage" office:value="-1" calcext:value-type="percentage">
            <text:p>-100%</text:p>
          </table:table-cell>
          <table:table-cell table:style-name="ce71" table:formula="of:=([.H219] / MAX([.$D$193]; 1E-018))-1" office:value-type="percentage" office:value="-1" calcext:value-type="percentage">
            <text:p>-100%</text:p>
          </table:table-cell>
          <table:table-cell table:style-name="ce71" table:formula="of:=([.I21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20] / MAX([.$D$193]; 1E-018))-1" office:value-type="percentage" office:value="1.1" calcext:value-type="percentage">
            <text:p>110%</text:p>
          </table:table-cell>
          <table:table-cell table:style-name="ce71" table:formula="of:=([.E220] / MAX([.$D$193]; 1E-018))-1" office:value-type="percentage" office:value="0.679999999999999" calcext:value-type="percentage">
            <text:p>68%</text:p>
          </table:table-cell>
          <table:table-cell table:style-name="ce71" table:formula="of:=([.F220] / MAX([.$D$193]; 1E-018))-1" office:value-type="percentage" office:value="-1" calcext:value-type="percentage">
            <text:p>-100%</text:p>
          </table:table-cell>
          <table:table-cell table:style-name="ce71" table:formula="of:=([.G220] / MAX([.$D$193]; 1E-018))-1" office:value-type="percentage" office:value="-1" calcext:value-type="percentage">
            <text:p>-100%</text:p>
          </table:table-cell>
          <table:table-cell table:style-name="ce71" table:formula="of:=([.H220] / MAX([.$D$193]; 1E-018))-1" office:value-type="percentage" office:value="-1" calcext:value-type="percentage">
            <text:p>-100%</text:p>
          </table:table-cell>
          <table:table-cell table:style-name="ce71" table:formula="of:=([.I22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21] / MAX([.$D$193]; 1E-018))-1" office:value-type="percentage" office:value="1.25" calcext:value-type="percentage">
            <text:p>125%</text:p>
          </table:table-cell>
          <table:table-cell table:style-name="ce71" table:formula="of:=([.E221] / MAX([.$D$193]; 1E-018))-1" office:value-type="percentage" office:value="0.8" calcext:value-type="percentage">
            <text:p>80%</text:p>
          </table:table-cell>
          <table:table-cell table:style-name="ce71" table:formula="of:=([.F221] / MAX([.$D$193]; 1E-018))-1" office:value-type="percentage" office:value="-1" calcext:value-type="percentage">
            <text:p>-100%</text:p>
          </table:table-cell>
          <table:table-cell table:style-name="ce71" table:formula="of:=([.G221] / MAX([.$D$193]; 1E-018))-1" office:value-type="percentage" office:value="-1" calcext:value-type="percentage">
            <text:p>-100%</text:p>
          </table:table-cell>
          <table:table-cell table:style-name="ce71" table:formula="of:=([.H221] / MAX([.$D$193]; 1E-018))-1" office:value-type="percentage" office:value="-1" calcext:value-type="percentage">
            <text:p>-100%</text:p>
          </table:table-cell>
          <table:table-cell table:style-name="ce71" table:formula="of:=([.I22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22] / MAX([.$D$193]; 1E-018))-1" office:value-type="percentage" office:value="0.65" calcext:value-type="percentage">
            <text:p>65%</text:p>
          </table:table-cell>
          <table:table-cell table:style-name="ce71" table:formula="of:=([.E222] / MAX([.$D$193]; 1E-018))-1" office:value-type="percentage" office:value="0.32" calcext:value-type="percentage">
            <text:p>32%</text:p>
          </table:table-cell>
          <table:table-cell table:style-name="ce71" table:formula="of:=([.F222] / MAX([.$D$193]; 1E-018))-1" office:value-type="percentage" office:value="-1" calcext:value-type="percentage">
            <text:p>-100%</text:p>
          </table:table-cell>
          <table:table-cell table:style-name="ce71" table:formula="of:=([.G222] / MAX([.$D$193]; 1E-018))-1" office:value-type="percentage" office:value="-1" calcext:value-type="percentage">
            <text:p>-100%</text:p>
          </table:table-cell>
          <table:table-cell table:style-name="ce71" table:formula="of:=([.H222] / MAX([.$D$193]; 1E-018))-1" office:value-type="percentage" office:value="-1" calcext:value-type="percentage">
            <text:p>-100%</text:p>
          </table:table-cell>
          <table:table-cell table:style-name="ce71" table:formula="of:=([.I22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23] / MAX([.$D$193]; 1E-018))-1" office:value-type="percentage" office:value="1.4" calcext:value-type="percentage">
            <text:p>140%</text:p>
          </table:table-cell>
          <table:table-cell table:style-name="ce71" table:formula="of:=([.E223] / MAX([.$D$193]; 1E-018))-1" office:value-type="percentage" office:value="0.92" calcext:value-type="percentage">
            <text:p>92%</text:p>
          </table:table-cell>
          <table:table-cell table:style-name="ce71" table:formula="of:=([.F223] / MAX([.$D$193]; 1E-018))-1" office:value-type="percentage" office:value="-1" calcext:value-type="percentage">
            <text:p>-100%</text:p>
          </table:table-cell>
          <table:table-cell table:style-name="ce71" table:formula="of:=([.G223] / MAX([.$D$193]; 1E-018))-1" office:value-type="percentage" office:value="-1" calcext:value-type="percentage">
            <text:p>-100%</text:p>
          </table:table-cell>
          <table:table-cell table:style-name="ce71" table:formula="of:=([.H223] / MAX([.$D$193]; 1E-018))-1" office:value-type="percentage" office:value="-1" calcext:value-type="percentage">
            <text:p>-100%</text:p>
          </table:table-cell>
          <table:table-cell table:style-name="ce71" table:formula="of:=([.I22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24] / MAX([.$D$193]; 1E-018))-1" office:value-type="percentage" office:value="1.6" calcext:value-type="percentage">
            <text:p>160%</text:p>
          </table:table-cell>
          <table:table-cell table:style-name="ce71" table:formula="of:=([.E224] / MAX([.$D$193]; 1E-018))-1" office:value-type="percentage" office:value="1.08" calcext:value-type="percentage">
            <text:p>108%</text:p>
          </table:table-cell>
          <table:table-cell table:style-name="ce71" table:formula="of:=([.F224] / MAX([.$D$193]; 1E-018))-1" office:value-type="percentage" office:value="-1" calcext:value-type="percentage">
            <text:p>-100%</text:p>
          </table:table-cell>
          <table:table-cell table:style-name="ce71" table:formula="of:=([.G224] / MAX([.$D$193]; 1E-018))-1" office:value-type="percentage" office:value="-1" calcext:value-type="percentage">
            <text:p>-100%</text:p>
          </table:table-cell>
          <table:table-cell table:style-name="ce71" table:formula="of:=([.H224] / MAX([.$D$193]; 1E-018))-1" office:value-type="percentage" office:value="-1" calcext:value-type="percentage">
            <text:p>-100%</text:p>
          </table:table-cell>
          <table:table-cell table:style-name="ce71" table:formula="of:=([.I22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25] / MAX([.$D$193]; 1E-018))-1" office:value-type="percentage" office:value="0.62" calcext:value-type="percentage">
            <text:p>62%</text:p>
          </table:table-cell>
          <table:table-cell table:style-name="ce71" table:formula="of:=([.E225] / MAX([.$D$193]; 1E-018))-1" office:value-type="percentage" office:value="0.296" calcext:value-type="percentage">
            <text:p>30%</text:p>
          </table:table-cell>
          <table:table-cell table:style-name="ce71" table:formula="of:=([.F225] / MAX([.$D$193]; 1E-018))-1" office:value-type="percentage" office:value="-1" calcext:value-type="percentage">
            <text:p>-100%</text:p>
          </table:table-cell>
          <table:table-cell table:style-name="ce71" table:formula="of:=([.G225] / MAX([.$D$193]; 1E-018))-1" office:value-type="percentage" office:value="-1" calcext:value-type="percentage">
            <text:p>-100%</text:p>
          </table:table-cell>
          <table:table-cell table:style-name="ce71" table:formula="of:=([.H225] / MAX([.$D$193]; 1E-018))-1" office:value-type="percentage" office:value="-1" calcext:value-type="percentage">
            <text:p>-100%</text:p>
          </table:table-cell>
          <table:table-cell table:style-name="ce71" table:formula="of:=([.I22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26] / MAX([.$D$193]; 1E-018))-1" office:value-type="percentage" office:value="1.175" calcext:value-type="percentage">
            <text:p>118%</text:p>
          </table:table-cell>
          <table:table-cell table:style-name="ce71" table:formula="of:=([.E226] / MAX([.$D$193]; 1E-018))-1" office:value-type="percentage" office:value="0.74" calcext:value-type="percentage">
            <text:p>74%</text:p>
          </table:table-cell>
          <table:table-cell table:style-name="ce71" table:formula="of:=([.F226] / MAX([.$D$193]; 1E-018))-1" office:value-type="percentage" office:value="-1" calcext:value-type="percentage">
            <text:p>-100%</text:p>
          </table:table-cell>
          <table:table-cell table:style-name="ce71" table:formula="of:=([.G226] / MAX([.$D$193]; 1E-018))-1" office:value-type="percentage" office:value="-1" calcext:value-type="percentage">
            <text:p>-100%</text:p>
          </table:table-cell>
          <table:table-cell table:style-name="ce71" table:formula="of:=([.H226] / MAX([.$D$193]; 1E-018))-1" office:value-type="percentage" office:value="-1" calcext:value-type="percentage">
            <text:p>-100%</text:p>
          </table:table-cell>
          <table:table-cell table:style-name="ce71" table:formula="of:=([.I22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27] / MAX([.$D$193]; 1E-018))-1" office:value-type="percentage" office:value="1.325" calcext:value-type="percentage">
            <text:p>133%</text:p>
          </table:table-cell>
          <table:table-cell table:style-name="ce71" table:formula="of:=([.E227] / MAX([.$D$193]; 1E-018))-1" office:value-type="percentage" office:value="0.86" calcext:value-type="percentage">
            <text:p>86%</text:p>
          </table:table-cell>
          <table:table-cell table:style-name="ce71" table:formula="of:=([.F227] / MAX([.$D$193]; 1E-018))-1" office:value-type="percentage" office:value="-1" calcext:value-type="percentage">
            <text:p>-100%</text:p>
          </table:table-cell>
          <table:table-cell table:style-name="ce71" table:formula="of:=([.G227] / MAX([.$D$193]; 1E-018))-1" office:value-type="percentage" office:value="-1" calcext:value-type="percentage">
            <text:p>-100%</text:p>
          </table:table-cell>
          <table:table-cell table:style-name="ce71" table:formula="of:=([.H227] / MAX([.$D$193]; 1E-018))-1" office:value-type="percentage" office:value="-1" calcext:value-type="percentage">
            <text:p>-100%</text:p>
          </table:table-cell>
          <table:table-cell table:style-name="ce71" table:formula="of:=([.I22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28] / MAX([.$D$193]; 1E-018))-1" office:value-type="percentage" office:value="3.2" calcext:value-type="percentage">
            <text:p>320%</text:p>
          </table:table-cell>
          <table:table-cell table:style-name="ce71" table:formula="of:=([.E228] / MAX([.$D$193]; 1E-018))-1" office:value-type="percentage" office:value="2.36" calcext:value-type="percentage">
            <text:p>236%</text:p>
          </table:table-cell>
          <table:table-cell table:style-name="ce71" table:formula="of:=([.F228] / MAX([.$D$193]; 1E-018))-1" office:value-type="percentage" office:value="-1" calcext:value-type="percentage">
            <text:p>-100%</text:p>
          </table:table-cell>
          <table:table-cell table:style-name="ce71" table:formula="of:=([.G228] / MAX([.$D$193]; 1E-018))-1" office:value-type="percentage" office:value="-1" calcext:value-type="percentage">
            <text:p>-100%</text:p>
          </table:table-cell>
          <table:table-cell table:style-name="ce71" table:formula="of:=([.H228] / MAX([.$D$193]; 1E-018))-1" office:value-type="percentage" office:value="-1" calcext:value-type="percentage">
            <text:p>-100%</text:p>
          </table:table-cell>
          <table:table-cell table:style-name="ce71" table:formula="of:=([.I22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29] / MAX([.$D$193]; 1E-018))-1" office:value-type="percentage" office:value="3.5" calcext:value-type="percentage">
            <text:p>350%</text:p>
          </table:table-cell>
          <table:table-cell table:style-name="ce71" table:formula="of:=([.E229] / MAX([.$D$193]; 1E-018))-1" office:value-type="percentage" office:value="2.6" calcext:value-type="percentage">
            <text:p>260%</text:p>
          </table:table-cell>
          <table:table-cell table:style-name="ce71" table:formula="of:=([.F229] / MAX([.$D$193]; 1E-018))-1" office:value-type="percentage" office:value="-1" calcext:value-type="percentage">
            <text:p>-100%</text:p>
          </table:table-cell>
          <table:table-cell table:style-name="ce71" table:formula="of:=([.G229] / MAX([.$D$193]; 1E-018))-1" office:value-type="percentage" office:value="-1" calcext:value-type="percentage">
            <text:p>-100%</text:p>
          </table:table-cell>
          <table:table-cell table:style-name="ce71" table:formula="of:=([.H229] / MAX([.$D$193]; 1E-018))-1" office:value-type="percentage" office:value="-1" calcext:value-type="percentage">
            <text:p>-100%</text:p>
          </table:table-cell>
          <table:table-cell table:style-name="ce71" table:formula="of:=([.I22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30] / MAX([.$D$193]; 1E-018))-1" office:value-type="percentage" office:value="3.8" calcext:value-type="percentage">
            <text:p>380%</text:p>
          </table:table-cell>
          <table:table-cell table:style-name="ce71" table:formula="of:=([.E230] / MAX([.$D$193]; 1E-018))-1" office:value-type="percentage" office:value="2.84" calcext:value-type="percentage">
            <text:p>284%</text:p>
          </table:table-cell>
          <table:table-cell table:style-name="ce71" table:formula="of:=([.F230] / MAX([.$D$193]; 1E-018))-1" office:value-type="percentage" office:value="-1" calcext:value-type="percentage">
            <text:p>-100%</text:p>
          </table:table-cell>
          <table:table-cell table:style-name="ce71" table:formula="of:=([.G230] / MAX([.$D$193]; 1E-018))-1" office:value-type="percentage" office:value="-1" calcext:value-type="percentage">
            <text:p>-100%</text:p>
          </table:table-cell>
          <table:table-cell table:style-name="ce71" table:formula="of:=([.H230] / MAX([.$D$193]; 1E-018))-1" office:value-type="percentage" office:value="-1" calcext:value-type="percentage">
            <text:p>-100%</text:p>
          </table:table-cell>
          <table:table-cell table:style-name="ce71" table:formula="of:=([.I23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31] / MAX([.$D$193]; 1E-018))-1" office:value-type="percentage" office:value="5.6" calcext:value-type="percentage">
            <text:p>560%</text:p>
          </table:table-cell>
          <table:table-cell table:style-name="ce71" table:formula="of:=([.E231] / MAX([.$D$193]; 1E-018))-1" office:value-type="percentage" office:value="4.28" calcext:value-type="percentage">
            <text:p>428%</text:p>
          </table:table-cell>
          <table:table-cell table:style-name="ce71" table:formula="of:=([.F231] / MAX([.$D$193]; 1E-018))-1" office:value-type="percentage" office:value="-1" calcext:value-type="percentage">
            <text:p>-100%</text:p>
          </table:table-cell>
          <table:table-cell table:style-name="ce71" table:formula="of:=([.G231] / MAX([.$D$193]; 1E-018))-1" office:value-type="percentage" office:value="-1" calcext:value-type="percentage">
            <text:p>-100%</text:p>
          </table:table-cell>
          <table:table-cell table:style-name="ce71" table:formula="of:=([.H231] / MAX([.$D$193]; 1E-018))-1" office:value-type="percentage" office:value="-1" calcext:value-type="percentage">
            <text:p>-100%</text:p>
          </table:table-cell>
          <table:table-cell table:style-name="ce71" table:formula="of:=([.I23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32] / MAX([.$D$193]; 1E-018))-1" office:value-type="percentage" office:value="6.2" calcext:value-type="percentage">
            <text:p>620%</text:p>
          </table:table-cell>
          <table:table-cell table:style-name="ce71" table:formula="of:=([.E232] / MAX([.$D$193]; 1E-018))-1" office:value-type="percentage" office:value="4.76" calcext:value-type="percentage">
            <text:p>476%</text:p>
          </table:table-cell>
          <table:table-cell table:style-name="ce71" table:formula="of:=([.F232] / MAX([.$D$193]; 1E-018))-1" office:value-type="percentage" office:value="-1" calcext:value-type="percentage">
            <text:p>-100%</text:p>
          </table:table-cell>
          <table:table-cell table:style-name="ce71" table:formula="of:=([.G232] / MAX([.$D$193]; 1E-018))-1" office:value-type="percentage" office:value="-1" calcext:value-type="percentage">
            <text:p>-100%</text:p>
          </table:table-cell>
          <table:table-cell table:style-name="ce71" table:formula="of:=([.H232] / MAX([.$D$193]; 1E-018))-1" office:value-type="percentage" office:value="-1" calcext:value-type="percentage">
            <text:p>-100%</text:p>
          </table:table-cell>
          <table:table-cell table:style-name="ce71" table:formula="of:=([.I23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1" table:formula="of:=([.D233] / MAX([.$D$193]; 1E-018))-1" office:value-type="percentage" office:value="6.8" calcext:value-type="percentage">
            <text:p>680%</text:p>
          </table:table-cell>
          <table:table-cell table:style-name="ce71" table:formula="of:=([.E233] / MAX([.$D$193]; 1E-018))-1" office:value-type="percentage" office:value="5.24" calcext:value-type="percentage">
            <text:p>524%</text:p>
          </table:table-cell>
          <table:table-cell table:style-name="ce71" table:formula="of:=([.F233] / MAX([.$D$193]; 1E-018))-1" office:value-type="percentage" office:value="-1" calcext:value-type="percentage">
            <text:p>-100%</text:p>
          </table:table-cell>
          <table:table-cell table:style-name="ce71" table:formula="of:=([.G233] / MAX([.$D$193]; 1E-018))-1" office:value-type="percentage" office:value="-1" calcext:value-type="percentage">
            <text:p>-100%</text:p>
          </table:table-cell>
          <table:table-cell table:style-name="ce71" table:formula="of:=([.H233] / MAX([.$D$193]; 1E-018))-1" office:value-type="percentage" office:value="-1" calcext:value-type="percentage">
            <text:p>-100%</text:p>
          </table:table-cell>
          <table:table-cell table:style-name="ce71" table:formula="of:=([.I23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34] / MAX([.$D$193]; 1E-018))-1" office:value-type="percentage" office:value="2.3" calcext:value-type="percentage">
            <text:p>230%</text:p>
          </table:table-cell>
          <table:table-cell table:style-name="ce71" table:formula="of:=([.E234] / MAX([.$D$193]; 1E-018))-1" office:value-type="percentage" office:value="1.64" calcext:value-type="percentage">
            <text:p>164%</text:p>
          </table:table-cell>
          <table:table-cell table:style-name="ce71" table:formula="of:=([.F234] / MAX([.$D$193]; 1E-018))-1" office:value-type="percentage" office:value="-1" calcext:value-type="percentage">
            <text:p>-100%</text:p>
          </table:table-cell>
          <table:table-cell table:style-name="ce71" table:formula="of:=([.G234] / MAX([.$D$193]; 1E-018))-1" office:value-type="percentage" office:value="-1" calcext:value-type="percentage">
            <text:p>-100%</text:p>
          </table:table-cell>
          <table:table-cell table:style-name="ce71" table:formula="of:=([.H234] / MAX([.$D$193]; 1E-018))-1" office:value-type="percentage" office:value="-1" calcext:value-type="percentage">
            <text:p>-100%</text:p>
          </table:table-cell>
          <table:table-cell table:style-name="ce71" table:formula="of:=([.I23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35] / MAX([.$D$193]; 1E-018))-1" office:value-type="percentage" office:value="2.6" calcext:value-type="percentage">
            <text:p>260%</text:p>
          </table:table-cell>
          <table:table-cell table:style-name="ce71" table:formula="of:=([.E235] / MAX([.$D$193]; 1E-018))-1" office:value-type="percentage" office:value="1.88" calcext:value-type="percentage">
            <text:p>188%</text:p>
          </table:table-cell>
          <table:table-cell table:style-name="ce71" table:formula="of:=([.F235] / MAX([.$D$193]; 1E-018))-1" office:value-type="percentage" office:value="-1" calcext:value-type="percentage">
            <text:p>-100%</text:p>
          </table:table-cell>
          <table:table-cell table:style-name="ce71" table:formula="of:=([.G235] / MAX([.$D$193]; 1E-018))-1" office:value-type="percentage" office:value="-1" calcext:value-type="percentage">
            <text:p>-100%</text:p>
          </table:table-cell>
          <table:table-cell table:style-name="ce71" table:formula="of:=([.H235] / MAX([.$D$193]; 1E-018))-1" office:value-type="percentage" office:value="-1" calcext:value-type="percentage">
            <text:p>-100%</text:p>
          </table:table-cell>
          <table:table-cell table:style-name="ce71" table:formula="of:=([.I23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1" table:formula="of:=([.D236] / MAX([.$D$193]; 1E-018))-1" office:value-type="percentage" office:value="2.9" calcext:value-type="percentage">
            <text:p>290%</text:p>
          </table:table-cell>
          <table:table-cell table:style-name="ce71" table:formula="of:=([.E236] / MAX([.$D$193]; 1E-018))-1" office:value-type="percentage" office:value="2.12" calcext:value-type="percentage">
            <text:p>212%</text:p>
          </table:table-cell>
          <table:table-cell table:style-name="ce71" table:formula="of:=([.F236] / MAX([.$D$193]; 1E-018))-1" office:value-type="percentage" office:value="-1" calcext:value-type="percentage">
            <text:p>-100%</text:p>
          </table:table-cell>
          <table:table-cell table:style-name="ce71" table:formula="of:=([.G236] / MAX([.$D$193]; 1E-018))-1" office:value-type="percentage" office:value="-1" calcext:value-type="percentage">
            <text:p>-100%</text:p>
          </table:table-cell>
          <table:table-cell table:style-name="ce71" table:formula="of:=([.H236] / MAX([.$D$193]; 1E-018))-1" office:value-type="percentage" office:value="-1" calcext:value-type="percentage">
            <text:p>-100%</text:p>
          </table:table-cell>
          <table:table-cell table:style-name="ce71" table:formula="of:=([.I23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8" table:formula="of:=([.D193] / MAX([.$E$193]; 1E-018))-1" office:value-type="percentage" office:value="0.25" calcext:value-type="percentage">
            <text:p>25%</text:p>
          </table:table-cell>
          <table:table-cell table:style-name="ce58" table:formula="of:=([.E193] / MAX([.$E$193]; 1E-018))-1" office:value-type="percentage" office:value="0" calcext:value-type="percentage">
            <text:p>0%</text:p>
          </table:table-cell>
          <table:table-cell table:style-name="ce58" table:formula="of:=([.F193] / MAX([.$E$193]; 1E-018))-1" office:value-type="percentage" office:value="-1" calcext:value-type="percentage">
            <text:p>-100%</text:p>
          </table:table-cell>
          <table:table-cell table:style-name="ce58" table:formula="of:=([.G193] / MAX([.$E$193]; 1E-018))-1" office:value-type="percentage" office:value="-1" calcext:value-type="percentage">
            <text:p>-100%</text:p>
          </table:table-cell>
          <table:table-cell table:style-name="ce58" table:formula="of:=([.H193] / MAX([.$E$193]; 1E-018))-1" office:value-type="percentage" office:value="-1" calcext:value-type="percentage">
            <text:p>-100%</text:p>
          </table:table-cell>
          <table:table-cell table:style-name="ce58" table:formula="of:=([.I19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194] / MAX([.$E$193]; 1E-018))-1" office:value-type="percentage" office:value="0.5625" calcext:value-type="percentage">
            <text:p>56%</text:p>
          </table:table-cell>
          <table:table-cell table:style-name="ce58" table:formula="of:=([.E194] / MAX([.$E$193]; 1E-018))-1" office:value-type="percentage" office:value="0.25" calcext:value-type="percentage">
            <text:p>25%</text:p>
          </table:table-cell>
          <table:table-cell table:style-name="ce58" table:formula="of:=([.F194] / MAX([.$E$193]; 1E-018))-1" office:value-type="percentage" office:value="-1" calcext:value-type="percentage">
            <text:p>-100%</text:p>
          </table:table-cell>
          <table:table-cell table:style-name="ce58" table:formula="of:=([.G194] / MAX([.$E$193]; 1E-018))-1" office:value-type="percentage" office:value="-1" calcext:value-type="percentage">
            <text:p>-100%</text:p>
          </table:table-cell>
          <table:table-cell table:style-name="ce58" table:formula="of:=([.H194] / MAX([.$E$193]; 1E-018))-1" office:value-type="percentage" office:value="-1" calcext:value-type="percentage">
            <text:p>-100%</text:p>
          </table:table-cell>
          <table:table-cell table:style-name="ce58" table:formula="of:=([.I19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195] / MAX([.$E$193]; 1E-018))-1" office:value-type="percentage" office:value="1.5" calcext:value-type="percentage">
            <text:p>150%</text:p>
          </table:table-cell>
          <table:table-cell table:style-name="ce58" table:formula="of:=([.E195] / MAX([.$E$193]; 1E-018))-1" office:value-type="percentage" office:value="1" calcext:value-type="percentage">
            <text:p>100%</text:p>
          </table:table-cell>
          <table:table-cell table:style-name="ce58" table:formula="of:=([.F195] / MAX([.$E$193]; 1E-018))-1" office:value-type="percentage" office:value="-1" calcext:value-type="percentage">
            <text:p>-100%</text:p>
          </table:table-cell>
          <table:table-cell table:style-name="ce58" table:formula="of:=([.G195] / MAX([.$E$193]; 1E-018))-1" office:value-type="percentage" office:value="-1" calcext:value-type="percentage">
            <text:p>-100%</text:p>
          </table:table-cell>
          <table:table-cell table:style-name="ce58" table:formula="of:=([.H195] / MAX([.$E$193]; 1E-018))-1" office:value-type="percentage" office:value="-1" calcext:value-type="percentage">
            <text:p>-100%</text:p>
          </table:table-cell>
          <table:table-cell table:style-name="ce58" table:formula="of:=([.I19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196] / MAX([.$E$193]; 1E-018))-1" office:value-type="percentage" office:value="2.75" calcext:value-type="percentage">
            <text:p>275%</text:p>
          </table:table-cell>
          <table:table-cell table:style-name="ce58" table:formula="of:=([.E196] / MAX([.$E$193]; 1E-018))-1" office:value-type="percentage" office:value="2" calcext:value-type="percentage">
            <text:p>200%</text:p>
          </table:table-cell>
          <table:table-cell table:style-name="ce58" table:formula="of:=([.F196] / MAX([.$E$193]; 1E-018))-1" office:value-type="percentage" office:value="-1" calcext:value-type="percentage">
            <text:p>-100%</text:p>
          </table:table-cell>
          <table:table-cell table:style-name="ce58" table:formula="of:=([.G196] / MAX([.$E$193]; 1E-018))-1" office:value-type="percentage" office:value="-1" calcext:value-type="percentage">
            <text:p>-100%</text:p>
          </table:table-cell>
          <table:table-cell table:style-name="ce58" table:formula="of:=([.H196] / MAX([.$E$193]; 1E-018))-1" office:value-type="percentage" office:value="-1" calcext:value-type="percentage">
            <text:p>-100%</text:p>
          </table:table-cell>
          <table:table-cell table:style-name="ce58" table:formula="of:=([.I19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197] / MAX([.$E$193]; 1E-018))-1" office:value-type="percentage" office:value="0.875" calcext:value-type="percentage">
            <text:p>88%</text:p>
          </table:table-cell>
          <table:table-cell table:style-name="ce58" table:formula="of:=([.E197] / MAX([.$E$193]; 1E-018))-1" office:value-type="percentage" office:value="0.5" calcext:value-type="percentage">
            <text:p>50%</text:p>
          </table:table-cell>
          <table:table-cell table:style-name="ce58" table:formula="of:=([.F197] / MAX([.$E$193]; 1E-018))-1" office:value-type="percentage" office:value="-1" calcext:value-type="percentage">
            <text:p>-100%</text:p>
          </table:table-cell>
          <table:table-cell table:style-name="ce58" table:formula="of:=([.G197] / MAX([.$E$193]; 1E-018))-1" office:value-type="percentage" office:value="-1" calcext:value-type="percentage">
            <text:p>-100%</text:p>
          </table:table-cell>
          <table:table-cell table:style-name="ce58" table:formula="of:=([.H197] / MAX([.$E$193]; 1E-018))-1" office:value-type="percentage" office:value="-1" calcext:value-type="percentage">
            <text:p>-100%</text:p>
          </table:table-cell>
          <table:table-cell table:style-name="ce58" table:formula="of:=([.I19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198] / MAX([.$E$193]; 1E-018))-1" office:value-type="percentage" office:value="0.5" calcext:value-type="percentage">
            <text:p>50%</text:p>
          </table:table-cell>
          <table:table-cell table:style-name="ce58" table:formula="of:=([.E198] / MAX([.$E$193]; 1E-018))-1" office:value-type="percentage" office:value="0.2" calcext:value-type="percentage">
            <text:p>20%</text:p>
          </table:table-cell>
          <table:table-cell table:style-name="ce58" table:formula="of:=([.F198] / MAX([.$E$193]; 1E-018))-1" office:value-type="percentage" office:value="-1" calcext:value-type="percentage">
            <text:p>-100%</text:p>
          </table:table-cell>
          <table:table-cell table:style-name="ce58" table:formula="of:=([.G198] / MAX([.$E$193]; 1E-018))-1" office:value-type="percentage" office:value="-1" calcext:value-type="percentage">
            <text:p>-100%</text:p>
          </table:table-cell>
          <table:table-cell table:style-name="ce58" table:formula="of:=([.H198] / MAX([.$E$193]; 1E-018))-1" office:value-type="percentage" office:value="-1" calcext:value-type="percentage">
            <text:p>-100%</text:p>
          </table:table-cell>
          <table:table-cell table:style-name="ce58" table:formula="of:=([.I19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199] / MAX([.$E$193]; 1E-018))-1" office:value-type="percentage" office:value="0.5" calcext:value-type="percentage">
            <text:p>50%</text:p>
          </table:table-cell>
          <table:table-cell table:style-name="ce58" table:formula="of:=([.E199] / MAX([.$E$193]; 1E-018))-1" office:value-type="percentage" office:value="0.2" calcext:value-type="percentage">
            <text:p>20%</text:p>
          </table:table-cell>
          <table:table-cell table:style-name="ce58" table:formula="of:=([.F199] / MAX([.$E$193]; 1E-018))-1" office:value-type="percentage" office:value="-1" calcext:value-type="percentage">
            <text:p>-100%</text:p>
          </table:table-cell>
          <table:table-cell table:style-name="ce58" table:formula="of:=([.G199] / MAX([.$E$193]; 1E-018))-1" office:value-type="percentage" office:value="-1" calcext:value-type="percentage">
            <text:p>-100%</text:p>
          </table:table-cell>
          <table:table-cell table:style-name="ce58" table:formula="of:=([.H199] / MAX([.$E$193]; 1E-018))-1" office:value-type="percentage" office:value="-1" calcext:value-type="percentage">
            <text:p>-100%</text:p>
          </table:table-cell>
          <table:table-cell table:style-name="ce58" table:formula="of:=([.I19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00] / MAX([.$E$193]; 1E-018))-1" office:value-type="percentage" office:value="0.5" calcext:value-type="percentage">
            <text:p>50%</text:p>
          </table:table-cell>
          <table:table-cell table:style-name="ce58" table:formula="of:=([.E200] / MAX([.$E$193]; 1E-018))-1" office:value-type="percentage" office:value="0.2" calcext:value-type="percentage">
            <text:p>20%</text:p>
          </table:table-cell>
          <table:table-cell table:style-name="ce58" table:formula="of:=([.F200] / MAX([.$E$193]; 1E-018))-1" office:value-type="percentage" office:value="-1" calcext:value-type="percentage">
            <text:p>-100%</text:p>
          </table:table-cell>
          <table:table-cell table:style-name="ce58" table:formula="of:=([.G200] / MAX([.$E$193]; 1E-018))-1" office:value-type="percentage" office:value="-1" calcext:value-type="percentage">
            <text:p>-100%</text:p>
          </table:table-cell>
          <table:table-cell table:style-name="ce58" table:formula="of:=([.H200] / MAX([.$E$193]; 1E-018))-1" office:value-type="percentage" office:value="-1" calcext:value-type="percentage">
            <text:p>-100%</text:p>
          </table:table-cell>
          <table:table-cell table:style-name="ce58" table:formula="of:=([.I20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01] / MAX([.$E$193]; 1E-018))-1" office:value-type="percentage" office:value="0.5" calcext:value-type="percentage">
            <text:p>50%</text:p>
          </table:table-cell>
          <table:table-cell table:style-name="ce58" table:formula="of:=([.E201] / MAX([.$E$193]; 1E-018))-1" office:value-type="percentage" office:value="0.2" calcext:value-type="percentage">
            <text:p>20%</text:p>
          </table:table-cell>
          <table:table-cell table:style-name="ce58" table:formula="of:=([.F201] / MAX([.$E$193]; 1E-018))-1" office:value-type="percentage" office:value="-1" calcext:value-type="percentage">
            <text:p>-100%</text:p>
          </table:table-cell>
          <table:table-cell table:style-name="ce58" table:formula="of:=([.G201] / MAX([.$E$193]; 1E-018))-1" office:value-type="percentage" office:value="-1" calcext:value-type="percentage">
            <text:p>-100%</text:p>
          </table:table-cell>
          <table:table-cell table:style-name="ce58" table:formula="of:=([.H201] / MAX([.$E$193]; 1E-018))-1" office:value-type="percentage" office:value="-1" calcext:value-type="percentage">
            <text:p>-100%</text:p>
          </table:table-cell>
          <table:table-cell table:style-name="ce58" table:formula="of:=([.I20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02] / MAX([.$E$193]; 1E-018))-1" office:value-type="percentage" office:value="0.5625" calcext:value-type="percentage">
            <text:p>56%</text:p>
          </table:table-cell>
          <table:table-cell table:style-name="ce58" table:formula="of:=([.E202] / MAX([.$E$193]; 1E-018))-1" office:value-type="percentage" office:value="0.25" calcext:value-type="percentage">
            <text:p>25%</text:p>
          </table:table-cell>
          <table:table-cell table:style-name="ce58" table:formula="of:=([.F202] / MAX([.$E$193]; 1E-018))-1" office:value-type="percentage" office:value="-1" calcext:value-type="percentage">
            <text:p>-100%</text:p>
          </table:table-cell>
          <table:table-cell table:style-name="ce58" table:formula="of:=([.G202] / MAX([.$E$193]; 1E-018))-1" office:value-type="percentage" office:value="-1" calcext:value-type="percentage">
            <text:p>-100%</text:p>
          </table:table-cell>
          <table:table-cell table:style-name="ce58" table:formula="of:=([.H202] / MAX([.$E$193]; 1E-018))-1" office:value-type="percentage" office:value="-1" calcext:value-type="percentage">
            <text:p>-100%</text:p>
          </table:table-cell>
          <table:table-cell table:style-name="ce58" table:formula="of:=([.I20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03] / MAX([.$E$193]; 1E-018))-1" office:value-type="percentage" office:value="0.875" calcext:value-type="percentage">
            <text:p>88%</text:p>
          </table:table-cell>
          <table:table-cell table:style-name="ce58" table:formula="of:=([.E203] / MAX([.$E$193]; 1E-018))-1" office:value-type="percentage" office:value="0.5" calcext:value-type="percentage">
            <text:p>50%</text:p>
          </table:table-cell>
          <table:table-cell table:style-name="ce58" table:formula="of:=([.F203] / MAX([.$E$193]; 1E-018))-1" office:value-type="percentage" office:value="-1" calcext:value-type="percentage">
            <text:p>-100%</text:p>
          </table:table-cell>
          <table:table-cell table:style-name="ce58" table:formula="of:=([.G203] / MAX([.$E$193]; 1E-018))-1" office:value-type="percentage" office:value="-1" calcext:value-type="percentage">
            <text:p>-100%</text:p>
          </table:table-cell>
          <table:table-cell table:style-name="ce58" table:formula="of:=([.H203] / MAX([.$E$193]; 1E-018))-1" office:value-type="percentage" office:value="-1" calcext:value-type="percentage">
            <text:p>-100%</text:p>
          </table:table-cell>
          <table:table-cell table:style-name="ce58" table:formula="of:=([.I20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04] / MAX([.$E$193]; 1E-018))-1" office:value-type="percentage" office:value="0.375" calcext:value-type="percentage">
            <text:p>38%</text:p>
          </table:table-cell>
          <table:table-cell table:style-name="ce58" table:formula="of:=([.E204] / MAX([.$E$193]; 1E-018))-1" office:value-type="percentage" office:value="0.1" calcext:value-type="percentage">
            <text:p>10%</text:p>
          </table:table-cell>
          <table:table-cell table:style-name="ce58" table:formula="of:=([.F204] / MAX([.$E$193]; 1E-018))-1" office:value-type="percentage" office:value="-1" calcext:value-type="percentage">
            <text:p>-100%</text:p>
          </table:table-cell>
          <table:table-cell table:style-name="ce58" table:formula="of:=([.G204] / MAX([.$E$193]; 1E-018))-1" office:value-type="percentage" office:value="-1" calcext:value-type="percentage">
            <text:p>-100%</text:p>
          </table:table-cell>
          <table:table-cell table:style-name="ce58" table:formula="of:=([.H204] / MAX([.$E$193]; 1E-018))-1" office:value-type="percentage" office:value="-1" calcext:value-type="percentage">
            <text:p>-100%</text:p>
          </table:table-cell>
          <table:table-cell table:style-name="ce58" table:formula="of:=([.I20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05] / MAX([.$E$193]; 1E-018))-1" office:value-type="percentage" office:value="0.5" calcext:value-type="percentage">
            <text:p>50%</text:p>
          </table:table-cell>
          <table:table-cell table:style-name="ce58" table:formula="of:=([.E205] / MAX([.$E$193]; 1E-018))-1" office:value-type="percentage" office:value="0.2" calcext:value-type="percentage">
            <text:p>20%</text:p>
          </table:table-cell>
          <table:table-cell table:style-name="ce58" table:formula="of:=([.F205] / MAX([.$E$193]; 1E-018))-1" office:value-type="percentage" office:value="-1" calcext:value-type="percentage">
            <text:p>-100%</text:p>
          </table:table-cell>
          <table:table-cell table:style-name="ce58" table:formula="of:=([.G205] / MAX([.$E$193]; 1E-018))-1" office:value-type="percentage" office:value="-1" calcext:value-type="percentage">
            <text:p>-100%</text:p>
          </table:table-cell>
          <table:table-cell table:style-name="ce58" table:formula="of:=([.H205] / MAX([.$E$193]; 1E-018))-1" office:value-type="percentage" office:value="-1" calcext:value-type="percentage">
            <text:p>-100%</text:p>
          </table:table-cell>
          <table:table-cell table:style-name="ce58" table:formula="of:=([.I20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06] / MAX([.$E$193]; 1E-018))-1" office:value-type="percentage" office:value="0.625" calcext:value-type="percentage">
            <text:p>63%</text:p>
          </table:table-cell>
          <table:table-cell table:style-name="ce58" table:formula="of:=([.E206] / MAX([.$E$193]; 1E-018))-1" office:value-type="percentage" office:value="0.3" calcext:value-type="percentage">
            <text:p>30%</text:p>
          </table:table-cell>
          <table:table-cell table:style-name="ce58" table:formula="of:=([.F206] / MAX([.$E$193]; 1E-018))-1" office:value-type="percentage" office:value="-1" calcext:value-type="percentage">
            <text:p>-100%</text:p>
          </table:table-cell>
          <table:table-cell table:style-name="ce58" table:formula="of:=([.G206] / MAX([.$E$193]; 1E-018))-1" office:value-type="percentage" office:value="-1" calcext:value-type="percentage">
            <text:p>-100%</text:p>
          </table:table-cell>
          <table:table-cell table:style-name="ce58" table:formula="of:=([.H206] / MAX([.$E$193]; 1E-018))-1" office:value-type="percentage" office:value="-1" calcext:value-type="percentage">
            <text:p>-100%</text:p>
          </table:table-cell>
          <table:table-cell table:style-name="ce58" table:formula="of:=([.I20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8" table:formula="of:=([.D207] / MAX([.$E$193]; 1E-018))-1" office:value-type="percentage" office:value="0.65" calcext:value-type="percentage">
            <text:p>65%</text:p>
          </table:table-cell>
          <table:table-cell table:style-name="ce58" table:formula="of:=([.E207] / MAX([.$E$193]; 1E-018))-1" office:value-type="percentage" office:value="0.32" calcext:value-type="percentage">
            <text:p>32%</text:p>
          </table:table-cell>
          <table:table-cell table:style-name="ce58" table:formula="of:=([.F207] / MAX([.$E$193]; 1E-018))-1" office:value-type="percentage" office:value="-1" calcext:value-type="percentage">
            <text:p>-100%</text:p>
          </table:table-cell>
          <table:table-cell table:style-name="ce58" table:formula="of:=([.G207] / MAX([.$E$193]; 1E-018))-1" office:value-type="percentage" office:value="-1" calcext:value-type="percentage">
            <text:p>-100%</text:p>
          </table:table-cell>
          <table:table-cell table:style-name="ce58" table:formula="of:=([.H207] / MAX([.$E$193]; 1E-018))-1" office:value-type="percentage" office:value="-1" calcext:value-type="percentage">
            <text:p>-100%</text:p>
          </table:table-cell>
          <table:table-cell table:style-name="ce58" table:formula="of:=([.I20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8" table:formula="of:=([.D208] / MAX([.$E$193]; 1E-018))-1" office:value-type="percentage" office:value="1.25" calcext:value-type="percentage">
            <text:p>125%</text:p>
          </table:table-cell>
          <table:table-cell table:style-name="ce58" table:formula="of:=([.E208] / MAX([.$E$193]; 1E-018))-1" office:value-type="percentage" office:value="0.8" calcext:value-type="percentage">
            <text:p>80%</text:p>
          </table:table-cell>
          <table:table-cell table:style-name="ce58" table:formula="of:=([.F208] / MAX([.$E$193]; 1E-018))-1" office:value-type="percentage" office:value="-1" calcext:value-type="percentage">
            <text:p>-100%</text:p>
          </table:table-cell>
          <table:table-cell table:style-name="ce58" table:formula="of:=([.G208] / MAX([.$E$193]; 1E-018))-1" office:value-type="percentage" office:value="-1" calcext:value-type="percentage">
            <text:p>-100%</text:p>
          </table:table-cell>
          <table:table-cell table:style-name="ce58" table:formula="of:=([.H208] / MAX([.$E$193]; 1E-018))-1" office:value-type="percentage" office:value="-1" calcext:value-type="percentage">
            <text:p>-100%</text:p>
          </table:table-cell>
          <table:table-cell table:style-name="ce58" table:formula="of:=([.I20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8" table:formula="of:=([.D209] / MAX([.$E$193]; 1E-018))-1" office:value-type="percentage" office:value="1.4375" calcext:value-type="percentage">
            <text:p>144%</text:p>
          </table:table-cell>
          <table:table-cell table:style-name="ce58" table:formula="of:=([.E209] / MAX([.$E$193]; 1E-018))-1" office:value-type="percentage" office:value="0.95" calcext:value-type="percentage">
            <text:p>95%</text:p>
          </table:table-cell>
          <table:table-cell table:style-name="ce58" table:formula="of:=([.F209] / MAX([.$E$193]; 1E-018))-1" office:value-type="percentage" office:value="-1" calcext:value-type="percentage">
            <text:p>-100%</text:p>
          </table:table-cell>
          <table:table-cell table:style-name="ce58" table:formula="of:=([.G209] / MAX([.$E$193]; 1E-018))-1" office:value-type="percentage" office:value="-1" calcext:value-type="percentage">
            <text:p>-100%</text:p>
          </table:table-cell>
          <table:table-cell table:style-name="ce58" table:formula="of:=([.H209] / MAX([.$E$193]; 1E-018))-1" office:value-type="percentage" office:value="-1" calcext:value-type="percentage">
            <text:p>-100%</text:p>
          </table:table-cell>
          <table:table-cell table:style-name="ce58" table:formula="of:=([.I20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10] / MAX([.$E$193]; 1E-018))-1" office:value-type="percentage" office:value="0.5" calcext:value-type="percentage">
            <text:p>50%</text:p>
          </table:table-cell>
          <table:table-cell table:style-name="ce58" table:formula="of:=([.E210] / MAX([.$E$193]; 1E-018))-1" office:value-type="percentage" office:value="0.2" calcext:value-type="percentage">
            <text:p>20%</text:p>
          </table:table-cell>
          <table:table-cell table:style-name="ce58" table:formula="of:=([.F210] / MAX([.$E$193]; 1E-018))-1" office:value-type="percentage" office:value="-1" calcext:value-type="percentage">
            <text:p>-100%</text:p>
          </table:table-cell>
          <table:table-cell table:style-name="ce58" table:formula="of:=([.G210] / MAX([.$E$193]; 1E-018))-1" office:value-type="percentage" office:value="-1" calcext:value-type="percentage">
            <text:p>-100%</text:p>
          </table:table-cell>
          <table:table-cell table:style-name="ce58" table:formula="of:=([.H210] / MAX([.$E$193]; 1E-018))-1" office:value-type="percentage" office:value="-1" calcext:value-type="percentage">
            <text:p>-100%</text:p>
          </table:table-cell>
          <table:table-cell table:style-name="ce58" table:formula="of:=([.I21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11] / MAX([.$E$193]; 1E-018))-1" office:value-type="percentage" office:value="0.25" calcext:value-type="percentage">
            <text:p>25%</text:p>
          </table:table-cell>
          <table:table-cell table:style-name="ce58" table:formula="of:=([.E211] / MAX([.$E$193]; 1E-018))-1" office:value-type="percentage" office:value="0" calcext:value-type="percentage">
            <text:p>0%</text:p>
          </table:table-cell>
          <table:table-cell table:style-name="ce58" table:formula="of:=([.F211] / MAX([.$E$193]; 1E-018))-1" office:value-type="percentage" office:value="-1" calcext:value-type="percentage">
            <text:p>-100%</text:p>
          </table:table-cell>
          <table:table-cell table:style-name="ce58" table:formula="of:=([.G211] / MAX([.$E$193]; 1E-018))-1" office:value-type="percentage" office:value="-1" calcext:value-type="percentage">
            <text:p>-100%</text:p>
          </table:table-cell>
          <table:table-cell table:style-name="ce58" table:formula="of:=([.H211] / MAX([.$E$193]; 1E-018))-1" office:value-type="percentage" office:value="-1" calcext:value-type="percentage">
            <text:p>-100%</text:p>
          </table:table-cell>
          <table:table-cell table:style-name="ce58" table:formula="of:=([.I21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12] / MAX([.$E$193]; 1E-018))-1" office:value-type="percentage" office:value="0.25" calcext:value-type="percentage">
            <text:p>25%</text:p>
          </table:table-cell>
          <table:table-cell table:style-name="ce58" table:formula="of:=([.E212] / MAX([.$E$193]; 1E-018))-1" office:value-type="percentage" office:value="0" calcext:value-type="percentage">
            <text:p>0%</text:p>
          </table:table-cell>
          <table:table-cell table:style-name="ce58" table:formula="of:=([.F212] / MAX([.$E$193]; 1E-018))-1" office:value-type="percentage" office:value="-1" calcext:value-type="percentage">
            <text:p>-100%</text:p>
          </table:table-cell>
          <table:table-cell table:style-name="ce58" table:formula="of:=([.G212] / MAX([.$E$193]; 1E-018))-1" office:value-type="percentage" office:value="-1" calcext:value-type="percentage">
            <text:p>-100%</text:p>
          </table:table-cell>
          <table:table-cell table:style-name="ce58" table:formula="of:=([.H212] / MAX([.$E$193]; 1E-018))-1" office:value-type="percentage" office:value="-1" calcext:value-type="percentage">
            <text:p>-100%</text:p>
          </table:table-cell>
          <table:table-cell table:style-name="ce58" table:formula="of:=([.I21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13] / MAX([.$E$193]; 1E-018))-1" office:value-type="percentage" office:value="0.0714285714285714" calcext:value-type="percentage">
            <text:p>7%</text:p>
          </table:table-cell>
          <table:table-cell table:style-name="ce58" table:formula="of:=([.E213] / MAX([.$E$193]; 1E-018))-1" office:value-type="percentage" office:value="-0.142857142857143" calcext:value-type="percentage">
            <text:p>-14%</text:p>
          </table:table-cell>
          <table:table-cell table:style-name="ce58" table:formula="of:=([.F213] / MAX([.$E$193]; 1E-018))-1" office:value-type="percentage" office:value="-1" calcext:value-type="percentage">
            <text:p>-100%</text:p>
          </table:table-cell>
          <table:table-cell table:style-name="ce58" table:formula="of:=([.G213] / MAX([.$E$193]; 1E-018))-1" office:value-type="percentage" office:value="-1" calcext:value-type="percentage">
            <text:p>-100%</text:p>
          </table:table-cell>
          <table:table-cell table:style-name="ce58" table:formula="of:=([.H213] / MAX([.$E$193]; 1E-018))-1" office:value-type="percentage" office:value="-1" calcext:value-type="percentage">
            <text:p>-100%</text:p>
          </table:table-cell>
          <table:table-cell table:style-name="ce58" table:formula="of:=([.I21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14] / MAX([.$E$193]; 1E-018))-1" office:value-type="percentage" office:value="0.25" calcext:value-type="percentage">
            <text:p>25%</text:p>
          </table:table-cell>
          <table:table-cell table:style-name="ce58" table:formula="of:=([.E214] / MAX([.$E$193]; 1E-018))-1" office:value-type="percentage" office:value="0" calcext:value-type="percentage">
            <text:p>0%</text:p>
          </table:table-cell>
          <table:table-cell table:style-name="ce58" table:formula="of:=([.F214] / MAX([.$E$193]; 1E-018))-1" office:value-type="percentage" office:value="-1" calcext:value-type="percentage">
            <text:p>-100%</text:p>
          </table:table-cell>
          <table:table-cell table:style-name="ce58" table:formula="of:=([.G214] / MAX([.$E$193]; 1E-018))-1" office:value-type="percentage" office:value="-1" calcext:value-type="percentage">
            <text:p>-100%</text:p>
          </table:table-cell>
          <table:table-cell table:style-name="ce58" table:formula="of:=([.H214] / MAX([.$E$193]; 1E-018))-1" office:value-type="percentage" office:value="-1" calcext:value-type="percentage">
            <text:p>-100%</text:p>
          </table:table-cell>
          <table:table-cell table:style-name="ce58" table:formula="of:=([.I21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15] / MAX([.$E$193]; 1E-018))-1" office:value-type="percentage" office:value="0.5" calcext:value-type="percentage">
            <text:p>50%</text:p>
          </table:table-cell>
          <table:table-cell table:style-name="ce58" table:formula="of:=([.E215] / MAX([.$E$193]; 1E-018))-1" office:value-type="percentage" office:value="0.2" calcext:value-type="percentage">
            <text:p>20%</text:p>
          </table:table-cell>
          <table:table-cell table:style-name="ce58" table:formula="of:=([.F215] / MAX([.$E$193]; 1E-018))-1" office:value-type="percentage" office:value="-1" calcext:value-type="percentage">
            <text:p>-100%</text:p>
          </table:table-cell>
          <table:table-cell table:style-name="ce58" table:formula="of:=([.G215] / MAX([.$E$193]; 1E-018))-1" office:value-type="percentage" office:value="-1" calcext:value-type="percentage">
            <text:p>-100%</text:p>
          </table:table-cell>
          <table:table-cell table:style-name="ce58" table:formula="of:=([.H215] / MAX([.$E$193]; 1E-018))-1" office:value-type="percentage" office:value="-1" calcext:value-type="percentage">
            <text:p>-100%</text:p>
          </table:table-cell>
          <table:table-cell table:style-name="ce58" table:formula="of:=([.I21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16] / MAX([.$E$193]; 1E-018))-1" office:value-type="percentage" office:value="1.0625" calcext:value-type="percentage">
            <text:p>106%</text:p>
          </table:table-cell>
          <table:table-cell table:style-name="ce58" table:formula="of:=([.E216] / MAX([.$E$193]; 1E-018))-1" office:value-type="percentage" office:value="0.65" calcext:value-type="percentage">
            <text:p>65%</text:p>
          </table:table-cell>
          <table:table-cell table:style-name="ce58" table:formula="of:=([.F216] / MAX([.$E$193]; 1E-018))-1" office:value-type="percentage" office:value="-1" calcext:value-type="percentage">
            <text:p>-100%</text:p>
          </table:table-cell>
          <table:table-cell table:style-name="ce58" table:formula="of:=([.G216] / MAX([.$E$193]; 1E-018))-1" office:value-type="percentage" office:value="-1" calcext:value-type="percentage">
            <text:p>-100%</text:p>
          </table:table-cell>
          <table:table-cell table:style-name="ce58" table:formula="of:=([.H216] / MAX([.$E$193]; 1E-018))-1" office:value-type="percentage" office:value="-1" calcext:value-type="percentage">
            <text:p>-100%</text:p>
          </table:table-cell>
          <table:table-cell table:style-name="ce58" table:formula="of:=([.I21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17] / MAX([.$E$193]; 1E-018))-1" office:value-type="percentage" office:value="1.25" calcext:value-type="percentage">
            <text:p>125%</text:p>
          </table:table-cell>
          <table:table-cell table:style-name="ce58" table:formula="of:=([.E217] / MAX([.$E$193]; 1E-018))-1" office:value-type="percentage" office:value="0.8" calcext:value-type="percentage">
            <text:p>80%</text:p>
          </table:table-cell>
          <table:table-cell table:style-name="ce58" table:formula="of:=([.F217] / MAX([.$E$193]; 1E-018))-1" office:value-type="percentage" office:value="-1" calcext:value-type="percentage">
            <text:p>-100%</text:p>
          </table:table-cell>
          <table:table-cell table:style-name="ce58" table:formula="of:=([.G217] / MAX([.$E$193]; 1E-018))-1" office:value-type="percentage" office:value="-1" calcext:value-type="percentage">
            <text:p>-100%</text:p>
          </table:table-cell>
          <table:table-cell table:style-name="ce58" table:formula="of:=([.H217] / MAX([.$E$193]; 1E-018))-1" office:value-type="percentage" office:value="-1" calcext:value-type="percentage">
            <text:p>-100%</text:p>
          </table:table-cell>
          <table:table-cell table:style-name="ce58" table:formula="of:=([.I21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18] / MAX([.$E$193]; 1E-018))-1" office:value-type="percentage" office:value="2.25" calcext:value-type="percentage">
            <text:p>225%</text:p>
          </table:table-cell>
          <table:table-cell table:style-name="ce58" table:formula="of:=([.E218] / MAX([.$E$193]; 1E-018))-1" office:value-type="percentage" office:value="1.6" calcext:value-type="percentage">
            <text:p>160%</text:p>
          </table:table-cell>
          <table:table-cell table:style-name="ce58" table:formula="of:=([.F218] / MAX([.$E$193]; 1E-018))-1" office:value-type="percentage" office:value="-1" calcext:value-type="percentage">
            <text:p>-100%</text:p>
          </table:table-cell>
          <table:table-cell table:style-name="ce58" table:formula="of:=([.G218] / MAX([.$E$193]; 1E-018))-1" office:value-type="percentage" office:value="-1" calcext:value-type="percentage">
            <text:p>-100%</text:p>
          </table:table-cell>
          <table:table-cell table:style-name="ce58" table:formula="of:=([.H218] / MAX([.$E$193]; 1E-018))-1" office:value-type="percentage" office:value="-1" calcext:value-type="percentage">
            <text:p>-100%</text:p>
          </table:table-cell>
          <table:table-cell table:style-name="ce58" table:formula="of:=([.I21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19] / MAX([.$E$193]; 1E-018))-1" office:value-type="percentage" office:value="0.95" calcext:value-type="percentage">
            <text:p>95%</text:p>
          </table:table-cell>
          <table:table-cell table:style-name="ce58" table:formula="of:=([.E219] / MAX([.$E$193]; 1E-018))-1" office:value-type="percentage" office:value="0.56" calcext:value-type="percentage">
            <text:p>56%</text:p>
          </table:table-cell>
          <table:table-cell table:style-name="ce58" table:formula="of:=([.F219] / MAX([.$E$193]; 1E-018))-1" office:value-type="percentage" office:value="-1" calcext:value-type="percentage">
            <text:p>-100%</text:p>
          </table:table-cell>
          <table:table-cell table:style-name="ce58" table:formula="of:=([.G219] / MAX([.$E$193]; 1E-018))-1" office:value-type="percentage" office:value="-1" calcext:value-type="percentage">
            <text:p>-100%</text:p>
          </table:table-cell>
          <table:table-cell table:style-name="ce58" table:formula="of:=([.H219] / MAX([.$E$193]; 1E-018))-1" office:value-type="percentage" office:value="-1" calcext:value-type="percentage">
            <text:p>-100%</text:p>
          </table:table-cell>
          <table:table-cell table:style-name="ce58" table:formula="of:=([.I21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20] / MAX([.$E$193]; 1E-018))-1" office:value-type="percentage" office:value="1.625" calcext:value-type="percentage">
            <text:p>163%</text:p>
          </table:table-cell>
          <table:table-cell table:style-name="ce58" table:formula="of:=([.E220] / MAX([.$E$193]; 1E-018))-1" office:value-type="percentage" office:value="1.1" calcext:value-type="percentage">
            <text:p>110%</text:p>
          </table:table-cell>
          <table:table-cell table:style-name="ce58" table:formula="of:=([.F220] / MAX([.$E$193]; 1E-018))-1" office:value-type="percentage" office:value="-1" calcext:value-type="percentage">
            <text:p>-100%</text:p>
          </table:table-cell>
          <table:table-cell table:style-name="ce58" table:formula="of:=([.G220] / MAX([.$E$193]; 1E-018))-1" office:value-type="percentage" office:value="-1" calcext:value-type="percentage">
            <text:p>-100%</text:p>
          </table:table-cell>
          <table:table-cell table:style-name="ce58" table:formula="of:=([.H220] / MAX([.$E$193]; 1E-018))-1" office:value-type="percentage" office:value="-1" calcext:value-type="percentage">
            <text:p>-100%</text:p>
          </table:table-cell>
          <table:table-cell table:style-name="ce58" table:formula="of:=([.I22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21] / MAX([.$E$193]; 1E-018))-1" office:value-type="percentage" office:value="1.8125" calcext:value-type="percentage">
            <text:p>181%</text:p>
          </table:table-cell>
          <table:table-cell table:style-name="ce58" table:formula="of:=([.E221] / MAX([.$E$193]; 1E-018))-1" office:value-type="percentage" office:value="1.25" calcext:value-type="percentage">
            <text:p>125%</text:p>
          </table:table-cell>
          <table:table-cell table:style-name="ce58" table:formula="of:=([.F221] / MAX([.$E$193]; 1E-018))-1" office:value-type="percentage" office:value="-1" calcext:value-type="percentage">
            <text:p>-100%</text:p>
          </table:table-cell>
          <table:table-cell table:style-name="ce58" table:formula="of:=([.G221] / MAX([.$E$193]; 1E-018))-1" office:value-type="percentage" office:value="-1" calcext:value-type="percentage">
            <text:p>-100%</text:p>
          </table:table-cell>
          <table:table-cell table:style-name="ce58" table:formula="of:=([.H221] / MAX([.$E$193]; 1E-018))-1" office:value-type="percentage" office:value="-1" calcext:value-type="percentage">
            <text:p>-100%</text:p>
          </table:table-cell>
          <table:table-cell table:style-name="ce58" table:formula="of:=([.I22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22] / MAX([.$E$193]; 1E-018))-1" office:value-type="percentage" office:value="1.0625" calcext:value-type="percentage">
            <text:p>106%</text:p>
          </table:table-cell>
          <table:table-cell table:style-name="ce58" table:formula="of:=([.E222] / MAX([.$E$193]; 1E-018))-1" office:value-type="percentage" office:value="0.65" calcext:value-type="percentage">
            <text:p>65%</text:p>
          </table:table-cell>
          <table:table-cell table:style-name="ce58" table:formula="of:=([.F222] / MAX([.$E$193]; 1E-018))-1" office:value-type="percentage" office:value="-1" calcext:value-type="percentage">
            <text:p>-100%</text:p>
          </table:table-cell>
          <table:table-cell table:style-name="ce58" table:formula="of:=([.G222] / MAX([.$E$193]; 1E-018))-1" office:value-type="percentage" office:value="-1" calcext:value-type="percentage">
            <text:p>-100%</text:p>
          </table:table-cell>
          <table:table-cell table:style-name="ce58" table:formula="of:=([.H222] / MAX([.$E$193]; 1E-018))-1" office:value-type="percentage" office:value="-1" calcext:value-type="percentage">
            <text:p>-100%</text:p>
          </table:table-cell>
          <table:table-cell table:style-name="ce58" table:formula="of:=([.I22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23] / MAX([.$E$193]; 1E-018))-1" office:value-type="percentage" office:value="2" calcext:value-type="percentage">
            <text:p>200%</text:p>
          </table:table-cell>
          <table:table-cell table:style-name="ce58" table:formula="of:=([.E223] / MAX([.$E$193]; 1E-018))-1" office:value-type="percentage" office:value="1.4" calcext:value-type="percentage">
            <text:p>140%</text:p>
          </table:table-cell>
          <table:table-cell table:style-name="ce58" table:formula="of:=([.F223] / MAX([.$E$193]; 1E-018))-1" office:value-type="percentage" office:value="-1" calcext:value-type="percentage">
            <text:p>-100%</text:p>
          </table:table-cell>
          <table:table-cell table:style-name="ce58" table:formula="of:=([.G223] / MAX([.$E$193]; 1E-018))-1" office:value-type="percentage" office:value="-1" calcext:value-type="percentage">
            <text:p>-100%</text:p>
          </table:table-cell>
          <table:table-cell table:style-name="ce58" table:formula="of:=([.H223] / MAX([.$E$193]; 1E-018))-1" office:value-type="percentage" office:value="-1" calcext:value-type="percentage">
            <text:p>-100%</text:p>
          </table:table-cell>
          <table:table-cell table:style-name="ce58" table:formula="of:=([.I22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24] / MAX([.$E$193]; 1E-018))-1" office:value-type="percentage" office:value="2.25" calcext:value-type="percentage">
            <text:p>225%</text:p>
          </table:table-cell>
          <table:table-cell table:style-name="ce58" table:formula="of:=([.E224] / MAX([.$E$193]; 1E-018))-1" office:value-type="percentage" office:value="1.6" calcext:value-type="percentage">
            <text:p>160%</text:p>
          </table:table-cell>
          <table:table-cell table:style-name="ce58" table:formula="of:=([.F224] / MAX([.$E$193]; 1E-018))-1" office:value-type="percentage" office:value="-1" calcext:value-type="percentage">
            <text:p>-100%</text:p>
          </table:table-cell>
          <table:table-cell table:style-name="ce58" table:formula="of:=([.G224] / MAX([.$E$193]; 1E-018))-1" office:value-type="percentage" office:value="-1" calcext:value-type="percentage">
            <text:p>-100%</text:p>
          </table:table-cell>
          <table:table-cell table:style-name="ce58" table:formula="of:=([.H224] / MAX([.$E$193]; 1E-018))-1" office:value-type="percentage" office:value="-1" calcext:value-type="percentage">
            <text:p>-100%</text:p>
          </table:table-cell>
          <table:table-cell table:style-name="ce58" table:formula="of:=([.I22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25] / MAX([.$E$193]; 1E-018))-1" office:value-type="percentage" office:value="1.025" calcext:value-type="percentage">
            <text:p>103%</text:p>
          </table:table-cell>
          <table:table-cell table:style-name="ce58" table:formula="of:=([.E225] / MAX([.$E$193]; 1E-018))-1" office:value-type="percentage" office:value="0.62" calcext:value-type="percentage">
            <text:p>62%</text:p>
          </table:table-cell>
          <table:table-cell table:style-name="ce58" table:formula="of:=([.F225] / MAX([.$E$193]; 1E-018))-1" office:value-type="percentage" office:value="-1" calcext:value-type="percentage">
            <text:p>-100%</text:p>
          </table:table-cell>
          <table:table-cell table:style-name="ce58" table:formula="of:=([.G225] / MAX([.$E$193]; 1E-018))-1" office:value-type="percentage" office:value="-1" calcext:value-type="percentage">
            <text:p>-100%</text:p>
          </table:table-cell>
          <table:table-cell table:style-name="ce58" table:formula="of:=([.H225] / MAX([.$E$193]; 1E-018))-1" office:value-type="percentage" office:value="-1" calcext:value-type="percentage">
            <text:p>-100%</text:p>
          </table:table-cell>
          <table:table-cell table:style-name="ce58" table:formula="of:=([.I22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26] / MAX([.$E$193]; 1E-018))-1" office:value-type="percentage" office:value="1.71875" calcext:value-type="percentage">
            <text:p>172%</text:p>
          </table:table-cell>
          <table:table-cell table:style-name="ce58" table:formula="of:=([.E226] / MAX([.$E$193]; 1E-018))-1" office:value-type="percentage" office:value="1.175" calcext:value-type="percentage">
            <text:p>118%</text:p>
          </table:table-cell>
          <table:table-cell table:style-name="ce58" table:formula="of:=([.F226] / MAX([.$E$193]; 1E-018))-1" office:value-type="percentage" office:value="-1" calcext:value-type="percentage">
            <text:p>-100%</text:p>
          </table:table-cell>
          <table:table-cell table:style-name="ce58" table:formula="of:=([.G226] / MAX([.$E$193]; 1E-018))-1" office:value-type="percentage" office:value="-1" calcext:value-type="percentage">
            <text:p>-100%</text:p>
          </table:table-cell>
          <table:table-cell table:style-name="ce58" table:formula="of:=([.H226] / MAX([.$E$193]; 1E-018))-1" office:value-type="percentage" office:value="-1" calcext:value-type="percentage">
            <text:p>-100%</text:p>
          </table:table-cell>
          <table:table-cell table:style-name="ce58" table:formula="of:=([.I22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27] / MAX([.$E$193]; 1E-018))-1" office:value-type="percentage" office:value="1.90625" calcext:value-type="percentage">
            <text:p>191%</text:p>
          </table:table-cell>
          <table:table-cell table:style-name="ce58" table:formula="of:=([.E227] / MAX([.$E$193]; 1E-018))-1" office:value-type="percentage" office:value="1.325" calcext:value-type="percentage">
            <text:p>133%</text:p>
          </table:table-cell>
          <table:table-cell table:style-name="ce58" table:formula="of:=([.F227] / MAX([.$E$193]; 1E-018))-1" office:value-type="percentage" office:value="-1" calcext:value-type="percentage">
            <text:p>-100%</text:p>
          </table:table-cell>
          <table:table-cell table:style-name="ce58" table:formula="of:=([.G227] / MAX([.$E$193]; 1E-018))-1" office:value-type="percentage" office:value="-1" calcext:value-type="percentage">
            <text:p>-100%</text:p>
          </table:table-cell>
          <table:table-cell table:style-name="ce58" table:formula="of:=([.H227] / MAX([.$E$193]; 1E-018))-1" office:value-type="percentage" office:value="-1" calcext:value-type="percentage">
            <text:p>-100%</text:p>
          </table:table-cell>
          <table:table-cell table:style-name="ce58" table:formula="of:=([.I22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28] / MAX([.$E$193]; 1E-018))-1" office:value-type="percentage" office:value="4.25" calcext:value-type="percentage">
            <text:p>425%</text:p>
          </table:table-cell>
          <table:table-cell table:style-name="ce58" table:formula="of:=([.E228] / MAX([.$E$193]; 1E-018))-1" office:value-type="percentage" office:value="3.2" calcext:value-type="percentage">
            <text:p>320%</text:p>
          </table:table-cell>
          <table:table-cell table:style-name="ce58" table:formula="of:=([.F228] / MAX([.$E$193]; 1E-018))-1" office:value-type="percentage" office:value="-1" calcext:value-type="percentage">
            <text:p>-100%</text:p>
          </table:table-cell>
          <table:table-cell table:style-name="ce58" table:formula="of:=([.G228] / MAX([.$E$193]; 1E-018))-1" office:value-type="percentage" office:value="-1" calcext:value-type="percentage">
            <text:p>-100%</text:p>
          </table:table-cell>
          <table:table-cell table:style-name="ce58" table:formula="of:=([.H228] / MAX([.$E$193]; 1E-018))-1" office:value-type="percentage" office:value="-1" calcext:value-type="percentage">
            <text:p>-100%</text:p>
          </table:table-cell>
          <table:table-cell table:style-name="ce58" table:formula="of:=([.I22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29] / MAX([.$E$193]; 1E-018))-1" office:value-type="percentage" office:value="4.625" calcext:value-type="percentage">
            <text:p>463%</text:p>
          </table:table-cell>
          <table:table-cell table:style-name="ce58" table:formula="of:=([.E229] / MAX([.$E$193]; 1E-018))-1" office:value-type="percentage" office:value="3.5" calcext:value-type="percentage">
            <text:p>350%</text:p>
          </table:table-cell>
          <table:table-cell table:style-name="ce58" table:formula="of:=([.F229] / MAX([.$E$193]; 1E-018))-1" office:value-type="percentage" office:value="-1" calcext:value-type="percentage">
            <text:p>-100%</text:p>
          </table:table-cell>
          <table:table-cell table:style-name="ce58" table:formula="of:=([.G229] / MAX([.$E$193]; 1E-018))-1" office:value-type="percentage" office:value="-1" calcext:value-type="percentage">
            <text:p>-100%</text:p>
          </table:table-cell>
          <table:table-cell table:style-name="ce58" table:formula="of:=([.H229] / MAX([.$E$193]; 1E-018))-1" office:value-type="percentage" office:value="-1" calcext:value-type="percentage">
            <text:p>-100%</text:p>
          </table:table-cell>
          <table:table-cell table:style-name="ce58" table:formula="of:=([.I22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8" table:formula="of:=([.D230] / MAX([.$E$193]; 1E-018))-1" office:value-type="percentage" office:value="5" calcext:value-type="percentage">
            <text:p>500%</text:p>
          </table:table-cell>
          <table:table-cell table:style-name="ce58" table:formula="of:=([.E230] / MAX([.$E$193]; 1E-018))-1" office:value-type="percentage" office:value="3.8" calcext:value-type="percentage">
            <text:p>380%</text:p>
          </table:table-cell>
          <table:table-cell table:style-name="ce58" table:formula="of:=([.F230] / MAX([.$E$193]; 1E-018))-1" office:value-type="percentage" office:value="-1" calcext:value-type="percentage">
            <text:p>-100%</text:p>
          </table:table-cell>
          <table:table-cell table:style-name="ce58" table:formula="of:=([.G230] / MAX([.$E$193]; 1E-018))-1" office:value-type="percentage" office:value="-1" calcext:value-type="percentage">
            <text:p>-100%</text:p>
          </table:table-cell>
          <table:table-cell table:style-name="ce58" table:formula="of:=([.H230] / MAX([.$E$193]; 1E-018))-1" office:value-type="percentage" office:value="-1" calcext:value-type="percentage">
            <text:p>-100%</text:p>
          </table:table-cell>
          <table:table-cell table:style-name="ce58" table:formula="of:=([.I23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31] / MAX([.$E$193]; 1E-018))-1" office:value-type="percentage" office:value="7.25" calcext:value-type="percentage">
            <text:p>725%</text:p>
          </table:table-cell>
          <table:table-cell table:style-name="ce58" table:formula="of:=([.E231] / MAX([.$E$193]; 1E-018))-1" office:value-type="percentage" office:value="5.6" calcext:value-type="percentage">
            <text:p>560%</text:p>
          </table:table-cell>
          <table:table-cell table:style-name="ce58" table:formula="of:=([.F231] / MAX([.$E$193]; 1E-018))-1" office:value-type="percentage" office:value="-1" calcext:value-type="percentage">
            <text:p>-100%</text:p>
          </table:table-cell>
          <table:table-cell table:style-name="ce58" table:formula="of:=([.G231] / MAX([.$E$193]; 1E-018))-1" office:value-type="percentage" office:value="-1" calcext:value-type="percentage">
            <text:p>-100%</text:p>
          </table:table-cell>
          <table:table-cell table:style-name="ce58" table:formula="of:=([.H231] / MAX([.$E$193]; 1E-018))-1" office:value-type="percentage" office:value="-1" calcext:value-type="percentage">
            <text:p>-100%</text:p>
          </table:table-cell>
          <table:table-cell table:style-name="ce58" table:formula="of:=([.I23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8" table:formula="of:=([.D232] / MAX([.$E$193]; 1E-018))-1" office:value-type="percentage" office:value="8" calcext:value-type="percentage">
            <text:p>800%</text:p>
          </table:table-cell>
          <table:table-cell table:style-name="ce58" table:formula="of:=([.E232] / MAX([.$E$193]; 1E-018))-1" office:value-type="percentage" office:value="6.2" calcext:value-type="percentage">
            <text:p>620%</text:p>
          </table:table-cell>
          <table:table-cell table:style-name="ce58" table:formula="of:=([.F232] / MAX([.$E$193]; 1E-018))-1" office:value-type="percentage" office:value="-1" calcext:value-type="percentage">
            <text:p>-100%</text:p>
          </table:table-cell>
          <table:table-cell table:style-name="ce58" table:formula="of:=([.G232] / MAX([.$E$193]; 1E-018))-1" office:value-type="percentage" office:value="-1" calcext:value-type="percentage">
            <text:p>-100%</text:p>
          </table:table-cell>
          <table:table-cell table:style-name="ce58" table:formula="of:=([.H232] / MAX([.$E$193]; 1E-018))-1" office:value-type="percentage" office:value="-1" calcext:value-type="percentage">
            <text:p>-100%</text:p>
          </table:table-cell>
          <table:table-cell table:style-name="ce58" table:formula="of:=([.I23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8" table:formula="of:=([.D233] / MAX([.$E$193]; 1E-018))-1" office:value-type="percentage" office:value="8.75" calcext:value-type="percentage">
            <text:p>875%</text:p>
          </table:table-cell>
          <table:table-cell table:style-name="ce58" table:formula="of:=([.E233] / MAX([.$E$193]; 1E-018))-1" office:value-type="percentage" office:value="6.8" calcext:value-type="percentage">
            <text:p>680%</text:p>
          </table:table-cell>
          <table:table-cell table:style-name="ce58" table:formula="of:=([.F233] / MAX([.$E$193]; 1E-018))-1" office:value-type="percentage" office:value="-1" calcext:value-type="percentage">
            <text:p>-100%</text:p>
          </table:table-cell>
          <table:table-cell table:style-name="ce58" table:formula="of:=([.G233] / MAX([.$E$193]; 1E-018))-1" office:value-type="percentage" office:value="-1" calcext:value-type="percentage">
            <text:p>-100%</text:p>
          </table:table-cell>
          <table:table-cell table:style-name="ce58" table:formula="of:=([.H233] / MAX([.$E$193]; 1E-018))-1" office:value-type="percentage" office:value="-1" calcext:value-type="percentage">
            <text:p>-100%</text:p>
          </table:table-cell>
          <table:table-cell table:style-name="ce58" table:formula="of:=([.I23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34] / MAX([.$E$193]; 1E-018))-1" office:value-type="percentage" office:value="3.125" calcext:value-type="percentage">
            <text:p>313%</text:p>
          </table:table-cell>
          <table:table-cell table:style-name="ce58" table:formula="of:=([.E234] / MAX([.$E$193]; 1E-018))-1" office:value-type="percentage" office:value="2.3" calcext:value-type="percentage">
            <text:p>230%</text:p>
          </table:table-cell>
          <table:table-cell table:style-name="ce58" table:formula="of:=([.F234] / MAX([.$E$193]; 1E-018))-1" office:value-type="percentage" office:value="-1" calcext:value-type="percentage">
            <text:p>-100%</text:p>
          </table:table-cell>
          <table:table-cell table:style-name="ce58" table:formula="of:=([.G234] / MAX([.$E$193]; 1E-018))-1" office:value-type="percentage" office:value="-1" calcext:value-type="percentage">
            <text:p>-100%</text:p>
          </table:table-cell>
          <table:table-cell table:style-name="ce58" table:formula="of:=([.H234] / MAX([.$E$193]; 1E-018))-1" office:value-type="percentage" office:value="-1" calcext:value-type="percentage">
            <text:p>-100%</text:p>
          </table:table-cell>
          <table:table-cell table:style-name="ce58" table:formula="of:=([.I23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35] / MAX([.$E$193]; 1E-018))-1" office:value-type="percentage" office:value="3.5" calcext:value-type="percentage">
            <text:p>350%</text:p>
          </table:table-cell>
          <table:table-cell table:style-name="ce58" table:formula="of:=([.E235] / MAX([.$E$193]; 1E-018))-1" office:value-type="percentage" office:value="2.6" calcext:value-type="percentage">
            <text:p>260%</text:p>
          </table:table-cell>
          <table:table-cell table:style-name="ce58" table:formula="of:=([.F235] / MAX([.$E$193]; 1E-018))-1" office:value-type="percentage" office:value="-1" calcext:value-type="percentage">
            <text:p>-100%</text:p>
          </table:table-cell>
          <table:table-cell table:style-name="ce58" table:formula="of:=([.G235] / MAX([.$E$193]; 1E-018))-1" office:value-type="percentage" office:value="-1" calcext:value-type="percentage">
            <text:p>-100%</text:p>
          </table:table-cell>
          <table:table-cell table:style-name="ce58" table:formula="of:=([.H235] / MAX([.$E$193]; 1E-018))-1" office:value-type="percentage" office:value="-1" calcext:value-type="percentage">
            <text:p>-100%</text:p>
          </table:table-cell>
          <table:table-cell table:style-name="ce58" table:formula="of:=([.I23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8" table:formula="of:=([.D236] / MAX([.$E$193]; 1E-018))-1" office:value-type="percentage" office:value="3.875" calcext:value-type="percentage">
            <text:p>388%</text:p>
          </table:table-cell>
          <table:table-cell table:style-name="ce58" table:formula="of:=([.E236] / MAX([.$E$193]; 1E-018))-1" office:value-type="percentage" office:value="2.9" calcext:value-type="percentage">
            <text:p>290%</text:p>
          </table:table-cell>
          <table:table-cell table:style-name="ce58" table:formula="of:=([.F236] / MAX([.$E$193]; 1E-018))-1" office:value-type="percentage" office:value="-1" calcext:value-type="percentage">
            <text:p>-100%</text:p>
          </table:table-cell>
          <table:table-cell table:style-name="ce58" table:formula="of:=([.G236] / MAX([.$E$193]; 1E-018))-1" office:value-type="percentage" office:value="-1" calcext:value-type="percentage">
            <text:p>-100%</text:p>
          </table:table-cell>
          <table:table-cell table:style-name="ce58" table:formula="of:=([.H236] / MAX([.$E$193]; 1E-018))-1" office:value-type="percentage" office:value="-1" calcext:value-type="percentage">
            <text:p>-100%</text:p>
          </table:table-cell>
          <table:table-cell table:style-name="ce58" table:formula="of:=([.I23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hinaTankGattling.D193:ChinaTankGattling.I236">
            <calcext:condition calcext:apply-style-name="ConditionalStyle_1" calcext:value="formula-is([#REF!] &gt; [#REF!])" calcext:base-cell-address="ChinaTankGattling.D193"/>
            <calcext:condition calcext:apply-style-name="ConditionalStyle_2" calcext:value="formula-is([#REF!] &lt; [#REF!])" calcext:base-cell-address="ChinaTankGattling.D193"/>
          </calcext:conditional-format>
          <calcext:conditional-format calcext:target-range-address="ChinaTankGattling.D98:ChinaTankGattling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ChinaTankGattling.D99:ChinaTankGattling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ChinaTankGattling.D100:ChinaTankGattling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ChinaTankGattling.D101:ChinaTankGattling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ChinaTankGattling.D103:ChinaTankGattling.I146">
            <calcext:condition calcext:apply-style-name="ConditionalStyle_1" calcext:value="formula-is([#REF!] &gt; [#REF!])" calcext:base-cell-address="ChinaTankGattling.D103"/>
            <calcext:condition calcext:apply-style-name="ConditionalStyle_2" calcext:value="formula-is([#REF!] &lt; [#REF!])" calcext:base-cell-address="ChinaTankGattling.D103"/>
          </calcext:conditional-format>
          <calcext:conditional-format calcext:target-range-address="ChinaTankGattling.D283:ChinaTankGattling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ChinaTankGattling.D238:ChinaTankGattling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ChinaTankGattling.D328:ChinaTankGattling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ChinaTankGattling.D148:ChinaTankGattling.I191">
            <calcext:condition calcext:apply-style-name="ConditionalStyle_2" calcext:value="formula-is([#REF!] &gt; [#REF!])" calcext:base-cell-address="ChinaTankGattling.D148"/>
            <calcext:condition calcext:apply-style-name="ConditionalStyle_1" calcext:value="formula-is([#REF!] &lt; [#REF!])" calcext:base-cell-address="ChinaTankGattling.D148"/>
          </calcext:conditional-format>
          <calcext:conditional-format calcext:target-range-address="ChinaTankGattling.D51:ChinaTankGattling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ChinaTankGattling.D4:ChinaTankGattling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8:00.454000000</dc:date>
    <meta:editing-cycles>128</meta:editing-cycles>
    <meta:editing-duration>P1DT3H16M17S</meta:editing-duration>
    <meta:generator>LibreOffice/7.3.4.2$Windows_X86_64 LibreOffice_project/728fec16bd5f605073805c3c9e7c4212a0120dc5</meta:generator>
    <meta:document-statistic meta:table-count="2" meta:cell-count="3169" meta:object-count="0"/>
    <meta:user-defined meta:name="AppVersion">15.0000</meta:user-defined>
  </office:meta>
</office:document-meta>
</file>